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SysLow</text:p>
      <text:p text:style-name="P1">Dev Vol Yearly Regular ||Vol: C: - Development ||Zone: ArchivesBu - ArchivesBu ||Step: File Actions started. ||Server: VolRavenPc - <text:s/>started on 2021-11-16 03:15:38 0:00:04</text:p>
      <text:p text:style-name="P1">----------------------------------------------------------</text:p>
      <text:p text:style-name="P1">Zones Processed: </text:p>
      <text:p text:style-name="P1">----------------------------------------------------------</text:p>
      <text:p text:style-name="P1">Volume started.</text:p>
      <text:p text:style-name="P1"><text:s/></text:p>
      <text:p text:style-name="P1">Zone: 1.000000 0.000000 0:00:01 Boot Boot</text:p>
      <text:p text:style-name="P1"><text:tab/>A-( size 0.860818 / actual gap 1.528968 / act size 2.389786) </text:p>
      <text:p text:style-name="P1"><text:tab/>- [begin 0.000000 / <text:s/>zone end 0.860818 / gap used 1.528968 / gap unused 64.141625 / round up 0.010000]</text:p>
      <text:p text:style-name="P1"><text:tab/>A-( size 0.000000 / actual gap 1.464832 / act size 1.464832) </text:p>
      <text:p text:style-name="P1"><text:tab/>- [begin 0.924954 / <text:s/>zone end 0.924954 / gap used 1.464832 / gap unused 64.141564 / round up 0.010000] </text:p>
      <text:p text:style-name="P1">Zone: 2.000000 0.000000 0:00:01 BootData BootData</text:p>
      <text:p text:style-name="P1"><text:tab/>A-( size 0.076526 / actual gap 2.313261 / act size 2.389787) </text:p>
      <text:p text:style-name="P1"><text:tab/>- [begin 2.389786 / <text:s/>zone end 2.466312 / gap used 2.313261 / gap unused 62.676732 / round up 0.010000]</text:p>
      <text:p text:style-name="P1"><text:tab/>A-( size 0.000000 / actual gap 2.313261 / act size 2.313261) </text:p>
      <text:p text:style-name="P1"><text:tab/>- [begin 2.466312 / <text:s/>zone end 2.466312 / gap used 2.313261 / gap unused 62.677157 / round up 0.010000] </text:p>
      <text:p text:style-name="P1">Zone: 3.000000 0.000000 0:00:02 ProgramHints ProgramHints </text:p>
      <text:p text:style-name="P1">Zone: 4.000000 0.000000 0:00:02 ProgramHintsData ProgramHintsData </text:p>
      <text:p text:style-name="P1">Zone: 5.000000 0.000000 0:00:02 Programs Programs</text:p>
      <text:p text:style-name="P1"><text:tab/>A-( size 9.861311 / actual gap 4.477409 / act size 14.338720) </text:p>
      <text:p text:style-name="P1"><text:tab/>- [begin 4.779572 / <text:s/>zone end 14.640883 / gap used 4.477409 / gap unused 60.354686 / round up 0.020000]</text:p>
      <text:p text:style-name="P1"><text:tab/>A-( size 0.000000 / actual gap 4.477400 / act size 4.477400) </text:p>
      <text:p text:style-name="P1"><text:tab/>- [begin 14.640892 / <text:s/>zone end 14.640892 / gap used 4.477400 / gap unused 60.335041 / round up 0.020000] </text:p>
      <text:p text:style-name="P1">Zone: 6.000000 0.000000 0:00:02 ProgramsWindows !ZoneLabelProgramsWidows!</text:p>
      <text:p text:style-name="P1"><text:tab/>A-( size 5.322454 / actual gap 4.236693 / act size 9.559147) </text:p>
      <text:p text:style-name="P1"><text:tab/>- [begin 19.118291 / <text:s/>zone end 24.440745 / gap used 4.236693 / gap unused 55.881149 / round up 0.020000]</text:p>
      <text:p text:style-name="P1"><text:tab/>A-( size 0.000000 / actual gap 4.233280 / act size 4.233280) </text:p>
      <text:p text:style-name="P1"><text:tab/>- [begin 24.444158 / <text:s/>zone end 24.444158 / gap used 4.233280 / gap unused 55.883851 / round up 0.020000] </text:p>
      <text:p text:style-name="P1">Zone: 7.000000 0.000000 0:00:02 ProgramsData ProgramsData</text:p>
      <text:p text:style-name="P1"><text:tab/>A-( size 0.781606 / actual gap 3.997967 / act size 4.779573) </text:p>
      <text:p text:style-name="P1"><text:tab/>- [begin 28.677437 / <text:s/>zone end 29.459043 / gap used 3.997967 / gap unused 51.650572 / round up 0.020000]</text:p>
      <text:p text:style-name="P1"><text:tab/>A-( size 0.000000 / actual gap 3.997816 / act size 3.997816) </text:p>
      <text:p text:style-name="P1"><text:tab/>- [begin 29.459194 / <text:s/>zone end 29.459194 / gap used 3.997816 / gap unused 51.650160 / round up 0.020000] </text:p>
      <text:p text:style-name="P1">Zone: 8.000000 0.000000 0:00:02 IdeScripts IdeScripts</text:p>
      <text:p text:style-name="P1"><text:tab/>A-( size 1.508077 / actual gap 3.271496 / act size 4.779573) </text:p>
      <text:p text:style-name="P1"><text:tab/>- [begin 33.457010 / <text:s/>zone end 34.965087 / gap used 3.271496 / gap unused 47.652306 / round up 0.010000]</text:p>
      <text:p text:style-name="P1"><text:tab/>A-( size 0.000000 / actual gap 0.881702 / act size 0.881702) </text:p>
      <text:p text:style-name="P1"><text:tab/>- [begin 34.965095 / <text:s/>zone end 34.965095 / gap used 0.881702 / gap unused 47.652306 / round up 0.010000] </text:p>
      <text:p text:style-name="P1">Zone: 9.000000 0.000000 0:00:03 DevToDo DevToDo</text:p>
      <text:p text:style-name="P1"><text:tab/>A-( size 5.610547 / actual gap 3.948600 / act size 9.559147) </text:p>
      <text:p text:style-name="P1"><text:tab/>- [begin 35.846796 / <text:s/>zone end 41.457343 / gap used 3.948600 / gap unused 46.768973 / round up 0.010000]</text:p>
      <text:p text:style-name="P1"><text:tab/>A-( size 0.000000 / actual gap 1.558813 / act size 1.558813) </text:p>
      <text:p text:style-name="P1"><text:tab/>- [begin 41.457343 / <text:s/>zone end 41.457343 / gap used 1.558813 / gap unused 46.768973 / round up 0.010000] </text:p>
      <text:p text:style-name="P1">Zone: 10.000000 0.000000 0:00:03 LinksCorp LinksCorp</text:p>
      <text:p text:style-name="P1"><text:soft-page-break/><text:tab/>A-( size 38.841450 / actual gap 4.174707 / act size 43.016157) </text:p>
      <text:p text:style-name="P1"><text:tab/>- [begin 43.016156 / <text:s/>zone end 81.857606 / gap used 4.174707 / gap unused 51.647501 / round up 0.010000]</text:p>
      <text:p text:style-name="P1"><text:tab/>A-( size 0.000000 / actual gap 1.784920 / act size 1.784920) </text:p>
      <text:p text:style-name="P1"><text:tab/>- [begin 81.857606 / <text:s/>zone end 81.857606 / gap used 1.784920 / gap unused 51.647501 / round up 0.010000] </text:p>
      <text:p text:style-name="P1">Zone: 11.000000 0.000000 0:00:03 People People</text:p>
      <text:p text:style-name="P1"><text:tab/>A-( size 12.014571 / actual gap 4.713934 / act size 16.728505) </text:p>
      <text:p text:style-name="P1"><text:tab/>- [begin 83.642526 / <text:s/>zone end 95.657097 / gap used 4.713934 / gap unused 49.911140 / round up 0.020000]</text:p>
      <text:p text:style-name="P1"><text:tab/>A-( size 0.000000 / actual gap 4.713934 / act size 4.713934) </text:p>
      <text:p text:style-name="P1"><text:tab/>- [begin 95.657097 / <text:s/>zone end 95.657097 / gap used 4.713934 / gap unused 49.911140 / round up 0.020000] </text:p>
      <text:p text:style-name="P1">Zone: 12.000000 0.000000 0:00:03 MFT MFT - Master File Table</text:p>
      <text:p text:style-name="P1"><text:tab/>A-( size 0.779457 / actual gap 0.415437 / act size 1.194894) </text:p>
      <text:p text:style-name="P1"><text:tab/>- [begin 100.371031 / <text:s/>zone end 101.150488 / gap used 0.415437 / gap unused 45.145712 / round up 0.005000]</text:p>
      <text:p text:style-name="P1"><text:tab/>A-( size 0.000000 / actual gap 0.412566 / act size 0.412566) </text:p>
      <text:p text:style-name="P1"><text:tab/>- [begin 101.153359 / <text:s/>zone end 101.153359 / gap used 0.412566 / gap unused 45.142841 / round up 0.005000] </text:p>
      <text:p text:style-name="P1">Zone: 13.000000 0.000000 0:00:03 DIR Directories.</text:p>
      <text:p text:style-name="P1"><text:tab/>A-( size 0.072799 / actual gap 5.901668 / act size 5.974467) </text:p>
      <text:p text:style-name="P1"><text:tab/>- [begin 101.565924 / <text:s/>zone end 101.638723 / gap used 5.901668 / gap unused 44.730276 / round up 0.030000]</text:p>
      <text:p text:style-name="P1"><text:tab/>A-( size 0.000000 / actual gap 5.901668 / act size 5.901668) </text:p>
      <text:p text:style-name="P1"><text:tab/>- [begin 101.638723 / <text:s/>zone end 101.638723 / gap used 5.901668 / gap unused 44.730276 / round up 0.030000] </text:p>
      <text:p text:style-name="P1">Zone: 14.000000 0.000000 0:00:03 !ZoneLabelPageHiberDump! !ZoneDescriptionPageHiberDump!</text:p>
      <text:p text:style-name="P1"><text:tab/>A-( size 0.366928 / actual gap 0.000000 / act size 0.366928) </text:p>
      <text:p text:style-name="P1"><text:tab/>- [begin 107.540390 / <text:s/>zone end 107.907318 / gap used 0.000000 / gap unused 38.828609 / round up !ZoneVolRoundUpPageHiberDump!]</text:p>
      <text:p text:style-name="P1"><text:tab/>A-( size 0.000000 / actual gap 0.000000 / act size 0.000000) </text:p>
      <text:p text:style-name="P1"><text:tab/>- [begin 107.907318 / <text:s/>zone end 107.907318 / gap used 0.000000 / gap unused 38.828609 / round up !ZoneVolRoundUpPageHiberDump!] </text:p>
      <text:p text:style-name="P1">Zone: 15.000000 0.000000 0:00:03 Games Games </text:p>
      <text:p text:style-name="P1">Zone: 16.000000 0.000000 0:00:03 Shares Shares</text:p>
      <text:p text:style-name="P1"><text:tab/>A-( size 0.000664 / actual gap 2.022195 / act size 2.022859) </text:p>
      <text:p text:style-name="P1"><text:tab/>- [begin 107.907318 / <text:s/>zone end 107.907982 / gap used 2.022195 / gap unused 38.828609 / round up 0.010000]</text:p>
      <text:p text:style-name="P1"><text:tab/>A-( size 0.000000 / actual gap 2.022195 / act size 2.022195) </text:p>
      <text:p text:style-name="P1"><text:tab/>- [begin 107.907982 / <text:s/>zone end 107.907982 / gap used 2.022195 / gap unused 38.828609 / round up 0.010000] </text:p>
      <text:p text:style-name="P1">Zone: 17.000000 0.000000 0:00:04 SystemOtherData SystemOtherData</text:p>
      <text:p text:style-name="P1"><text:tab/>A-( size 0.026777 / actual gap 2.363010 / act size 2.389787) </text:p>
      <text:p text:style-name="P1"><text:tab/>- [begin 109.930177 / <text:s/>zone end 109.956954 / gap used 2.363010 / gap unused 36.806414 / round up 0.010000]</text:p>
      <text:p text:style-name="P1"><text:tab/>A-( size 0.000000 / actual gap 2.363010 / act size 2.363010) </text:p>
      <text:p text:style-name="P1"><text:tab/>- [begin 109.956954 / <text:s/>zone end 109.956954 / gap used 2.363010 / gap unused 36.806414 / round up 0.010000] </text:p>
      <text:p text:style-name="P1">Zone: 18.000000 0.000000 0:00:04 Reference Reference</text:p>
      <text:p text:style-name="P1"><text:tab/>A-( size 0.000041 / actual gap 2.389746 / act size 2.389787) </text:p>
      <text:p text:style-name="P1"><text:tab/>- [begin 112.319963 / <text:s/>zone end 112.320004 / gap used 2.389746 / gap unused 34.443405 / round up 0.020000]</text:p>
      <text:p text:style-name="P1"><text:tab/>A-( size 0.000000 / actual gap 2.389746 / act size 2.389746) </text:p>
      <text:p text:style-name="P1"><text:tab/>- [begin 112.320004 / <text:s/>zone end 112.320004 / gap used 2.389746 / gap unused 34.443405 / round up 0.020000] </text:p>
      <text:p text:style-name="P1">Zone: 19.000000 0.000000 0:00:04 SpaceHogs SpaceHogs</text:p>
      <text:p text:style-name="P1"><text:tab/>A-( size 43.624270 / actual gap 4.171459 / act size 47.795729) </text:p>
      <text:p text:style-name="P1"><text:tab/>- [begin 114.709750 / <text:s/>zone end 158.334020 / gap used 4.171459 / gap unused 32.327961 / round up 0.020000]</text:p>
      <text:p text:style-name="P1"><text:soft-page-break/><text:tab/>A-( size 0.000000 / actual gap 4.171459 / act size 4.171459) </text:p>
      <text:p text:style-name="P1"><text:tab/>- [begin 158.334020 / <text:s/>zone end 158.334020 / gap used 4.171459 / gap unused 32.327961 / round up 0.020000] </text:p>
      <text:p text:style-name="P1">Zone: 20.000000 0.000000 0:00:04 ArchivesBu ArchivesBu</text:p>
      <text:p text:style-name="P1"><text:tab/>A-( size 47.910852 / actual gap 1.079771 / act size 48.990623) </text:p>
      <text:p text:style-name="P1"><text:tab/>- [begin 162.505479 / <text:s/>zone end 210.416331 / gap used 1.079771 / gap unused 28.562315 / round up 0.005000]</text:p>
      <text:p text:style-name="P1">----------------------------------------------------------</text:p>
      <text:p text:style-name="P1">Zone Processing Step:</text:p>
      <text:p text:style-name="P1">Zone started.</text:p>
      <text:p text:style-name="P1">1.000000 Selecting Files.</text:p>
      <text:p text:style-name="P1">2.000000 Calculating Gap.</text:p>
      <text:p text:style-name="P1">3.000000 File Actions started.</text:p>
      <text:p text:style-name="P1"><text:s text:c="4"/></text:p>
      <text:p text:style-name="P1">----------------------------------------------------------</text:p>
      <text:p text:style-name="P1">----------------------------------------------------------</text:p>
      <text:p text:style-name="P1">Current Zone:</text:p>
      <text:p text:style-name="P1">----------------------------------------------------------</text:p>
      <text:p text:style-name="P1">Zone: 20.000000 ArchivesBu ArchivesBu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47.910852 (20.048173%)</text:p>
      <text:p text:style-name="P1"><text:s text:c="18"/>Gap: 1.079771 (0.451827%)</text:p>
      <text:p text:style-name="P1"><text:s text:c="16"/>Total: 48.990623 (88.500000%)</text:p>
      <text:p text:style-name="P1"/>
      <text:p text:style-name="P1"><text:s text:c="8"/>Files/folders: <text:s text:c="10"/>491,309 (0.022396%) </text:p>
      <text:p text:style-name="P1"><text:s text:c="12"/>Fragments: <text:s text:c="14"/>100 (13.089005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62.505479 (0.000000%)</text:p>
      <text:p text:style-name="P1"><text:s text:c="12"/>Files End: 210.416331</text:p>
      <text:p text:style-name="P1"><text:s text:c="13"/>Zone End: 211.496102 (88.5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0.500000%</text:p>
      <text:p text:style-name="P1"><text:s text:c="12"/>Actual Gap: 0.451827% (1.079771)</text:p>
      <text:p text:style-name="P1"><text:s text:c="17"/></text:p>
      <text:p text:style-name="P1"><text:s text:c="15"/>The desired min gap size. (GapRequested): 0.232764 <text:s/>(Loc) 210.649095</text:p>
      <text:p text:style-name="P1"><text:s text:c="14"/>Must be half the zone size. (GapAdjusted): 0.232764 <text:s/>(---) 210.649095</text:p>
      <text:p text:style-name="P1"><text:s text:c="15"/>Align to the volume evenly. (GapRounded): 1.079771 <text:s/>(---) 211.496102</text:p>
      <text:p text:style-name="P1"><text:s text:c="10"/>The remaining space available. (GapAvailable): 28.562315 <text:s/>(---) 238.978646</text:p>
      <text:p text:style-name="P1"><text:s text:c="6"/>The lower of adjusted and available. (GapCurrent): 1.079771 <text:s/>(---) 211.496102</text:p>
      <text:p text:style-name="P1"><text:s text:c="4"/>(GapCurrent) after any code you inserted. (GapUsed): 1.079771 <text:s/>(---) 211.496102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57311032810.141750 (16.070898%)</text:p>
      <text:p text:style-name="P1"><text:s text:c="19"/>Total Used: 383766208962.559270 (148.013639%)</text:p>
      <text:p text:style-name="P1"><text:s text:c="9"/>Volume Used by Zones: 4422740828.159912 (0.451827%)</text:p>
      <text:p text:style-name="P1"/>
      <text:p text:style-name="P1">Directory and Files Select:</text:p>
      <text:p text:style-name="P1">---------------------------</text:p>
      <text:p text:style-name="P1"># Script: ZoneDo ZoneTypeSelectArchivesBu</text:p>
      <text:p text:style-name="P1"># ArchivesBu start.</text:p>
      <text:p text:style-name="P1"><text:soft-page-break/>all</text:p>
      <text:p text:style-name="P1"># ArchivesBu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----------------------------------------------------------</text:p>
      <text:p text:style-name="P1">Volume Statistics:</text:p>
      <text:p text:style-name="P1">----------------------------------------------------------</text:p>
      <text:p text:style-name="P1">VOLUME: C: !VolumeDescription</text:p>
      <text:p text:style-name="P1">!.</text:p>
      <text:p text:style-name="P1">.</text:p>
      <text:p text:style-name="P1">Volume: C:</text:p>
      <text:p text:style-name="P1">.</text:p>
      <text:p text:style-name="P1">----------------------------------------------------------</text:p>
      <text:p text:style-name="P1">VOLUME: C: Development</text:p>
      <text:p text:style-name="P1">----------------------------------------------------------</text:p>
      <text:p text:style-name="P1">----------------------------------------------------------</text:p>
      <text:p text:style-name="P1">SUMMARY: C: Development</text:p>
      <text:p text:style-name="P1"><text:s text:c="2"/></text:p>
      <text:p text:style-name="P1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Used: <text:s text:c="8"/>719,409,954,8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Free: <text:s text:c="8"/>259,446,579,200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9"/></text:p>
      <text:p text:style-name="P1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6"/>Volume Free Adj: <text:s text:c="6"/>190680089812.208250</text:p>
      <text:p text:style-name="P1"><text:s text:c="4"/>Bytes per cluster: <text:s text:c="22"/>0 bytes</text:p>
      <text:p text:style-name="P1"/>
      <text:p text:style-name="P1"><text:s text:c="3"/>Unfragmented Items: <text:s text:c="22"/>0</text:p>
      <text:p text:style-name="P1"><text:s text:c="5"/>Fragmented Items: <text:s text:c="22"/>0</text:p>
      <text:p text:style-name="P1"/>
      <text:p text:style-name="P1"><text:s text:c="4"/>Unfragmented Data: <text:s text:c="22"/>0 bytes</text:p>
      <text:p text:style-name="P1"><text:s text:c="6"/>Fragmented Data: <text:s text:c="22"/>0 bytes</text:p>
      <text:p text:style-name="P1"/>
      <text:p text:style-name="P1"><text:s text:c="13"/>All Gaps: <text:s text:c="17"/>37,911</text:p>
      <text:p text:style-name="P1"><text:s text:c="13"/>All gaps: <text:s text:c="22"/>0 bytes</text:p>
      <text:p text:style-name="P1"><text:s text:c="10"/>Average gap: <text:s text:c="22"/>0 bytes</text:p>
      <text:p text:style-name="P1"><text:s text:c="11"/>Median gap: <text:s text:c="22"/>0 bytes</text:p>
      <text:p text:style-name="P1"><text:s text:c="10"/>Biggest gap: <text:s text:c="22"/>0 bytes</text:p>
      <text:p text:style-name="P1"/>
      <text:p text:style-name="P1"><text:s text:c="13"/>MFT Zone: <text:s text:c="6"/>Shares Location: 29365696020.480000 </text:p>
      <text:p text:style-name="P1"><text:s text:c="17"/>Size: <text:s text:c="22"/>0 Gap: !MftGap!</text:p>
      <text:p text:style-name="P1">----------------------------------------------------------</text:p>
      <text:p text:style-name="P1"><text:soft-page-break/></text:p>
      <text:p text:style-name="P1">----------------------------------------------------------</text:p>
      <text:p text:style-name="P1">DETAILS: C: Development</text:p>
      <text:p text:style-name="P1">----------------------------------------------------------</text:p>
      <text:p text:style-name="P1"/>
      <text:p text:style-name="P1">SUMMARY:</text:p>
      <text:p text:style-name="P1"/>
      <text:p text:style-name="P1">Volume label/name: <text:s text:c="9"/>C:</text:p>
      <text:p text:style-name="P1">Volume mountpoint: <text:s text:c="9"/>C:</text:p>
      <text:p text:style-name="P1">Volume name: <text:s text:c="15"/>\\?\Volume{92e548cb-4411-4caf-a63d-3d7229340488}</text:p>
      <text:p text:style-name="P1">Volume type: <text:s text:c="15"/>Unknown</text:p>
      <text:p text:style-name="P1"/>
      <text:p text:style-name="P1">Total disk space: <text:s text:c="12"/>978,856,534,016 bytes</text:p>
      <text:p text:style-name="P1"><text:s text:c="37"/>911.6312 gigabytes</text:p>
      <text:p text:style-name="P1"/>
      <text:p text:style-name="P1">Bytes per cluster: <text:s text:c="25"/>0 bytes</text:p>
      <text:p text:style-name="P1">Average end-begin distance: <text:s text:c="11"/>0.0000 clusters</text:p>
      <text:p text:style-name="P1"><text:s text:c="28"/>--% of volume size</text:p>
      <text:p text:style-name="P1"/>
      <text:p text:style-name="P1">----------------------------------------------------------</text:p>
      <text:p text:style-name="P1">FRAGMENTS:</text:p>
      <text:p text:style-name="P1"/>
      <text:p text:style-name="P1">Unfragmented Items: <text:s text:c="16"/>0</text:p>
      <text:p text:style-name="P1"><text:s text:c="2"/>Fragmented Items: <text:s text:c="16"/>0</text:p>
      <text:p text:style-name="P1"><text:s/>Unfragmented Data: <text:s text:c="16"/>0 bytes</text:p>
      <text:p text:style-name="P1"><text:s text:c="3"/>Fragmented Data: <text:s text:c="16"/>0 bytes</text:p>
      <text:p text:style-name="P1">Gaps:</text:p>
      <text:p text:style-name="P1"><text:s text:c="10"/>All Gaps: <text:s text:c="11"/>37,911</text:p>
      <text:p text:style-name="P1"><text:s text:c="10"/>All gaps: <text:s text:c="16"/>0 bytes</text:p>
      <text:p text:style-name="P1"><text:s text:c="7"/>Average gap: <text:s text:c="16"/>0 bytes</text:p>
      <text:p text:style-name="P1"><text:s text:c="8"/>Median gap: <text:s text:c="16"/>0 bytes</text:p>
      <text:p text:style-name="P1"><text:s text:c="7"/>Biggest gap: <text:s text:c="16"/>0 bytes</text:p>
      <text:p text:style-name="P1"/>
      <text:p text:style-name="P1">----------------------------------------------------------</text:p>
      <text:p text:style-name="P1">GAPS:</text:p>
      <text:p text:style-name="P1"/>
      <text:p text:style-name="P1"><text:s text:c="3"/>----------------------------------------------------------</text:p>
      <text:p text:style-name="P1"><text:s text:c="3"/>Counts:</text:p>
      <text:p text:style-name="P1"><text:s text:c="23"/>Count <text:s text:c="5"/>Percentage of all</text:p>
      <text:p text:style-name="P1"><text:s text:c="16"/>----------------- -----------------</text:p>
      <text:p text:style-name="P1"><text:s text:c="3"/>Small gaps <text:s text:c="13"/>36,207 <text:s text:c="10"/>95.5053%</text:p>
      <text:p text:style-name="P1"><text:s text:c="3"/>Big gaps <text:s text:c="16"/>1,704 <text:s text:c="11"/>4.4947%</text:p>
      <text:p text:style-name="P1"><text:s text:c="16"/>----------------- -----------------</text:p>
      <text:p text:style-name="P1"><text:s text:c="3"/>All gaps <text:s text:c="15"/>37,911 <text:s text:c="9"/>100.0000</text:p>
      <text:p text:style-name="P1"/>
      <text:p text:style-name="P1"><text:s text:c="3"/>----------------------------------------------------------</text:p>
      <text:p text:style-name="P1"><text:s text:c="3"/>By size:</text:p>
      <text:p text:style-name="P1"><text:s text:c="22"/>Bytes <text:s text:c="9"/>Gigabytes <text:s text:c="5"/>Percentage of all</text:p>
      <text:p text:style-name="P1"><text:s text:c="16"/>----------------- ----------------- -----------------</text:p>
      <text:p text:style-name="P1"><text:s text:c="3"/>Small gaps <text:s text:c="18"/>0 <text:s text:c="11"/>0.0000 <text:s text:c="11"/>4.2994%</text:p>
      <text:p text:style-name="P1"><text:s text:c="3"/>Big gaps <text:s text:c="20"/>0 <text:s text:c="11"/>0.0000 <text:s text:c="10"/>95.7006%</text:p>
      <text:p text:style-name="P1"><text:s text:c="16"/>----------------- ----------------- -----------------</text:p>
      <text:p text:style-name="P1"><text:s text:c="3"/>All gaps <text:s text:c="20"/>0 <text:s text:c="11"/>0.0000 <text:s text:c="9"/>100.0000%</text:p>
      <text:p text:style-name="P1"/>
      <text:p text:style-name="P1"><text:s text:c="3"/>Average gap <text:s text:c="17"/>0 <text:s text:c="11"/>0.0000 <text:s text:c="11"/>0.0026%</text:p>
      <text:p text:style-name="P1"><text:s text:c="3"/>Median gap <text:s text:c="18"/>0 <text:s text:c="11"/>0.0000 <text:s text:c="11"/>0.0000%</text:p>
      <text:p text:style-name="P1"><text:s text:c="3"/>Biggest gap <text:s text:c="17"/>0 <text:s text:c="11"/>0.0000 <text:s text:c="11"/>3.5184%</text:p>
      <text:p text:style-name="P1"><text:s text:c="3"/>----------------------------------------------------------</text:p>
      <text:p text:style-name="P1"/>
      <text:p text:style-name="P1">----------------------------------------------------------</text:p>
      <text:p text:style-name="P1"><text:soft-page-break/>FILE STATISTICS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ITEM COUNT:</text:p>
      <text:p text:style-name="P1">----------------------------------------------------------</text:p>
      <text:p text:style-name="P1">Number of files and folders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Percentage of total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OCCUPIED SIZE on disk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USED SIZE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oft-page-break/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Volume Detailed Statistics end.</text:p>
      <text:p text:style-name="P1">----------------------------------------------------------</text:p>
      <text:p text:style-name="P1"/>
      <text:p text:style-name="P1">.</text:p>
      <text:p text:style-name="P1">!Title! started.</text:p>
      <text:p text:style-name="P1">2021-11-16 03:15:35.</text:p>
      <text:p text:style-name="P1">.</text:p>
      <text:p text:style-name="P1">----------------------------------------------------------</text:p>
      <text:p text:style-name="P1">----------------------------------------------------------</text:p>
      <text:p text:style-name="P1">SUMMARY: C: !VolumeDescription</text:p>
      <text:p text:style-name="P1">!.</text:p>
      <text:p text:style-name="P1">.</text:p>
      <text:p text:style-name="P1">Volume: C:</text:p>
      <text:p text:style-name="P1">.</text:p>
      <text:p text:style-name="P1">----------------------------------------------------------</text:p>
      <text:p text:style-name="P1">VOLUME: C: Development</text:p>
      <text:p text:style-name="P1">----------------------------------------------------------</text:p>
      <text:p text:style-name="P1">----------------------------------------------------------</text:p>
      <text:p text:style-name="P1">SUMMARY: C: Development</text:p>
      <text:p text:style-name="P1"><text:s text:c="2"/></text:p>
      <text:p text:style-name="P1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Used: <text:s text:c="8"/>719,409,954,8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Free: <text:s text:c="8"/>259,446,579,200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9"/></text:p>
      <text:p text:style-name="P1"><text:soft-page-break/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6"/>Volume Free Adj: <text:s text:c="6"/>190680089812.208250</text:p>
      <text:p text:style-name="P1"><text:s text:c="4"/>Bytes per cluster: <text:s text:c="22"/>0 bytes</text:p>
      <text:p text:style-name="P1"/>
      <text:p text:style-name="P1"><text:s text:c="3"/>Unfragmented Items: <text:s text:c="22"/>0</text:p>
      <text:p text:style-name="P1"><text:s text:c="5"/>Fragmented Items: <text:s text:c="22"/>0</text:p>
      <text:p text:style-name="P1"/>
      <text:p text:style-name="P1"><text:s text:c="4"/>Unfragmented Data: <text:s text:c="22"/>0 bytes</text:p>
      <text:p text:style-name="P1"><text:s text:c="6"/>Fragmented Data: <text:s text:c="22"/>0 bytes</text:p>
      <text:p text:style-name="P1"/>
      <text:p text:style-name="P1"><text:s text:c="13"/>All Gaps: <text:s text:c="17"/>37,911</text:p>
      <text:p text:style-name="P1"><text:s text:c="13"/>All gaps: <text:s text:c="22"/>0 bytes</text:p>
      <text:p text:style-name="P1"><text:s text:c="10"/>Average gap: <text:s text:c="22"/>0 bytes</text:p>
      <text:p text:style-name="P1"><text:s text:c="11"/>Median gap: <text:s text:c="22"/>0 bytes</text:p>
      <text:p text:style-name="P1"><text:s text:c="10"/>Biggest gap: <text:s text:c="22"/>0 bytes</text:p>
      <text:p text:style-name="P1"/>
      <text:p text:style-name="P1"><text:s text:c="13"/>MFT Zone: <text:s text:c="6"/>Shares Location: 29365696020.480000 </text:p>
      <text:p text:style-name="P1"><text:s text:c="17"/>Size: <text:s text:c="22"/>0 Gap: !MftGap!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DETAILS: C: Development</text:p>
      <text:p text:style-name="P1">----------------------------------------------------------</text:p>
      <text:p text:style-name="P1"/>
      <text:p text:style-name="P1">SUMMARY:</text:p>
      <text:p text:style-name="P1"/>
      <text:p text:style-name="P1">Volume label/name: <text:s text:c="9"/>C:</text:p>
      <text:p text:style-name="P1">Volume mountpoint: <text:s text:c="9"/>C:</text:p>
      <text:p text:style-name="P1">Volume name: <text:s text:c="15"/>\\?\Volume{92e548cb-4411-4caf-a63d-3d7229340488}</text:p>
      <text:p text:style-name="P1">Volume type: <text:s text:c="15"/>Unknown</text:p>
      <text:p text:style-name="P1"/>
      <text:p text:style-name="P1">Total disk space: <text:s text:c="12"/>978,856,534,016 bytes</text:p>
      <text:p text:style-name="P1"><text:s text:c="37"/>911.6312 gigabytes</text:p>
      <text:p text:style-name="P1"/>
      <text:p text:style-name="P1">Bytes per cluster: <text:s text:c="25"/>0 bytes</text:p>
      <text:p text:style-name="P1">Average end-begin distance: <text:s text:c="11"/>0.0000 clusters</text:p>
      <text:p text:style-name="P1"><text:s text:c="28"/>--% of volume size</text:p>
      <text:p text:style-name="P1"/>
      <text:p text:style-name="P1">----------------------------------------------------------</text:p>
      <text:p text:style-name="P1">FRAGMENTS:</text:p>
      <text:p text:style-name="P1"/>
      <text:p text:style-name="P1">Unfragmented Items: <text:s text:c="16"/>0</text:p>
      <text:p text:style-name="P1"><text:s text:c="2"/>Fragmented Items: <text:s text:c="16"/>0</text:p>
      <text:p text:style-name="P1"><text:s/>Unfragmented Data: <text:s text:c="16"/>0 bytes</text:p>
      <text:p text:style-name="P1"><text:s text:c="3"/>Fragmented Data: <text:s text:c="16"/>0 bytes</text:p>
      <text:p text:style-name="P1">Gaps:</text:p>
      <text:p text:style-name="P1"><text:s text:c="10"/>All Gaps: <text:s text:c="11"/>37,911</text:p>
      <text:p text:style-name="P1"><text:s text:c="10"/>All gaps: <text:s text:c="16"/>0 bytes</text:p>
      <text:p text:style-name="P1"><text:s text:c="7"/>Average gap: <text:s text:c="16"/>0 bytes</text:p>
      <text:p text:style-name="P1"><text:s text:c="8"/>Median gap: <text:s text:c="16"/>0 bytes</text:p>
      <text:p text:style-name="P1"><text:s text:c="7"/>Biggest gap: <text:s text:c="16"/>0 bytes</text:p>
      <text:p text:style-name="P1"/>
      <text:p text:style-name="P1">----------------------------------------------------------</text:p>
      <text:p text:style-name="P1">GAPS:</text:p>
      <text:p text:style-name="P1"/>
      <text:p text:style-name="P1"><text:s text:c="3"/>----------------------------------------------------------</text:p>
      <text:p text:style-name="P1"><text:soft-page-break/><text:s text:c="3"/>Counts:</text:p>
      <text:p text:style-name="P1"><text:s text:c="23"/>Count <text:s text:c="5"/>Percentage of all</text:p>
      <text:p text:style-name="P1"><text:s text:c="16"/>----------------- -----------------</text:p>
      <text:p text:style-name="P1"><text:s text:c="3"/>Small gaps <text:s text:c="13"/>36,207 <text:s text:c="10"/>95.5053%</text:p>
      <text:p text:style-name="P1"><text:s text:c="3"/>Big gaps <text:s text:c="16"/>1,704 <text:s text:c="11"/>4.4947%</text:p>
      <text:p text:style-name="P1"><text:s text:c="16"/>----------------- -----------------</text:p>
      <text:p text:style-name="P1"><text:s text:c="3"/>All gaps <text:s text:c="15"/>37,911 <text:s text:c="9"/>100.0000</text:p>
      <text:p text:style-name="P1"/>
      <text:p text:style-name="P1"><text:s text:c="3"/>----------------------------------------------------------</text:p>
      <text:p text:style-name="P1"><text:s text:c="3"/>By size:</text:p>
      <text:p text:style-name="P1"><text:s text:c="22"/>Bytes <text:s text:c="9"/>Gigabytes <text:s text:c="5"/>Percentage of all</text:p>
      <text:p text:style-name="P1"><text:s text:c="16"/>----------------- ----------------- -----------------</text:p>
      <text:p text:style-name="P1"><text:s text:c="3"/>Small gaps <text:s text:c="18"/>0 <text:s text:c="11"/>0.0000 <text:s text:c="11"/>4.2994%</text:p>
      <text:p text:style-name="P1"><text:s text:c="3"/>Big gaps <text:s text:c="20"/>0 <text:s text:c="11"/>0.0000 <text:s text:c="10"/>95.7006%</text:p>
      <text:p text:style-name="P1"><text:s text:c="16"/>----------------- ----------------- -----------------</text:p>
      <text:p text:style-name="P1"><text:s text:c="3"/>All gaps <text:s text:c="20"/>0 <text:s text:c="11"/>0.0000 <text:s text:c="9"/>100.0000%</text:p>
      <text:p text:style-name="P1"/>
      <text:p text:style-name="P1"><text:s text:c="3"/>Average gap <text:s text:c="17"/>0 <text:s text:c="11"/>0.0000 <text:s text:c="11"/>0.0026%</text:p>
      <text:p text:style-name="P1"><text:s text:c="3"/>Median gap <text:s text:c="18"/>0 <text:s text:c="11"/>0.0000 <text:s text:c="11"/>0.0000%</text:p>
      <text:p text:style-name="P1"><text:s text:c="3"/>Biggest gap <text:s text:c="17"/>0 <text:s text:c="11"/>0.0000 <text:s text:c="11"/>3.5184%</text:p>
      <text:p text:style-name="P1"><text:s text:c="3"/>----------------------------------------------------------</text:p>
      <text:p text:style-name="P1"/>
      <text:p text:style-name="P1">----------------------------------------------------------</text:p>
      <text:p text:style-name="P1">FILE STATISTICS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ITEM COUNT:</text:p>
      <text:p text:style-name="P1">----------------------------------------------------------</text:p>
      <text:p text:style-name="P1">Number of files and folders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Percentage of total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OCCUPIED SIZE on disk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<text:soft-page-break/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USED SIZE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Volume Detailed Statistics end.</text:p>
      <text:p text:style-name="P1">----------------------------------------------------------</text:p>
      <text:p text:style-name="P1"/>
      <text:p text:style-name="P1">.</text:p>
      <text:p text:style-name="P1">!Title! started.</text:p>
      <text:p text:style-name="P1">2021-11-16 03:15:35.</text:p>
      <text:p text:style-name="P1">.</text:p>
      <text:p text:style-name="P1"><text:s text:c="2"/></text:p>
      <text:p text:style-name="P1"><text:s text:c="10"/>Volume Size: <text:s text:c="8"/>978,856,534,016 (238.978646)</text:p>
      <text:p text:style-name="P1"><text:s text:c="10"/>Volume Used: <text:s text:c="8"/>719,409,356,800 (175.637002)</text:p>
      <text:p text:style-name="P1"><text:s text:c="10"/>Volume Free: <text:s text:c="8"/>259,447,177,216, (63.341644)</text:p>
      <text:p text:style-name="P1"><text:s text:c="9"/></text:p>
      <text:p text:style-name="P1"><text:s text:c="5"/>Volume Used Calc: <text:s text:c="6"/>29365696020.480000 (63.341644)</text:p>
      <text:p text:style-name="P1"><text:soft-page-break/><text:s text:c="6"/>Volume Free Adj: <text:s text:c="6"/>190680039769.868770</text:p>
      <text:p text:style-name="P1"><text:s text:c="4"/>Bytes per cluster: <text:s text:c="18"/>4,096 bytes</text:p>
      <text:p text:style-name="P1"/>
      <text:p text:style-name="P1"><text:s text:c="3"/>Unfragmented Items: <text:s text:c="14"/>2,190,645</text:p>
      <text:p text:style-name="P1"><text:s text:c="5"/>Fragmented Items: <text:s text:c="18"/>1,700</text:p>
      <text:p text:style-name="P1"/>
      <text:p text:style-name="P1"><text:s text:c="4"/>Unfragmented Data: <text:s text:c="8"/>539,399,532,544 bytes</text:p>
      <text:p text:style-name="P1"><text:s text:c="6"/>Fragmented Data: <text:s text:c="8"/>179,989,114,880 bytes</text:p>
      <text:p text:style-name="P1"/>
      <text:p text:style-name="P1"><text:s text:c="13"/>All Gaps: <text:s text:c="17"/>37,897</text:p>
      <text:p text:style-name="P1"><text:s text:c="13"/>All gaps: <text:s text:c="8"/>259,468,673,024 bytes</text:p>
      <text:p text:style-name="P1"><text:s text:c="10"/>Average gap: <text:s text:c="14"/>6,844,416 bytes</text:p>
      <text:p text:style-name="P1"><text:s text:c="11"/>Median gap: <text:s text:c="17"/>53,248 bytes</text:p>
      <text:p text:style-name="P1"><text:s text:c="10"/>Biggest gap: <text:s text:c="10"/>9,129,181,184 bytes</text:p>
      <text:p text:style-name="P1"/>
      <text:p text:style-name="P1"><text:s text:c="13"/>MFT Zone: <text:s text:c="6"/>Shares Location: 29365696020.480000 </text:p>
      <text:p text:style-name="P1"><text:s text:c="17"/>Size: <text:s text:c="22"/>0 Gap: !MftGap!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DETAILS: C: !VolumeDescription</text:p>
      <text:p text:style-name="P1">!.</text:p>
      <text:p text:style-name="P1">.</text:p>
      <text:p text:style-name="P1">Volume: C:</text:p>
      <text:p text:style-name="P1">.</text:p>
      <text:p text:style-name="P1">----------------------------------------------------------</text:p>
      <text:p text:style-name="P1">VOLUME: C: Development</text:p>
      <text:p text:style-name="P1">----------------------------------------------------------</text:p>
      <text:p text:style-name="P1">----------------------------------------------------------</text:p>
      <text:p text:style-name="P1">SUMMARY: C: Development</text:p>
      <text:p text:style-name="P1"><text:s text:c="2"/></text:p>
      <text:p text:style-name="P1"><text:s text:c="10"/>Volume Size: <text:s text:c="8"/>978,856,534,0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Used: <text:s text:c="8"/>719,409,954,816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10"/>Volume Free: <text:s text:c="8"/>259,446,579,200,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9"/></text:p>
      <text:p text:style-name="P1"><text:s text:c="5"/>Volume Used Calc: <text:s text:c="6"/>!VolumeUsedTotal! (179769313486231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0)</text:p>
      <text:p text:style-name="P1"><text:s text:c="6"/>Volume Free Adj: <text:s text:c="6"/>190680089812.208250</text:p>
      <text:p text:style-name="P1"><text:s text:c="4"/>Bytes per cluster: <text:s text:c="22"/>0 bytes</text:p>
      <text:p text:style-name="P1"/>
      <text:p text:style-name="P1"><text:s text:c="3"/>Unfragmented Items: <text:s text:c="22"/>0</text:p>
      <text:p text:style-name="P1"><text:s text:c="5"/>Fragmented Items: <text:s text:c="22"/>0</text:p>
      <text:p text:style-name="P1"/>
      <text:p text:style-name="P1"><text:s text:c="4"/>Unfragmented Data: <text:s text:c="22"/>0 bytes</text:p>
      <text:p text:style-name="P1"><text:s text:c="6"/>Fragmented Data: <text:s text:c="22"/>0 bytes</text:p>
      <text:p text:style-name="P1"><text:soft-page-break/></text:p>
      <text:p text:style-name="P1"><text:s text:c="13"/>All Gaps: <text:s text:c="17"/>37,911</text:p>
      <text:p text:style-name="P1"><text:s text:c="13"/>All gaps: <text:s text:c="22"/>0 bytes</text:p>
      <text:p text:style-name="P1"><text:s text:c="10"/>Average gap: <text:s text:c="22"/>0 bytes</text:p>
      <text:p text:style-name="P1"><text:s text:c="11"/>Median gap: <text:s text:c="22"/>0 bytes</text:p>
      <text:p text:style-name="P1"><text:s text:c="10"/>Biggest gap: <text:s text:c="22"/>0 bytes</text:p>
      <text:p text:style-name="P1"/>
      <text:p text:style-name="P1"><text:s text:c="13"/>MFT Zone: <text:s text:c="6"/>Shares Location: 29365696020.480000 </text:p>
      <text:p text:style-name="P1"><text:s text:c="17"/>Size: <text:s text:c="22"/>0 Gap: !MftGap!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DETAILS: C: Development</text:p>
      <text:p text:style-name="P1">----------------------------------------------------------</text:p>
      <text:p text:style-name="P1"/>
      <text:p text:style-name="P1">SUMMARY:</text:p>
      <text:p text:style-name="P1"/>
      <text:p text:style-name="P1">Volume label/name: <text:s text:c="9"/>C:</text:p>
      <text:p text:style-name="P1">Volume mountpoint: <text:s text:c="9"/>C:</text:p>
      <text:p text:style-name="P1">Volume name: <text:s text:c="15"/>\\?\Volume{92e548cb-4411-4caf-a63d-3d7229340488}</text:p>
      <text:p text:style-name="P1">Volume type: <text:s text:c="15"/>Unknown</text:p>
      <text:p text:style-name="P1"/>
      <text:p text:style-name="P1">Total disk space: <text:s text:c="12"/>978,856,534,016 bytes</text:p>
      <text:p text:style-name="P1"><text:s text:c="37"/>911.6312 gigabytes</text:p>
      <text:p text:style-name="P1"/>
      <text:p text:style-name="P1">Bytes per cluster: <text:s text:c="25"/>0 bytes</text:p>
      <text:p text:style-name="P1">Average end-begin distance: <text:s text:c="11"/>0.0000 clusters</text:p>
      <text:p text:style-name="P1"><text:s text:c="28"/>--% of volume size</text:p>
      <text:p text:style-name="P1"/>
      <text:p text:style-name="P1">----------------------------------------------------------</text:p>
      <text:p text:style-name="P1">FRAGMENTS:</text:p>
      <text:p text:style-name="P1"/>
      <text:p text:style-name="P1">Unfragmented Items: <text:s text:c="16"/>0</text:p>
      <text:p text:style-name="P1"><text:s text:c="2"/>Fragmented Items: <text:s text:c="16"/>0</text:p>
      <text:p text:style-name="P1"><text:s/>Unfragmented Data: <text:s text:c="16"/>0 bytes</text:p>
      <text:p text:style-name="P1"><text:s text:c="3"/>Fragmented Data: <text:s text:c="16"/>0 bytes</text:p>
      <text:p text:style-name="P1">Gaps:</text:p>
      <text:p text:style-name="P1"><text:s text:c="10"/>All Gaps: <text:s text:c="11"/>37,911</text:p>
      <text:p text:style-name="P1"><text:s text:c="10"/>All gaps: <text:s text:c="16"/>0 bytes</text:p>
      <text:p text:style-name="P1"><text:s text:c="7"/>Average gap: <text:s text:c="16"/>0 bytes</text:p>
      <text:p text:style-name="P1"><text:s text:c="8"/>Median gap: <text:s text:c="16"/>0 bytes</text:p>
      <text:p text:style-name="P1"><text:s text:c="7"/>Biggest gap: <text:s text:c="16"/>0 bytes</text:p>
      <text:p text:style-name="P1"/>
      <text:p text:style-name="P1">----------------------------------------------------------</text:p>
      <text:p text:style-name="P1">GAPS:</text:p>
      <text:p text:style-name="P1"/>
      <text:p text:style-name="P1"><text:s text:c="3"/>----------------------------------------------------------</text:p>
      <text:p text:style-name="P1"><text:s text:c="3"/>Counts:</text:p>
      <text:p text:style-name="P1"><text:s text:c="23"/>Count <text:s text:c="5"/>Percentage of all</text:p>
      <text:p text:style-name="P1"><text:s text:c="16"/>----------------- -----------------</text:p>
      <text:p text:style-name="P1"><text:s text:c="3"/>Small gaps <text:s text:c="13"/>36,207 <text:s text:c="10"/>95.5053%</text:p>
      <text:p text:style-name="P1"><text:s text:c="3"/>Big gaps <text:s text:c="16"/>1,704 <text:s text:c="11"/>4.4947%</text:p>
      <text:p text:style-name="P1"><text:s text:c="16"/>----------------- -----------------</text:p>
      <text:p text:style-name="P1"><text:s text:c="3"/>All gaps <text:s text:c="15"/>37,911 <text:s text:c="9"/>100.0000</text:p>
      <text:p text:style-name="P1"/>
      <text:p text:style-name="P1"><text:s text:c="3"/>----------------------------------------------------------</text:p>
      <text:p text:style-name="P1"><text:s text:c="3"/>By size:</text:p>
      <text:p text:style-name="P1"><text:s text:c="22"/>Bytes <text:s text:c="9"/>Gigabytes <text:s text:c="5"/>Percentage of all</text:p>
      <text:p text:style-name="P1"><text:s text:c="16"/>----------------- ----------------- -----------------</text:p>
      <text:p text:style-name="P1"><text:s text:c="3"/>Small gaps <text:s text:c="18"/>0 <text:s text:c="11"/>0.0000 <text:s text:c="11"/>4.2994%</text:p>
      <text:p text:style-name="P1"><text:soft-page-break/><text:s text:c="3"/>Big gaps <text:s text:c="20"/>0 <text:s text:c="11"/>0.0000 <text:s text:c="10"/>95.7006%</text:p>
      <text:p text:style-name="P1"><text:s text:c="16"/>----------------- ----------------- -----------------</text:p>
      <text:p text:style-name="P1"><text:s text:c="3"/>All gaps <text:s text:c="20"/>0 <text:s text:c="11"/>0.0000 <text:s text:c="9"/>100.0000%</text:p>
      <text:p text:style-name="P1"/>
      <text:p text:style-name="P1"><text:s text:c="3"/>Average gap <text:s text:c="17"/>0 <text:s text:c="11"/>0.0000 <text:s text:c="11"/>0.0026%</text:p>
      <text:p text:style-name="P1"><text:s text:c="3"/>Median gap <text:s text:c="18"/>0 <text:s text:c="11"/>0.0000 <text:s text:c="11"/>0.0000%</text:p>
      <text:p text:style-name="P1"><text:s text:c="3"/>Biggest gap <text:s text:c="17"/>0 <text:s text:c="11"/>0.0000 <text:s text:c="11"/>3.5184%</text:p>
      <text:p text:style-name="P1"><text:s text:c="3"/>----------------------------------------------------------</text:p>
      <text:p text:style-name="P1"/>
      <text:p text:style-name="P1">----------------------------------------------------------</text:p>
      <text:p text:style-name="P1">FILE STATISTICS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ITEM COUNT:</text:p>
      <text:p text:style-name="P1">----------------------------------------------------------</text:p>
      <text:p text:style-name="P1">Number of files and folders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Percentage of total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OCCUPIED SIZE on disk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oft-page-break/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USED SIZE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8"/>0 <text:s text:c="16"/>0 <text:s text:c="16"/>0</text:p>
      <text:p text:style-name="P1"><text:s text:c="3"/>Folders <text:s text:c="16"/>0 <text:s text:c="16"/>0 <text:s text:c="16"/>0</text:p>
      <text:p text:style-name="P1"><text:s text:c="3"/>------- ----------------- ----------------- -----------------</text:p>
      <text:p text:style-name="P1"><text:s text:c="3"/>All <text:s text:c="20"/>0 <text:s text:c="16"/>0 <text:s text:c="16"/>0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3"/>0.0000 <text:s text:c="11"/>0.0000 <text:s text:c="11"/>0.0000</text:p>
      <text:p text:style-name="P1"><text:s text:c="3"/>Folders <text:s text:c="11"/>0.0000 <text:s text:c="11"/>0.0000 <text:s text:c="11"/>0.0000</text:p>
      <text:p text:style-name="P1"><text:s text:c="3"/>------- ----------------- ----------------- -----------------</text:p>
      <text:p text:style-name="P1"><text:s text:c="3"/>All <text:s text:c="15"/>0.0000 <text:s text:c="11"/>0.0000 <text:s text:c="11"/>0.0000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6"/>---% <text:s text:c="13"/>---% <text:s text:c="13"/>---%</text:p>
      <text:p text:style-name="P1"><text:s text:c="3"/>Folders <text:s text:c="14"/>---% <text:s text:c="13"/>---% <text:s text:c="13"/>---%</text:p>
      <text:p text:style-name="P1"><text:s text:c="3"/>------- ----------------- ----------------- -----------------</text:p>
      <text:p text:style-name="P1"><text:s text:c="3"/>All <text:s text:c="18"/>---% <text:s text:c="13"/>---% <text:s text:c="13"/>---%</text:p>
      <text:p text:style-name="P1"/>
      <text:p text:style-name="P1">----------------------------------------------------------</text:p>
      <text:p text:style-name="P1">Volume Detailed Statistics end.</text:p>
      <text:p text:style-name="P1">----------------------------------------------------------</text:p>
      <text:p text:style-name="P1"/>
      <text:p text:style-name="P1">.</text:p>
      <text:p text:style-name="P1">!Title! started.</text:p>
      <text:p text:style-name="P1">2021-11-16 03:15:35.</text:p>
      <text:p text:style-name="P1">.</text:p>
      <text:p text:style-name="P1">----------------------------------------------------------</text:p>
      <text:p text:style-name="P1"/>
      <text:p text:style-name="P1">SUMMARY:</text:p>
      <text:p text:style-name="P1"/>
      <text:p text:style-name="P1">Volume label/name: <text:s text:c="9"/>C:</text:p>
      <text:p text:style-name="P1">Volume mountpoint: <text:s text:c="9"/>C:</text:p>
      <text:p text:style-name="P1">Volume name: <text:s text:c="15"/>\\?\Volume{92e548cb-4411-4caf-a63d-3d7229340488}</text:p>
      <text:p text:style-name="P1">Volume type: <text:s text:c="15"/>NTFS</text:p>
      <text:p text:style-name="P1"/>
      <text:p text:style-name="P1">Total disk space: <text:s text:c="12"/>978,856,534,016 bytes</text:p>
      <text:p text:style-name="P1"><text:s text:c="37"/>911.6312 gigabytes</text:p>
      <text:p text:style-name="P1"/>
      <text:p text:style-name="P1">Bytes per cluster: <text:s text:c="21"/>4,096 bytes</text:p>
      <text:p text:style-name="P1">Average end-begin distance: <text:s text:c="2"/>-3,273,379.0486 clusters</text:p>
      <text:p text:style-name="P1"><text:s text:c="38"/>-1.3697% of volume size</text:p>
      <text:p text:style-name="P1"/>
      <text:p text:style-name="P1">----------------------------------------------------------</text:p>
      <text:p text:style-name="P1">FRAGMENTS:</text:p>
      <text:p text:style-name="P1"/>
      <text:p text:style-name="P1"><text:soft-page-break/>Unfragmented Items: <text:s text:c="8"/>2,190,645</text:p>
      <text:p text:style-name="P1"><text:s text:c="2"/>Fragmented Items: <text:s text:c="12"/>1,700</text:p>
      <text:p text:style-name="P1"><text:s/>Unfragmented Data: <text:s text:c="2"/>539,399,532,544 bytes</text:p>
      <text:p text:style-name="P1"><text:s text:c="3"/>Fragmented Data: <text:s text:c="2"/>179,989,114,880 bytes</text:p>
      <text:p text:style-name="P1">Gaps:</text:p>
      <text:p text:style-name="P1"><text:s text:c="10"/>All Gaps: <text:s text:c="11"/>37,897</text:p>
      <text:p text:style-name="P1"><text:s text:c="10"/>All gaps: <text:s text:c="2"/>259,468,673,024 bytes</text:p>
      <text:p text:style-name="P1"><text:s text:c="7"/>Average gap: <text:s text:c="8"/>6,844,416 bytes</text:p>
      <text:p text:style-name="P1"><text:s text:c="8"/>Median gap: <text:s text:c="11"/>53,248 bytes</text:p>
      <text:p text:style-name="P1"><text:s text:c="7"/>Biggest gap: <text:s text:c="4"/>9,129,181,184 bytes</text:p>
      <text:p text:style-name="P1"/>
      <text:p text:style-name="P1">----------------------------------------------------------</text:p>
      <text:p text:style-name="P1">GAPS:</text:p>
      <text:p text:style-name="P1"/>
      <text:p text:style-name="P1"><text:s text:c="3"/>----------------------------------------------------------</text:p>
      <text:p text:style-name="P1"><text:s text:c="3"/>Counts:</text:p>
      <text:p text:style-name="P1"><text:s text:c="23"/>Count <text:s text:c="5"/>Percentage of all</text:p>
      <text:p text:style-name="P1"><text:s text:c="16"/>----------------- -----------------</text:p>
      <text:p text:style-name="P1"><text:s text:c="3"/>Small gaps <text:s text:c="13"/>36,194 <text:s text:c="10"/>95.5062%</text:p>
      <text:p text:style-name="P1"><text:s text:c="3"/>Big gaps <text:s text:c="16"/>1,703 <text:s text:c="11"/>4.4938%</text:p>
      <text:p text:style-name="P1"><text:s text:c="16"/>----------------- -----------------</text:p>
      <text:p text:style-name="P1"><text:s text:c="3"/>All gaps <text:s text:c="15"/>37,897 <text:s text:c="9"/>100.0000</text:p>
      <text:p text:style-name="P1"/>
      <text:p text:style-name="P1"><text:s text:c="3"/>----------------------------------------------------------</text:p>
      <text:p text:style-name="P1"><text:s text:c="3"/>By size:</text:p>
      <text:p text:style-name="P1"><text:s text:c="22"/>Bytes <text:s text:c="9"/>Gigabytes <text:s text:c="5"/>Percentage of all</text:p>
      <text:p text:style-name="P1"><text:s text:c="16"/>----------------- ----------------- -----------------</text:p>
      <text:p text:style-name="P1"><text:s text:c="3"/>Small gaps <text:s text:c="5"/>11,162,984,448 <text:s text:c="10"/>10.3963 <text:s text:c="11"/>4.3022%</text:p>
      <text:p text:style-name="P1"><text:s text:c="3"/>Big gaps <text:s text:c="6"/>248,305,688,576 <text:s text:c="9"/>231.2527 <text:s text:c="10"/>95.6978%</text:p>
      <text:p text:style-name="P1"><text:s text:c="16"/>----------------- ----------------- -----------------</text:p>
      <text:p text:style-name="P1"><text:s text:c="3"/>All gaps <text:s text:c="6"/>259,468,673,024 <text:s text:c="9"/>241.6490 <text:s text:c="9"/>100.0000%</text:p>
      <text:p text:style-name="P1"/>
      <text:p text:style-name="P1"><text:s text:c="3"/>Average gap <text:s text:c="9"/>6,844,416 <text:s text:c="11"/>0.0064 <text:s text:c="11"/>0.0026%</text:p>
      <text:p text:style-name="P1"><text:s text:c="3"/>Median gap <text:s text:c="13"/>53,248 <text:s text:c="11"/>0.0000 <text:s text:c="11"/>0.0000%</text:p>
      <text:p text:style-name="P1"><text:s text:c="3"/>Biggest gap <text:s text:c="5"/>9,129,181,184 <text:s text:c="11"/>8.5022 <text:s text:c="11"/>3.5184%</text:p>
      <text:p text:style-name="P1"><text:s text:c="3"/>----------------------------------------------------------</text:p>
      <text:p text:style-name="P1"/>
      <text:p text:style-name="P1">----------------------------------------------------------</text:p>
      <text:p text:style-name="P1">FILE STATISTICS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ITEM COUNT:</text:p>
      <text:p text:style-name="P1">----------------------------------------------------------</text:p>
      <text:p text:style-name="P1">Number of files and folders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0"/>1,820,561 <text:s text:c="12"/>1,419 <text:s text:c="8"/>1,821,980</text:p>
      <text:p text:style-name="P1"><text:s text:c="3"/>Folders <text:s text:c="10"/>370,084 <text:s text:c="14"/>281 <text:s text:c="10"/>370,365</text:p>
      <text:p text:style-name="P1"><text:s text:c="3"/>------- ----------------- ----------------- -----------------</text:p>
      <text:p text:style-name="P1"><text:s text:c="3"/>All <text:s text:c="12"/>2,190,645 <text:s text:c="12"/>1,700 <text:s text:c="8"/>2,192,345</text:p>
      <text:p text:style-name="P1"/>
      <text:p text:style-name="P1">----------------------------------------------------------</text:p>
      <text:p text:style-name="P1">Percentage of total:</text:p>
      <text:p text:style-name="P1"/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2"/>83.0417% <text:s text:c="10"/>0.0647% <text:s text:c="9"/>83.1064%</text:p>
      <text:p text:style-name="P1"><text:s text:c="3"/>Folders <text:s text:c="10"/>16.8807% <text:s text:c="10"/>0.0128% <text:s text:c="9"/>16.8936%</text:p>
      <text:p text:style-name="P1"><text:soft-page-break/><text:s text:c="3"/>------- ----------------- ----------------- -----------------</text:p>
      <text:p text:style-name="P1"><text:s text:c="3"/>All <text:s text:c="14"/>99.9225% <text:s text:c="10"/>0.0775% <text:s text:c="8"/>100.0000%</text:p>
      <text:p text:style-name="P1"/>
      <text:p text:style-name="P1">----------------------------------------------------------</text:p>
      <text:p text:style-name="P1">OCCUPIED SIZE on disk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4"/>538,459,865,088 <text:s text:c="2"/>179,974,168,576 <text:s text:c="2"/>718,434,033,664</text:p>
      <text:p text:style-name="P1"><text:s text:c="3"/>Folders <text:s text:c="6"/>939,667,456 <text:s text:c="7"/>14,946,304 <text:s text:c="6"/>954,613,760</text:p>
      <text:p text:style-name="P1"><text:s text:c="3"/>------- ----------------- ----------------- -----------------</text:p>
      <text:p text:style-name="P1"><text:s text:c="3"/>All <text:s text:c="6"/>539,399,532,544 <text:s text:c="2"/>179,989,114,880 <text:s text:c="2"/>719,388,647,424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1"/>501.4798 <text:s text:c="9"/>167.6140 <text:s text:c="9"/>669.0938</text:p>
      <text:p text:style-name="P1"><text:s text:c="3"/>Folders <text:s text:c="11"/>0.8751 <text:s text:c="11"/>0.0139 <text:s text:c="11"/>0.8891</text:p>
      <text:p text:style-name="P1"><text:s text:c="3"/>------- ----------------- ----------------- -----------------</text:p>
      <text:p text:style-name="P1"><text:s text:c="3"/>All <text:s text:c="13"/>502.3550 <text:s text:c="9"/>167.6279 <text:s text:c="9"/>669.9829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2"/>74.8496% <text:s text:c="9"/>25.0177% <text:s text:c="9"/>99.8673%</text:p>
      <text:p text:style-name="P1"><text:s text:c="3"/>Folders <text:s text:c="11"/>0.1306% <text:s text:c="10"/>0.0021% <text:s text:c="10"/>0.1327%</text:p>
      <text:p text:style-name="P1"><text:s text:c="3"/>------- ----------------- ----------------- -----------------</text:p>
      <text:p text:style-name="P1"><text:s text:c="3"/>All <text:s text:c="14"/>74.9803% <text:s text:c="9"/>25.0197% <text:s text:c="8"/>100.0000%</text:p>
      <text:p text:style-name="P1"/>
      <text:p text:style-name="P1">----------------------------------------------------------</text:p>
      <text:p text:style-name="P1">USED SIZE:</text:p>
      <text:p text:style-name="P1">----------------------------------------------------------</text:p>
      <text:p text:style-name="P1">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4"/>540,555,403,484 <text:s text:c="2"/>243,836,868,250 <text:s text:c="2"/>784,392,271,734</text:p>
      <text:p text:style-name="P1"><text:s text:c="3"/>Folders <text:s text:c="6"/>939,637,510 <text:s text:c="7"/>14,946,304 <text:s text:c="6"/>954,583,814</text:p>
      <text:p text:style-name="P1"><text:s text:c="3"/>------- ----------------- ----------------- -----------------</text:p>
      <text:p text:style-name="P1"><text:s text:c="3"/>All <text:s text:c="6"/>541,495,040,994 <text:s text:c="2"/>243,851,814,554 <text:s text:c="2"/>785,346,855,548</text:p>
      <text:p text:style-name="P1"/>
      <text:p text:style-name="P1">----------------------------------------------------------</text:p>
      <text:p text:style-name="P1">Gigabytes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1"/>503.4315 <text:s text:c="9"/>227.0908 <text:s text:c="9"/>730.5222</text:p>
      <text:p text:style-name="P1"><text:s text:c="3"/>Folders <text:s text:c="11"/>0.8751 <text:s text:c="11"/>0.0139 <text:s text:c="11"/>0.8890</text:p>
      <text:p text:style-name="P1"><text:s text:c="3"/>------- ----------------- ----------------- -----------------</text:p>
      <text:p text:style-name="P1"><text:s text:c="3"/>All <text:s text:c="13"/>504.3066 <text:s text:c="9"/>227.1047 <text:s text:c="9"/>731.4113</text:p>
      <text:p text:style-name="P1"/>
      <text:p text:style-name="P1">----------------------------------------------------------</text:p>
      <text:p text:style-name="P1">Percentage:</text:p>
      <text:p text:style-name="P1"><text:s text:c="14"/>Unfragmented <text:s text:c="6"/>Fragmented <text:s text:c="11"/>All</text:p>
      <text:p text:style-name="P1"><text:s text:c="3"/>------- ----------------- ----------------- -----------------</text:p>
      <text:p text:style-name="P1"><text:s text:c="3"/>Files <text:s text:c="12"/>68.8301% <text:s text:c="9"/>31.0483% <text:s text:c="9"/>99.8785%</text:p>
      <text:p text:style-name="P1"><text:s text:c="3"/>Folders <text:s text:c="11"/>0.1196% <text:s text:c="10"/>0.0019% <text:s text:c="10"/>0.1215%</text:p>
      <text:p text:style-name="P1"><text:s text:c="3"/>------- ----------------- ----------------- -----------------</text:p>
      <text:p text:style-name="P1"><text:s text:c="3"/>All <text:s text:c="14"/>68.9498% <text:s text:c="9"/>31.0502% <text:s text:c="8"/>100.0000%</text:p>
      <text:p text:style-name="P1"><text:soft-page-break/></text:p>
      <text:p text:style-name="P1">----------------------------------------------------------</text:p>
      <text:p text:style-name="P1">Volume Detailed Statistics end.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----------------------------------------------------------</text:p>
      <text:p text:style-name="P1">Zone Detailed Report: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.000000 Boot Boot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860818 (0.360207%)</text:p>
      <text:p text:style-name="P1"><text:s text:c="18"/>Gap: 1.528968 (0.639793%)</text:p>
      <text:p text:style-name="P1"><text:s text:c="16"/>Total: 2.389786 (1.000000%)</text:p>
      <text:p text:style-name="P1"/>
      <text:p text:style-name="P1"><text:s text:c="8"/>Files/folders: <text:s text:c="12"/>3,660 (0.000137%) </text:p>
      <text:p text:style-name="P1"><text:s text:c="12"/>Fragments: <text:s text:c="16"/>2 (0.117647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0.000000 (0.000000%)</text:p>
      <text:p text:style-name="P1"><text:s text:c="12"/>Files End: 0.860818</text:p>
      <text:p text:style-name="P1"><text:s text:c="13"/>Zone End: 2.389786 (1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1.000000%</text:p>
      <text:p text:style-name="P1"><text:s text:c="12"/>Actual Gap: 0.639793% (1.528968)</text:p>
      <text:p text:style-name="P1"><text:s text:c="17"/></text:p>
      <text:p text:style-name="P1"><text:s text:c="15"/>The desired min gap size. (GapRequested): 0.232764 <text:s/>(Loc) 1.093582</text:p>
      <text:p text:style-name="P1"><text:s text:c="14"/>Must be half the zone size. (GapAdjusted): 0.232764 <text:s/>(---) 1.093582</text:p>
      <text:p text:style-name="P1"><text:s text:c="15"/>Align to the volume evenly. (GapRounded): 1.528968 <text:s/>(---) 2.389786</text:p>
      <text:p text:style-name="P1"><text:s text:c="10"/>The remaining space available. (GapAvailable): 64.141625 <text:s/>(---) 65.002443</text:p>
      <text:p text:style-name="P1"><text:s text:c="6"/>The lower of adjusted and available. (GapCurrent): 1.528968 <text:s/>(---) 2.389786</text:p>
      <text:p text:style-name="P1"><text:s text:c="4"/>(GapCurrent) after any code you inserted. (GapUsed): 1.528968 <text:s/>(---) 2.389786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53400198.849344 (0.097399%)</text:p>
      <text:p text:style-name="P1"><text:s text:c="19"/>Total Used: 6262654812.160000 (2.413847%)</text:p>
      <text:p text:style-name="P1"><text:s text:c="9"/>Volume Used by Zones: 6262654812.160000 (0.639793%)</text:p>
      <text:p text:style-name="P1"/>
      <text:p text:style-name="P1">Directory and Files Select:</text:p>
      <text:p text:style-name="P1">---------------------------</text:p>
      <text:p text:style-name="P1"># Script: ZoneDo ZoneTypeSelectOsBoot</text:p>
      <text:p text:style-name="P1"># Boot start.</text:p>
      <text:p text:style-name="P1">ImportListFromBootOptimize()</text:p>
      <text:p text:style-name="P1"># Boot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<text:soft-page-break/>Zone: 1.000000 Boot Boot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1.464832 (0.612955%)</text:p>
      <text:p text:style-name="P1"><text:s text:c="16"/>Total: 1.464832 (1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0.924954 (0.000000%)</text:p>
      <text:p text:style-name="P1"><text:s text:c="12"/>Files End: 0.924954</text:p>
      <text:p text:style-name="P1"><text:s text:c="13"/>Zone End: 2.389786 (1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1.000000%</text:p>
      <text:p text:style-name="P1"><text:s text:c="12"/>Actual Gap: 0.612955% (1.464832)</text:p>
      <text:p text:style-name="P1"><text:s text:c="17"/></text:p>
      <text:p text:style-name="P1"><text:s text:c="15"/>The desired min gap size. (GapRequested): 0.232764 <text:s/>(Loc) 1.157718</text:p>
      <text:p text:style-name="P1"><text:s text:c="14"/>Must be half the zone size. (GapAdjusted): 0.000000 <text:s/>(---) 0.924954</text:p>
      <text:p text:style-name="P1"><text:s text:c="15"/>Align to the volume evenly. (GapRounded): 1.464832 <text:s/>(---) 2.389786</text:p>
      <text:p text:style-name="P1"><text:s text:c="10"/>The remaining space available. (GapAvailable): 64.141564 <text:s/>(---) 65.066518</text:p>
      <text:p text:style-name="P1"><text:s text:c="6"/>The lower of adjusted and available. (GapCurrent): 1.464832 <text:s/>(---) 2.389786</text:p>
      <text:p text:style-name="P1"><text:s text:c="4"/>(GapCurrent) after any code you inserted. (GapUsed): 1.464832 <text:s/>(---) 2.389786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906800397.698688 (0.194799%)</text:p>
      <text:p text:style-name="P1"><text:s text:c="19"/>Total Used: 12262608568.320000 (4.726522%)</text:p>
      <text:p text:style-name="P1"><text:s text:c="9"/>Volume Used by Zones: 5999953756.160000 (0.612955%)</text:p>
      <text:p text:style-name="P1"/>
      <text:p text:style-name="P1">Directory and Files Select:</text:p>
      <text:p text:style-name="P1">---------------------------</text:p>
      <text:p text:style-name="P1"># Script: ZoneDo ZoneTypeSelectOsBoot</text:p>
      <text:p text:style-name="P1"># Boot start.</text:p>
      <text:p text:style-name="P1">ImportListFromBootOptimize()</text:p>
      <text:p text:style-name="P1"># Boot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2.000000 BootData BootData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76526 (0.032022%)</text:p>
      <text:p text:style-name="P1"><text:s text:c="18"/>Gap: 2.313261 (0.967978%)</text:p>
      <text:p text:style-name="P1"><text:s text:c="16"/>Total: 2.389787 (2.000000%)</text:p>
      <text:p text:style-name="P1"/>
      <text:p text:style-name="P1"><text:s text:c="8"/>Files/folders: <text:s text:c="14"/>128 (0.005838%) </text:p>
      <text:p text:style-name="P1"><text:soft-page-break/><text:s text:c="12"/>Fragments: <text:s text:c="16"/>2 (0.11534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2.389786 (0.000000%)</text:p>
      <text:p text:style-name="P1"><text:s text:c="12"/>Files End: 2.466312</text:p>
      <text:p text:style-name="P1"><text:s text:c="13"/>Zone End: 4.779573 (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1.000000%</text:p>
      <text:p text:style-name="P1"><text:s text:c="12"/>Actual Gap: 0.967978% (2.313261)</text:p>
      <text:p text:style-name="P1"><text:s text:c="17"/></text:p>
      <text:p text:style-name="P1"><text:s text:c="15"/>The desired min gap size. (GapRequested): 0.232764 <text:s/>(Loc) 2.699076</text:p>
      <text:p text:style-name="P1"><text:s text:c="14"/>Must be half the zone size. (GapAdjusted): 0.153052 <text:s/>(---) 2.619364</text:p>
      <text:p text:style-name="P1"><text:s text:c="15"/>Align to the volume evenly. (GapRounded): 2.313261 <text:s/>(---) 4.779573</text:p>
      <text:p text:style-name="P1"><text:s text:c="10"/>The remaining space available. (GapAvailable): 62.676732 <text:s/>(---) 65.143044</text:p>
      <text:p text:style-name="P1"><text:s text:c="6"/>The lower of adjusted and available. (GapCurrent): 2.313261 <text:s/>(---) 4.779573</text:p>
      <text:p text:style-name="P1"><text:s text:c="4"/>(GapCurrent) after any code you inserted. (GapUsed): 2.313261 <text:s/>(---) 4.779573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2860200596.548032 (0.292198%)</text:p>
      <text:p text:style-name="P1"><text:s text:c="19"/>Total Used: 21737725296.639999 (8.378652%)</text:p>
      <text:p text:style-name="P1"><text:s text:c="9"/>Volume Used by Zones: 9475116728.320000 (0.967978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Boot - Data files.</text:p>
      <text:p text:style-name="P1"><text:s text:c="16"/>not(</text:p>
      <text:p text:style-name="P1"><text:s text:c="21"/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2.000000 BootData BootData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2.313261 (0.967978%)</text:p>
      <text:p text:style-name="P1"><text:s text:c="16"/>Total: 2.313261 (2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><text:soft-page-break/></text:p>
      <text:p text:style-name="P1"><text:s text:c="3"/>Location:</text:p>
      <text:p text:style-name="P1"><text:s text:c="3"/>------------------------</text:p>
      <text:p text:style-name="P1"><text:s text:c="11"/>Zone Start: 2.466312 (0.000000%)</text:p>
      <text:p text:style-name="P1"><text:s text:c="12"/>Files End: 2.466312</text:p>
      <text:p text:style-name="P1"><text:s text:c="13"/>Zone End: 4.779573 (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1.000000%</text:p>
      <text:p text:style-name="P1"><text:s text:c="12"/>Actual Gap: 0.967978% (2.313261)</text:p>
      <text:p text:style-name="P1"><text:s text:c="17"/></text:p>
      <text:p text:style-name="P1"><text:s text:c="15"/>The desired min gap size. (GapRequested): 0.232764 <text:s/>(Loc) 2.699076</text:p>
      <text:p text:style-name="P1"><text:s text:c="14"/>Must be half the zone size. (GapAdjusted): 0.000000 <text:s/>(---) 2.466312</text:p>
      <text:p text:style-name="P1"><text:s text:c="15"/>Align to the volume evenly. (GapRounded): 2.313261 <text:s/>(---) 4.779573</text:p>
      <text:p text:style-name="P1"><text:s text:c="10"/>The remaining space available. (GapAvailable): 62.677157 <text:s/>(---) 65.143469</text:p>
      <text:p text:style-name="P1"><text:s text:c="6"/>The lower of adjusted and available. (GapCurrent): 2.313261 <text:s/>(---) 4.779573</text:p>
      <text:p text:style-name="P1"><text:s text:c="4"/>(GapCurrent) after any code you inserted. (GapUsed): 2.313261 <text:s/>(---) 4.779573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3813600795.397376 (0.389598%)</text:p>
      <text:p text:style-name="P1"><text:s text:c="19"/>Total Used: 31212842024.959999 (12.030594%)</text:p>
      <text:p text:style-name="P1"><text:s text:c="9"/>Volume Used by Zones: 9475116728.320000 (0.967978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Boot - Data files.</text:p>
      <text:p text:style-name="P1"><text:s text:c="16"/>not(</text:p>
      <text:p text:style-name="P1"><text:s text:c="21"/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5.000000 Programs Program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9.861311 (4.126440%)</text:p>
      <text:p text:style-name="P1"><text:s text:c="18"/>Gap: 4.477409 (1.873560%)</text:p>
      <text:p text:style-name="P1"><text:s text:c="16"/>Total: 14.338720 (8.000000%)</text:p>
      <text:p text:style-name="P1"/>
      <text:p text:style-name="P1"><text:s text:c="8"/>Files/folders: <text:s text:c="10"/>287,724 (0.013091%) </text:p>
      <text:p text:style-name="P1"><text:s text:c="12"/>Fragments: <text:s text:c="14"/>304 (17.551963%) </text:p>
      <text:p text:style-name="P1"/>
      <text:p text:style-name="P1"><text:soft-page-break/><text:s text:c="3"/>Location:</text:p>
      <text:p text:style-name="P1"><text:s text:c="3"/>------------------------</text:p>
      <text:p text:style-name="P1"><text:s text:c="11"/>Zone Start: 4.779572 (0.000000%)</text:p>
      <text:p text:style-name="P1"><text:s text:c="12"/>Files End: 14.640883</text:p>
      <text:p text:style-name="P1"><text:s text:c="13"/>Zone End: 19.118292 (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873560% (4.477409)</text:p>
      <text:p text:style-name="P1"><text:s text:c="17"/></text:p>
      <text:p text:style-name="P1"><text:s text:c="15"/>The desired min gap size. (GapRequested): 0.465527 <text:s/>(Loc) 15.106410</text:p>
      <text:p text:style-name="P1"><text:s text:c="14"/>Must be half the zone size. (GapAdjusted): 0.465527 <text:s/>(---) 15.106410</text:p>
      <text:p text:style-name="P1"><text:s text:c="15"/>Align to the volume evenly. (GapRounded): 4.477409 <text:s/>(---) 19.118292</text:p>
      <text:p text:style-name="P1"><text:s text:c="10"/>The remaining space available. (GapAvailable): 60.354686 <text:s/>(---) 74.995569</text:p>
      <text:p text:style-name="P1"><text:s text:c="6"/>The lower of adjusted and available. (GapCurrent): 4.477409 <text:s/>(---) 19.118292</text:p>
      <text:p text:style-name="P1"><text:s text:c="4"/>(GapCurrent) after any code you inserted. (GapUsed): 4.477409 <text:s/>(---) 19.118292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5720401193.096064 (0.584396%)</text:p>
      <text:p text:style-name="P1"><text:s text:c="19"/>Total Used: 49552307978.239998 (19.106765%)</text:p>
      <text:p text:style-name="P1"><text:s text:c="9"/>Volume Used by Zones: 18339465953.279999 (1.873560%)</text:p>
      <text:p text:style-name="P1"/>
      <text:p text:style-name="P1">Directory and Files Select:</text:p>
      <text:p text:style-name="P1">---------------------------</text:p>
      <text:p text:style-name="P1"># Script: ZoneDo ZoneTypeSelectOsPrograms</text:p>
      <text:p text:style-name="P1"># Program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oft-page-break/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oft-page-break/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<text:soft-page-break/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rograms</text:p>
      <text:p text:style-name="P1">and (</text:p>
      <text:p text:style-name="P1"># SystemDir start.</text:p>
      <text:p text:style-name="P1">(</text:p>
      <text:p text:style-name="P1"><text:s text:c="2"/>DirectoryName("Boot*")</text:p>
      <text:p text:style-name="P1"><text:s text:c="2"/>or DirectoryName("Device*")</text:p>
      <text:p text:style-name="P1"><text:s text:c="2"/>or DirectoryName("DevSupport*")</text:p>
      <text:p text:style-name="P1"><text:s text:c="2"/>or DirectoryName("Program*")</text:p>
      <text:p text:style-name="P1"><text:s text:c="2"/>or DirectoryName("Security*")</text:p>
      <text:p text:style-name="P1"><text:s text:c="2"/>or DirectoryName("SendTo*")</text:p>
      <text:p text:style-name="P1"><text:s text:c="2"/>or DirectoryName("Sw*")</text:p>
      <text:p text:style-name="P1"><text:s text:c="2"/>or DirectoryName("System*")</text:p>
      <text:p text:style-name="P1"><text:s text:c="2"/>or DirectoryName("Toolbars")</text:p>
      <text:p text:style-name="P1"><text:s text:c="2"/>or DirectoryName("Windows*")</text:p>
      <text:p text:style-name="P1">)</text:p>
      <text:p text:style-name="P1"># SystemDir end.</text:p>
      <text:p text:style-name="P1"/>
      <text:p text:style-name="P1"># Programs</text:p>
      <text:p text:style-name="P1">)</text:p>
      <text:p text:style-name="P1"># Programs end.</text:p>
      <text:p text:style-name="P1"/>
      <text:p text:style-name="P1"><text:s text:c="16"/>and not(</text:p>
      <text:p text:style-name="P1"><text:s text:c="21"/># Script: ZoneDo ZoneTypeSelectOsDataDynamic</text:p>
      <text:p text:style-name="P1"># Os Data Dynamic start.</text:p>
      <text:p text:style-name="P1">(</text:p>
      <text:p text:style-name="P1"># Os Data Dynamic start.</text:p>
      <text:p text:style-name="P1">(</text:p>
      <text:p text:style-name="P1"><text:s text:c="2"/>FileName("*.dat*")</text:p>
      <text:p text:style-name="P1"><text:s text:c="2"/>or FileName("*.db*")</text:p>
      <text:p text:style-name="P1"><text:s text:c="2"/>or FileName("*.edb*")</text:p>
      <text:p text:style-name="P1"><text:s text:c="2"/>or FileName("*.log*")</text:p>
      <text:p text:style-name="P1"><text:s text:c="2"/>or FileName("DataStore.edb")</text:p>
      <text:p text:style-name="P1">)</text:p>
      <text:p text:style-name="P1"># Os Data Dynamic end.</text:p>
      <text:p text:style-name="P1"/>
      <text:p text:style-name="P1"><text:s text:c="2"/>or 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# Os Data Dynamic</text:p>
      <text:p text:style-name="P1">)</text:p>
      <text:p text:style-name="P1"># Os Data Dynamic end.</text:p>
      <text:p text:style-name="P1"/>
      <text:p text:style-name="P1"><text:s text:c="21"/>or </text:p>
      <text:p text:style-name="P1"><text:s text:c="21"/>DirectoryName("Windows*")</text:p>
      <text:p text:style-name="P1"><text:s text:c="16"/>)</text:p>
      <text:p text:style-name="P1"><text:soft-page-break/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5.000000 Programs Program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4.477400 (1.873556%)</text:p>
      <text:p text:style-name="P1"><text:s text:c="16"/>Total: 4.477400 (8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4.640892 (0.000000%)</text:p>
      <text:p text:style-name="P1"><text:s text:c="12"/>Files End: 14.640892</text:p>
      <text:p text:style-name="P1"><text:s text:c="13"/>Zone End: 19.118292 (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873556% (4.477400)</text:p>
      <text:p text:style-name="P1"><text:s text:c="17"/></text:p>
      <text:p text:style-name="P1"><text:s text:c="15"/>The desired min gap size. (GapRequested): 0.465527 <text:s/>(Loc) 15.106419</text:p>
      <text:p text:style-name="P1"><text:s text:c="14"/>Must be half the zone size. (GapAdjusted): 0.000000 <text:s/>(---) 14.640892</text:p>
      <text:p text:style-name="P1"><text:s text:c="15"/>Align to the volume evenly. (GapRounded): 4.477400 <text:s/>(---) 19.118292</text:p>
      <text:p text:style-name="P1"><text:s text:c="10"/>The remaining space available. (GapAvailable): 60.335041 <text:s/>(---) 74.975933</text:p>
      <text:p text:style-name="P1"><text:s text:c="6"/>The lower of adjusted and available. (GapCurrent): 4.477400 <text:s/>(---) 19.118292</text:p>
      <text:p text:style-name="P1"><text:s text:c="4"/>(GapCurrent) after any code you inserted. (GapUsed): 4.477400 <text:s/>(---) 19.118292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7627201590.794752 (0.779195%)</text:p>
      <text:p text:style-name="P1"><text:s text:c="19"/>Total Used: 67891737067.519997 (26.176996%)</text:p>
      <text:p text:style-name="P1"><text:s text:c="9"/>Volume Used by Zones: 18339429089.279999 (1.873556%)</text:p>
      <text:p text:style-name="P1"/>
      <text:p text:style-name="P1">Directory and Files Select:</text:p>
      <text:p text:style-name="P1">---------------------------</text:p>
      <text:p text:style-name="P1"># Script: ZoneDo ZoneTypeSelectOsPrograms</text:p>
      <text:p text:style-name="P1"># Program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oft-page-break/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oft-page-break/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<text:soft-page-break/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rograms</text:p>
      <text:p text:style-name="P1">and (</text:p>
      <text:p text:style-name="P1"># SystemDir start.</text:p>
      <text:p text:style-name="P1">(</text:p>
      <text:p text:style-name="P1"><text:s text:c="2"/>DirectoryName("Boot*")</text:p>
      <text:p text:style-name="P1"><text:s text:c="2"/>or DirectoryName("Device*")</text:p>
      <text:p text:style-name="P1"><text:s text:c="2"/>or DirectoryName("DevSupport*")</text:p>
      <text:p text:style-name="P1"><text:s text:c="2"/>or DirectoryName("Program*")</text:p>
      <text:p text:style-name="P1"><text:s text:c="2"/>or DirectoryName("Security*")</text:p>
      <text:p text:style-name="P1"><text:s text:c="2"/>or DirectoryName("SendTo*")</text:p>
      <text:p text:style-name="P1"><text:s text:c="2"/>or DirectoryName("Sw*")</text:p>
      <text:p text:style-name="P1"><text:s text:c="2"/>or DirectoryName("System*")</text:p>
      <text:p text:style-name="P1"><text:s text:c="2"/>or DirectoryName("Toolbars")</text:p>
      <text:p text:style-name="P1"><text:s text:c="2"/>or DirectoryName("Windows*")</text:p>
      <text:p text:style-name="P1">)</text:p>
      <text:p text:style-name="P1"># SystemDir end.</text:p>
      <text:p text:style-name="P1"/>
      <text:p text:style-name="P1"># Programs</text:p>
      <text:p text:style-name="P1">)</text:p>
      <text:p text:style-name="P1"># Programs end.</text:p>
      <text:p text:style-name="P1"/>
      <text:p text:style-name="P1"><text:s text:c="16"/>and not(</text:p>
      <text:p text:style-name="P1"><text:s text:c="21"/># Script: ZoneDo ZoneTypeSelectOsDataDynamic</text:p>
      <text:p text:style-name="P1"># Os Data Dynamic start.</text:p>
      <text:p text:style-name="P1">(</text:p>
      <text:p text:style-name="P1"># Os Data Dynamic start.</text:p>
      <text:p text:style-name="P1">(</text:p>
      <text:p text:style-name="P1"><text:s text:c="2"/>FileName("*.dat*")</text:p>
      <text:p text:style-name="P1"><text:s text:c="2"/>or FileName("*.db*")</text:p>
      <text:p text:style-name="P1"><text:s text:c="2"/>or FileName("*.edb*")</text:p>
      <text:p text:style-name="P1"><text:s text:c="2"/>or FileName("*.log*")</text:p>
      <text:p text:style-name="P1"><text:s text:c="2"/>or FileName("DataStore.edb")</text:p>
      <text:p text:style-name="P1">)</text:p>
      <text:p text:style-name="P1"># Os Data Dynamic end.</text:p>
      <text:p text:style-name="P1"/>
      <text:p text:style-name="P1"><text:soft-page-break/><text:s text:c="2"/>or 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# Os Data Dynamic</text:p>
      <text:p text:style-name="P1">)</text:p>
      <text:p text:style-name="P1"># Os Data Dynamic end.</text:p>
      <text:p text:style-name="P1"/>
      <text:p text:style-name="P1"><text:s text:c="21"/>or </text:p>
      <text:p text:style-name="P1"><text:s text:c="21"/>DirectoryName("Windows*")</text:p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6.000000 ProgramsWindows !ZoneLabelProgramsWidows!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5.322454 (2.227167%)</text:p>
      <text:p text:style-name="P1"><text:s text:c="18"/>Gap: 4.236693 (1.772833%)</text:p>
      <text:p text:style-name="P1"><text:s text:c="16"/>Total: 9.559147 (12.000000%)</text:p>
      <text:p text:style-name="P1"/>
      <text:p text:style-name="P1"><text:s text:c="8"/>Files/folders: <text:s text:c="10"/>391,670 (0.017835%) </text:p>
      <text:p text:style-name="P1"><text:s text:c="12"/>Fragments: <text:s text:c="14"/>670 (44.786096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9.118291 (0.000000%)</text:p>
      <text:p text:style-name="P1"><text:s text:c="12"/>Files End: 24.440745</text:p>
      <text:p text:style-name="P1"><text:s text:c="13"/>Zone End: 28.677438 (1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772833% (4.236693)</text:p>
      <text:p text:style-name="P1"><text:s text:c="17"/></text:p>
      <text:p text:style-name="P1"><text:s text:c="15"/>The desired min gap size. (GapRequested): 0.465527 <text:s/>(Loc) 24.906272</text:p>
      <text:p text:style-name="P1"><text:s text:c="14"/>Must be half the zone size. (GapAdjusted): 0.465527 <text:s/>(---) 24.906272</text:p>
      <text:p text:style-name="P1"><text:s text:c="15"/>Align to the volume evenly. (GapRounded): 4.236693 <text:s/>(---) 28.677438</text:p>
      <text:p text:style-name="P1"><text:s text:c="10"/>The remaining space available. (GapAvailable): 55.881149 <text:s/>(---) 80.321894</text:p>
      <text:p text:style-name="P1"><text:s text:c="6"/>The lower of adjusted and available. (GapCurrent): 4.236693 <text:s/>(---) 28.677438</text:p>
      <text:p text:style-name="P1"><text:s text:c="4"/>(GapCurrent) after any code you inserted. (GapUsed): 4.236693 <text:s/>(---) 28.677438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534001988.493441 (0.973994%)</text:p>
      <text:p text:style-name="P1"><text:s text:c="19"/>Total Used: 85245229629.439972 (32.868329%)</text:p>
      <text:p text:style-name="P1"><text:s text:c="9"/>Volume Used by Zones: 17353492561.919983 (1.772833%)</text:p>
      <text:p text:style-name="P1"><text:soft-page-break/></text:p>
      <text:p text:style-name="P1">Directory and Files Select:</text:p>
      <text:p text:style-name="P1">---------------------------</text:p>
      <text:p text:style-name="P1"/>
      <text:p text:style-name="P1"><text:s text:c="16"/># Programs - Windows folder.</text:p>
      <text:p text:style-name="P1"><text:tab/><text:tab/><text:tab/><text:tab/># Script: ZoneDo ZoneTypeSelectOsPrograms</text:p>
      <text:p text:style-name="P1"># Program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oft-page-break/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oft-page-break/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rograms</text:p>
      <text:p text:style-name="P1">and (</text:p>
      <text:p text:style-name="P1"># SystemDir start.</text:p>
      <text:p text:style-name="P1">(</text:p>
      <text:p text:style-name="P1"><text:s text:c="2"/>DirectoryName("Boot*")</text:p>
      <text:p text:style-name="P1"><text:s text:c="2"/>or DirectoryName("Device*")</text:p>
      <text:p text:style-name="P1"><text:s text:c="2"/>or DirectoryName("DevSupport*")</text:p>
      <text:p text:style-name="P1"><text:s text:c="2"/>or DirectoryName("Program*")</text:p>
      <text:p text:style-name="P1"><text:s text:c="2"/>or DirectoryName("Security*")</text:p>
      <text:p text:style-name="P1"><text:s text:c="2"/>or DirectoryName("SendTo*")</text:p>
      <text:p text:style-name="P1"><text:s text:c="2"/>or DirectoryName("Sw*")</text:p>
      <text:p text:style-name="P1"><text:s text:c="2"/>or DirectoryName("System*")</text:p>
      <text:p text:style-name="P1"><text:s text:c="2"/>or DirectoryName("Toolbars")</text:p>
      <text:p text:style-name="P1"><text:s text:c="2"/>or DirectoryName("Windows*")</text:p>
      <text:p text:style-name="P1">)</text:p>
      <text:p text:style-name="P1"><text:soft-page-break/># SystemDir end.</text:p>
      <text:p text:style-name="P1"/>
      <text:p text:style-name="P1"># Programs</text:p>
      <text:p text:style-name="P1">)</text:p>
      <text:p text:style-name="P1"># Programs end.</text:p>
      <text:p text:style-name="P1"/>
      <text:p text:style-name="P1"><text:s text:c="16"/>and not(</text:p>
      <text:p text:style-name="P1"><text:s text:c="16"/># Script: ZoneDo ZoneTypeSelectOsDataDynamic</text:p>
      <text:p text:style-name="P1"># Os Data Dynamic start.</text:p>
      <text:p text:style-name="P1">(</text:p>
      <text:p text:style-name="P1"># Os Data Dynamic start.</text:p>
      <text:p text:style-name="P1">(</text:p>
      <text:p text:style-name="P1"><text:s text:c="2"/>FileName("*.dat*")</text:p>
      <text:p text:style-name="P1"><text:s text:c="2"/>or FileName("*.db*")</text:p>
      <text:p text:style-name="P1"><text:s text:c="2"/>or FileName("*.edb*")</text:p>
      <text:p text:style-name="P1"><text:s text:c="2"/>or FileName("*.log*")</text:p>
      <text:p text:style-name="P1"><text:s text:c="2"/>or FileName("DataStore.edb")</text:p>
      <text:p text:style-name="P1">)</text:p>
      <text:p text:style-name="P1"># Os Data Dynamic end.</text:p>
      <text:p text:style-name="P1"/>
      <text:p text:style-name="P1"><text:s text:c="2"/>or 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# Os Data Dynamic</text:p>
      <text:p text:style-name="P1">)</text:p>
      <text:p text:style-name="P1"># Os Data Dynamic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6.000000 ProgramsWindows !ZoneLabelProgramsWidows!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4.233280 (1.771405%)</text:p>
      <text:p text:style-name="P1"><text:s text:c="16"/>Total: 4.233280 (12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24.444158 (0.000000%)</text:p>
      <text:p text:style-name="P1"><text:s text:c="12"/>Files End: 24.444158</text:p>
      <text:p text:style-name="P1"><text:s text:c="13"/>Zone End: 28.677438 (12.000000%)</text:p>
      <text:p text:style-name="P1"><text:s text:c="6"/></text:p>
      <text:p text:style-name="P1"><text:soft-page-break/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771405% (4.233280)</text:p>
      <text:p text:style-name="P1"><text:s text:c="17"/></text:p>
      <text:p text:style-name="P1"><text:s text:c="15"/>The desired min gap size. (GapRequested): 0.465527 <text:s/>(Loc) 24.909685</text:p>
      <text:p text:style-name="P1"><text:s text:c="14"/>Must be half the zone size. (GapAdjusted): 0.000000 <text:s/>(---) 24.444158</text:p>
      <text:p text:style-name="P1"><text:s text:c="15"/>Align to the volume evenly. (GapRounded): 4.233280 <text:s/>(---) 28.677438</text:p>
      <text:p text:style-name="P1"><text:s text:c="10"/>The remaining space available. (GapAvailable): 55.883851 <text:s/>(---) 80.328009</text:p>
      <text:p text:style-name="P1"><text:s text:c="6"/>The lower of adjusted and available. (GapCurrent): 4.233280 <text:s/>(---) 28.677438</text:p>
      <text:p text:style-name="P1"><text:s text:c="4"/>(GapCurrent) after any code you inserted. (GapUsed): 4.233280 <text:s/>(---) 28.677438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1440802386.192129 (1.168793%)</text:p>
      <text:p text:style-name="P1"><text:s text:c="19"/>Total Used: 102584742543.359990 (39.558654%)</text:p>
      <text:p text:style-name="P1"><text:s text:c="9"/>Volume Used by Zones: 17339512913.920013 (1.771405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Programs - Windows folder.</text:p>
      <text:p text:style-name="P1"><text:tab/><text:tab/><text:tab/><text:tab/># Script: ZoneDo ZoneTypeSelectOsPrograms</text:p>
      <text:p text:style-name="P1"># Program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oft-page-break/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oft-page-break/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<text:soft-page-break/>) )</text:p>
      <text:p text:style-name="P1"># NotBlobsArchivesBu end.</text:p>
      <text:p text:style-name="P1"/>
      <text:p text:style-name="P1"># Programs</text:p>
      <text:p text:style-name="P1">and (</text:p>
      <text:p text:style-name="P1"># SystemDir start.</text:p>
      <text:p text:style-name="P1">(</text:p>
      <text:p text:style-name="P1"><text:s text:c="2"/>DirectoryName("Boot*")</text:p>
      <text:p text:style-name="P1"><text:s text:c="2"/>or DirectoryName("Device*")</text:p>
      <text:p text:style-name="P1"><text:s text:c="2"/>or DirectoryName("DevSupport*")</text:p>
      <text:p text:style-name="P1"><text:s text:c="2"/>or DirectoryName("Program*")</text:p>
      <text:p text:style-name="P1"><text:s text:c="2"/>or DirectoryName("Security*")</text:p>
      <text:p text:style-name="P1"><text:s text:c="2"/>or DirectoryName("SendTo*")</text:p>
      <text:p text:style-name="P1"><text:s text:c="2"/>or DirectoryName("Sw*")</text:p>
      <text:p text:style-name="P1"><text:s text:c="2"/>or DirectoryName("System*")</text:p>
      <text:p text:style-name="P1"><text:s text:c="2"/>or DirectoryName("Toolbars")</text:p>
      <text:p text:style-name="P1"><text:s text:c="2"/>or DirectoryName("Windows*")</text:p>
      <text:p text:style-name="P1">)</text:p>
      <text:p text:style-name="P1"># SystemDir end.</text:p>
      <text:p text:style-name="P1"/>
      <text:p text:style-name="P1"># Programs</text:p>
      <text:p text:style-name="P1">)</text:p>
      <text:p text:style-name="P1"># Programs end.</text:p>
      <text:p text:style-name="P1"/>
      <text:p text:style-name="P1"><text:s text:c="16"/>and not(</text:p>
      <text:p text:style-name="P1"><text:s text:c="16"/># Script: ZoneDo ZoneTypeSelectOsDataDynamic</text:p>
      <text:p text:style-name="P1"># Os Data Dynamic start.</text:p>
      <text:p text:style-name="P1">(</text:p>
      <text:p text:style-name="P1"># Os Data Dynamic start.</text:p>
      <text:p text:style-name="P1">(</text:p>
      <text:p text:style-name="P1"><text:s text:c="2"/>FileName("*.dat*")</text:p>
      <text:p text:style-name="P1"><text:s text:c="2"/>or FileName("*.db*")</text:p>
      <text:p text:style-name="P1"><text:s text:c="2"/>or FileName("*.edb*")</text:p>
      <text:p text:style-name="P1"><text:s text:c="2"/>or FileName("*.log*")</text:p>
      <text:p text:style-name="P1"><text:s text:c="2"/>or FileName("DataStore.edb")</text:p>
      <text:p text:style-name="P1">)</text:p>
      <text:p text:style-name="P1"># Os Data Dynamic end.</text:p>
      <text:p text:style-name="P1"/>
      <text:p text:style-name="P1"><text:s text:c="2"/>or 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# Os Data Dynamic</text:p>
      <text:p text:style-name="P1">)</text:p>
      <text:p text:style-name="P1"># Os Data Dynamic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7.000000 ProgramsData ProgramsData 2021-11-13 11:30 PM </text:p>
      <text:p text:style-name="P1"><text:soft-page-break/></text:p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781606 (0.327061%)</text:p>
      <text:p text:style-name="P1"><text:s text:c="18"/>Gap: 3.997967 (1.672939%)</text:p>
      <text:p text:style-name="P1"><text:s text:c="16"/>Total: 4.779573 (14.000000%)</text:p>
      <text:p text:style-name="P1"/>
      <text:p text:style-name="P1"><text:s text:c="8"/>Files/folders: <text:s text:c="11"/>13,718 (0.000593%) </text:p>
      <text:p text:style-name="P1"><text:s text:c="12"/>Fragments: <text:s text:c="15"/>26 (3.033839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28.677437 (0.000000%)</text:p>
      <text:p text:style-name="P1"><text:s text:c="12"/>Files End: 29.459043</text:p>
      <text:p text:style-name="P1"><text:s text:c="13"/>Zone End: 33.457010 (14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672939% (3.997967)</text:p>
      <text:p text:style-name="P1"><text:s text:c="17"/></text:p>
      <text:p text:style-name="P1"><text:s text:c="15"/>The desired min gap size. (GapRequested): 0.465527 <text:s/>(Loc) 29.924570</text:p>
      <text:p text:style-name="P1"><text:s text:c="14"/>Must be half the zone size. (GapAdjusted): 0.465527 <text:s/>(---) 29.924570</text:p>
      <text:p text:style-name="P1"><text:s text:c="15"/>Align to the volume evenly. (GapRounded): 3.997967 <text:s/>(---) 33.457010</text:p>
      <text:p text:style-name="P1"><text:s text:c="10"/>The remaining space available. (GapAvailable): 51.650572 <text:s/>(---) 81.109615</text:p>
      <text:p text:style-name="P1"><text:s text:c="6"/>The lower of adjusted and available. (GapCurrent): 3.997967 <text:s/>(---) 33.457010</text:p>
      <text:p text:style-name="P1"><text:s text:c="4"/>(GapCurrent) after any code you inserted. (GapUsed): 3.997967 <text:s/>(---) 33.457010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3347602783.890818 (1.363591%)</text:p>
      <text:p text:style-name="P1"><text:s text:c="19"/>Total Used: 118960417177.599980 (45.873936%)</text:p>
      <text:p text:style-name="P1"><text:s text:c="9"/>Volume Used by Zones: 16375674634.239990 (1.672939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Programs - Data files.</text:p>
      <text:p text:style-name="P1"><text:s text:c="16"/>not(</text:p>
      <text:p text:style-name="P1"><text:s text:c="16"/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7.000000 ProgramsData ProgramsData 2021-11-13 11:30 PM </text:p>
      <text:p text:style-name="P1"/>
      <text:p text:style-name="P1"><text:soft-page-break/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3.997816 (1.672876%)</text:p>
      <text:p text:style-name="P1"><text:s text:c="16"/>Total: 3.997816 (14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29.459194 (0.000000%)</text:p>
      <text:p text:style-name="P1"><text:s text:c="12"/>Files End: 29.459194</text:p>
      <text:p text:style-name="P1"><text:s text:c="13"/>Zone End: 33.457010 (14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1.672876% (3.997816)</text:p>
      <text:p text:style-name="P1"><text:s text:c="17"/></text:p>
      <text:p text:style-name="P1"><text:s text:c="15"/>The desired min gap size. (GapRequested): 0.465527 <text:s/>(Loc) 29.924721</text:p>
      <text:p text:style-name="P1"><text:s text:c="14"/>Must be half the zone size. (GapAdjusted): 0.000000 <text:s/>(---) 29.459194</text:p>
      <text:p text:style-name="P1"><text:s text:c="15"/>Align to the volume evenly. (GapRounded): 3.997816 <text:s/>(---) 33.457010</text:p>
      <text:p text:style-name="P1"><text:s text:c="10"/>The remaining space available. (GapAvailable): 51.650160 <text:s/>(---) 81.109354</text:p>
      <text:p text:style-name="P1"><text:s text:c="6"/>The lower of adjusted and available. (GapCurrent): 3.997816 <text:s/>(---) 33.457010</text:p>
      <text:p text:style-name="P1"><text:s text:c="4"/>(GapCurrent) after any code you inserted. (GapUsed): 3.997816 <text:s/>(---) 33.457010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5254403181.589506 (1.558390%)</text:p>
      <text:p text:style-name="P1"><text:s text:c="19"/>Total Used: 135335473315.839980 (52.188565%)</text:p>
      <text:p text:style-name="P1"><text:s text:c="9"/>Volume Used by Zones: 16375056138.240005 (1.672876%)</text:p>
      <text:p text:style-name="P1"/>
      <text:p text:style-name="P1">Directory and Files Select:</text:p>
      <text:p text:style-name="P1">---------------------------</text:p>
      <text:p text:style-name="P1"/>
      <text:p text:style-name="P1"><text:s text:c="16"/># Programs - Data files.</text:p>
      <text:p text:style-name="P1"><text:s text:c="16"/>not(</text:p>
      <text:p text:style-name="P1"><text:s text:c="16"/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<text:s text:c="16"/>)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8.000000 IdeScripts IdeScripts 2021-11-13 11:30 PM </text:p>
      <text:p text:style-name="P1"/>
      <text:p text:style-name="P1">Statistics Report:</text:p>
      <text:p text:style-name="P1"><text:soft-page-break/>------------------</text:p>
      <text:p text:style-name="P1"><text:s text:c="3"/>Size: <text:s/></text:p>
      <text:p text:style-name="P1"><text:s text:c="3"/>------------------------</text:p>
      <text:p text:style-name="P1"><text:s text:c="16"/>Files: 1.508077 (0.631051%)</text:p>
      <text:p text:style-name="P1"><text:s text:c="18"/>Gap: 3.271496 (1.368949%)</text:p>
      <text:p text:style-name="P1"><text:s text:c="16"/>Total: 4.779573 (16.000000%)</text:p>
      <text:p text:style-name="P1"/>
      <text:p text:style-name="P1"><text:s text:c="8"/>Files/folders: <text:s text:c="10"/>137,496 (0.006249%) </text:p>
      <text:p text:style-name="P1"><text:s text:c="12"/>Fragments: <text:s text:c="16"/>2 (0.233372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33.457010 (0.000000%)</text:p>
      <text:p text:style-name="P1"><text:s text:c="12"/>Files End: 34.965087</text:p>
      <text:p text:style-name="P1"><text:s text:c="13"/>Zone End: 38.236583 (16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1.368949% (3.271496)</text:p>
      <text:p text:style-name="P1"><text:s text:c="17"/></text:p>
      <text:p text:style-name="P1"><text:s text:c="15"/>The desired min gap size. (GapRequested): 2.327637 <text:s/>(Loc) 37.292724</text:p>
      <text:p text:style-name="P1"><text:s text:c="14"/>Must be half the zone size. (GapAdjusted): 2.327637 <text:s/>(---) 37.292724</text:p>
      <text:p text:style-name="P1"><text:s text:c="15"/>Align to the volume evenly. (GapRounded): 3.271496 <text:s/>(---) 38.236583</text:p>
      <text:p text:style-name="P1"><text:s text:c="10"/>The remaining space available. (GapAvailable): 47.652306 <text:s/>(---) 82.617393</text:p>
      <text:p text:style-name="P1"><text:s text:c="6"/>The lower of adjusted and available. (GapCurrent): 3.271496 <text:s/>(---) 38.236583</text:p>
      <text:p text:style-name="P1"><text:s text:c="4"/>(GapCurrent) after any code you inserted. (GapUsed): 3.271496 <text:s/>(---) 38.236583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24788405170.082947 (2.532384%)</text:p>
      <text:p text:style-name="P1"><text:s text:c="19"/>Total Used: 148735522406.399960 (57.356125%)</text:p>
      <text:p text:style-name="P1"><text:s text:c="9"/>Volume Used by Zones: 13400049090.559998 (1.368949%)</text:p>
      <text:p text:style-name="P1"/>
      <text:p text:style-name="P1">Directory and Files Select:</text:p>
      <text:p text:style-name="P1">---------------------------</text:p>
      <text:p text:style-name="P1"># Script: ZoneDo ZoneTypeSelectIdeScripts</text:p>
      <text:p text:style-name="P1"># IdeScript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oft-page-break/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<text:soft-page-break/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<text:soft-page-break/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IdeScripts</text:p>
      <text:p text:style-name="P1">and ( </text:p>
      <text:p text:style-name="P1"># Ide start.</text:p>
      <text:p text:style-name="P1">(</text:p>
      <text:p text:style-name="P1"><text:s text:c="4"/>DirectoryName("Ide*")</text:p>
      <text:p text:style-name="P1"><text:s text:c="4"/>or DirectoryName("Java*")</text:p>
      <text:p text:style-name="P1"><text:s text:c="4"/>or DirectoryName("Os")</text:p>
      <text:p text:style-name="P1">)</text:p>
      <text:p text:style-name="P1"># Ide end.</text:p>
      <text:p text:style-name="P1"/>
      <text:p text:style-name="P1"># IdeScripts</text:p>
      <text:p text:style-name="P1">or <text:s/></text:p>
      <text:p text:style-name="P1"># Scripts start.</text:p>
      <text:p text:style-name="P1">(</text:p>
      <text:p text:style-name="P1"><text:s text:c="2"/>DirectoryName("*Script*")</text:p>
      <text:p text:style-name="P1">)</text:p>
      <text:p text:style-name="P1"># Scripts end.</text:p>
      <text:p text:style-name="P1"/>
      <text:p text:style-name="P1"># IdeScripts</text:p>
      <text:p text:style-name="P1">)</text:p>
      <text:p text:style-name="P1"># IdeScript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8.000000 IdeScripts IdeScript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0.881702 (0.368946%)</text:p>
      <text:p text:style-name="P1"><text:s text:c="16"/>Total: 0.881702 (15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34.965095 (0.000000%)</text:p>
      <text:p text:style-name="P1"><text:s text:c="12"/>Files End: 34.965095</text:p>
      <text:p text:style-name="P1"><text:soft-page-break/><text:s text:c="13"/>Zone End: 35.846797 (15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368946% (0.881702)</text:p>
      <text:p text:style-name="P1"><text:s text:c="17"/></text:p>
      <text:p text:style-name="P1"><text:s text:c="15"/>The desired min gap size. (GapRequested): 2.327637 <text:s/>(Loc) 37.292732</text:p>
      <text:p text:style-name="P1"><text:s text:c="14"/>Must be half the zone size. (GapAdjusted): 0.000000 <text:s/>(---) 34.965095</text:p>
      <text:p text:style-name="P1"><text:s text:c="15"/>Align to the volume evenly. (GapRounded): 0.881702 <text:s/>(---) 35.846797</text:p>
      <text:p text:style-name="P1"><text:s text:c="10"/>The remaining space available. (GapAvailable): 47.652306 <text:s/>(---) 82.617401</text:p>
      <text:p text:style-name="P1"><text:s text:c="6"/>The lower of adjusted and available. (GapCurrent): 0.881702 <text:s/>(---) 35.846797</text:p>
      <text:p text:style-name="P1"><text:s text:c="4"/>(GapCurrent) after any code you inserted. (GapUsed): 0.881702 <text:s/>(---) 35.846797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34322407158.576385 (3.506378%)</text:p>
      <text:p text:style-name="P1"><text:s text:c="19"/>Total Used: 152346973388.799960 (58.749218%)</text:p>
      <text:p text:style-name="P1"><text:s text:c="9"/>Volume Used by Zones: 3611450982.399994 (0.368946%)</text:p>
      <text:p text:style-name="P1"/>
      <text:p text:style-name="P1">Directory and Files Select:</text:p>
      <text:p text:style-name="P1">---------------------------</text:p>
      <text:p text:style-name="P1"># Script: ZoneDo ZoneTypeSelectIdeScripts</text:p>
      <text:p text:style-name="P1"># IdeScript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oft-page-break/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oft-page-break/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<text:soft-page-break/>) )</text:p>
      <text:p text:style-name="P1"># NotBlobsArchivesBu end.</text:p>
      <text:p text:style-name="P1"/>
      <text:p text:style-name="P1"># IdeScripts</text:p>
      <text:p text:style-name="P1">and ( </text:p>
      <text:p text:style-name="P1"># Ide start.</text:p>
      <text:p text:style-name="P1">(</text:p>
      <text:p text:style-name="P1"><text:s text:c="4"/>DirectoryName("Ide*")</text:p>
      <text:p text:style-name="P1"><text:s text:c="4"/>or DirectoryName("Java*")</text:p>
      <text:p text:style-name="P1"><text:s text:c="4"/>or DirectoryName("Os")</text:p>
      <text:p text:style-name="P1">)</text:p>
      <text:p text:style-name="P1"># Ide end.</text:p>
      <text:p text:style-name="P1"/>
      <text:p text:style-name="P1"># IdeScripts</text:p>
      <text:p text:style-name="P1">or <text:s/></text:p>
      <text:p text:style-name="P1"># Scripts start.</text:p>
      <text:p text:style-name="P1">(</text:p>
      <text:p text:style-name="P1"><text:s text:c="2"/>DirectoryName("*Script*")</text:p>
      <text:p text:style-name="P1">)</text:p>
      <text:p text:style-name="P1"># Scripts end.</text:p>
      <text:p text:style-name="P1"/>
      <text:p text:style-name="P1"># IdeScripts</text:p>
      <text:p text:style-name="P1">)</text:p>
      <text:p text:style-name="P1"># IdeScript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9.000000 DevToDo DevToDo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5.610547 (2.347719%)</text:p>
      <text:p text:style-name="P1"><text:s text:c="18"/>Gap: 3.948600 (1.652281%)</text:p>
      <text:p text:style-name="P1"><text:s text:c="16"/>Total: 9.559147 (19.000000%)</text:p>
      <text:p text:style-name="P1"/>
      <text:p text:style-name="P1"><text:s text:c="8"/>Files/folders: <text:s text:c="10"/>444,185 (0.020252%) </text:p>
      <text:p text:style-name="P1"><text:s text:c="12"/>Fragments: <text:s text:c="16"/>6 (0.7034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35.846796 (0.000000%)</text:p>
      <text:p text:style-name="P1"><text:s text:c="12"/>Files End: 41.457343</text:p>
      <text:p text:style-name="P1"><text:s text:c="13"/>Zone End: 45.405943 (19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1.652281% (3.948600)</text:p>
      <text:p text:style-name="P1"><text:s text:c="17"/></text:p>
      <text:p text:style-name="P1"><text:s text:c="15"/>The desired min gap size. (GapRequested): 2.327637 <text:s/>(Loc) 43.784980</text:p>
      <text:p text:style-name="P1"><text:s text:c="14"/>Must be half the zone size. (GapAdjusted): 2.327637 <text:s/>(---) 43.784980</text:p>
      <text:p text:style-name="P1"><text:s text:c="15"/>Align to the volume evenly. (GapRounded): 3.948600 <text:s/>(---) 45.405943</text:p>
      <text:p text:style-name="P1"><text:s text:c="10"/>The remaining space available. (GapAvailable): 46.768973 <text:s/>(---) 88.226316</text:p>
      <text:p text:style-name="P1"><text:s text:c="6"/>The lower of adjusted and available. (GapCurrent): 3.948600 <text:s/>(---) 45.405943</text:p>
      <text:p text:style-name="P1"><text:s text:c="4"/>(GapCurrent) after any code you inserted. (GapUsed): 3.948600 <text:s/>(---) 45.405943</text:p>
      <text:p text:style-name="P1"><text:soft-page-break/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43856409147.069824 (4.480371%)</text:p>
      <text:p text:style-name="P1"><text:s text:c="19"/>Total Used: 168520437923.839970 (64.987698%)</text:p>
      <text:p text:style-name="P1"><text:s text:c="9"/>Volume Used by Zones: 16173464535.040009 (1.652281%)</text:p>
      <text:p text:style-name="P1"/>
      <text:p text:style-name="P1">Directory and Files Select:</text:p>
      <text:p text:style-name="P1">---------------------------</text:p>
      <text:p text:style-name="P1"># Script: ZoneDo ZoneTypeSelectDevToDo</text:p>
      <text:p text:style-name="P1"># DevToDo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oft-page-break/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oft-page-break/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DevToDo</text:p>
      <text:p text:style-name="P1">and ( </text:p>
      <text:p text:style-name="P1"># Dev start.</text:p>
      <text:p text:style-name="P1">(</text:p>
      <text:p text:style-name="P1"><text:s text:c="2"/>DirectoryName("*Dev") </text:p>
      <text:p text:style-name="P1"><text:s text:c="2"/>or DirectoryName("Dev *") </text:p>
      <text:p text:style-name="P1"><text:s text:c="2"/>or DirectoryName("*Development*") </text:p>
      <text:p text:style-name="P1"><text:s text:c="2"/>or DirectoryName("DsVs*") </text:p>
      <text:p text:style-name="P1"><text:s text:c="2"/>or DirectoryName("Srt*") </text:p>
      <text:p text:style-name="P1">)</text:p>
      <text:p text:style-name="P1"># Dev end.</text:p>
      <text:p text:style-name="P1"><text:soft-page-break/></text:p>
      <text:p text:style-name="P1"># DevToDo</text:p>
      <text:p text:style-name="P1">or </text:p>
      <text:p text:style-name="P1"># ToDo start.</text:p>
      <text:p text:style-name="P1">(</text:p>
      <text:p text:style-name="P1"><text:s text:c="2"/>DirectoryName("*ToDo*")</text:p>
      <text:p text:style-name="P1">)</text:p>
      <text:p text:style-name="P1"># ToDo end.</text:p>
      <text:p text:style-name="P1"/>
      <text:p text:style-name="P1"># DevToDo</text:p>
      <text:p text:style-name="P1">)</text:p>
      <text:p text:style-name="P1"># DevToDo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9.000000 DevToDo DevToDo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1.558813 (0.652281%)</text:p>
      <text:p text:style-name="P1"><text:s text:c="16"/>Total: 1.558813 (18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41.457343 (0.000000%)</text:p>
      <text:p text:style-name="P1"><text:s text:c="12"/>Files End: 41.457343</text:p>
      <text:p text:style-name="P1"><text:s text:c="13"/>Zone End: 43.016156 (1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652281% (1.558813)</text:p>
      <text:p text:style-name="P1"><text:s text:c="17"/></text:p>
      <text:p text:style-name="P1"><text:s text:c="15"/>The desired min gap size. (GapRequested): 2.327637 <text:s/>(Loc) 43.784980</text:p>
      <text:p text:style-name="P1"><text:s text:c="14"/>Must be half the zone size. (GapAdjusted): 0.000000 <text:s/>(---) 41.457343</text:p>
      <text:p text:style-name="P1"><text:s text:c="15"/>Align to the volume evenly. (GapRounded): 1.558813 <text:s/>(---) 43.016156</text:p>
      <text:p text:style-name="P1"><text:s text:c="10"/>The remaining space available. (GapAvailable): 46.768973 <text:s/>(---) 88.226316</text:p>
      <text:p text:style-name="P1"><text:s text:c="6"/>The lower of adjusted and available. (GapCurrent): 1.558813 <text:s/>(---) 43.016156</text:p>
      <text:p text:style-name="P1"><text:s text:c="4"/>(GapCurrent) after any code you inserted. (GapUsed): 1.558813 <text:s/>(---) 43.016156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53390411135.563263 (5.454365%)</text:p>
      <text:p text:style-name="P1"><text:s text:c="19"/>Total Used: 174905337118.719970 (67.466042%)</text:p>
      <text:p text:style-name="P1"><text:s text:c="9"/>Volume Used by Zones: 6384899194.880005 (0.652281%)</text:p>
      <text:p text:style-name="P1"/>
      <text:p text:style-name="P1">Directory and Files Select:</text:p>
      <text:p text:style-name="P1">---------------------------</text:p>
      <text:p text:style-name="P1"># Script: ZoneDo ZoneTypeSelectDevToDo</text:p>
      <text:p text:style-name="P1"># DevToDo start.</text:p>
      <text:p text:style-name="P1"># NotBlobsArchivesBu start.</text:p>
      <text:p text:style-name="P1"><text:soft-page-break/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><text:soft-page-break/></text:p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oft-page-break/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DevToDo</text:p>
      <text:p text:style-name="P1">and ( </text:p>
      <text:p text:style-name="P1"># Dev start.</text:p>
      <text:p text:style-name="P1">(</text:p>
      <text:p text:style-name="P1"><text:s text:c="2"/>DirectoryName("*Dev") </text:p>
      <text:p text:style-name="P1"><text:s text:c="2"/>or DirectoryName("Dev *") </text:p>
      <text:p text:style-name="P1"><text:s text:c="2"/>or DirectoryName("*Development*") </text:p>
      <text:p text:style-name="P1"><text:s text:c="2"/>or DirectoryName("DsVs*") </text:p>
      <text:p text:style-name="P1"><text:s text:c="2"/>or DirectoryName("Srt*") </text:p>
      <text:p text:style-name="P1">)</text:p>
      <text:p text:style-name="P1"># Dev end.</text:p>
      <text:p text:style-name="P1"/>
      <text:p text:style-name="P1"># DevToDo</text:p>
      <text:p text:style-name="P1">or </text:p>
      <text:p text:style-name="P1"># ToDo start.</text:p>
      <text:p text:style-name="P1">(</text:p>
      <text:p text:style-name="P1"><text:s text:c="2"/>DirectoryName("*ToDo*")</text:p>
      <text:p text:style-name="P1">)</text:p>
      <text:p text:style-name="P1"># ToDo end.</text:p>
      <text:p text:style-name="P1"/>
      <text:p text:style-name="P1"># DevToDo</text:p>
      <text:p text:style-name="P1">)</text:p>
      <text:p text:style-name="P1"># DevToDo end.</text:p>
      <text:p text:style-name="P1"><text:soft-page-break/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0.000000 LinksCorp LinksCorp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38.841450 (16.253105%)</text:p>
      <text:p text:style-name="P1"><text:s text:c="18"/>Gap: 4.174707 (1.746895%)</text:p>
      <text:p text:style-name="P1"><text:s text:c="16"/>Total: 43.016157 (36.000000%)</text:p>
      <text:p text:style-name="P1"/>
      <text:p text:style-name="P1"><text:s text:c="8"/>Files/folders: <text:s text:c="10"/>140,148 (0.006386%) </text:p>
      <text:p text:style-name="P1"><text:s text:c="12"/>Fragments: <text:s text:c="15"/>15 (1.651982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43.016156 (0.000000%)</text:p>
      <text:p text:style-name="P1"><text:s text:c="12"/>Files End: 81.857606</text:p>
      <text:p text:style-name="P1"><text:s text:c="13"/>Zone End: 86.032313 (36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1.746895% (4.174707)</text:p>
      <text:p text:style-name="P1"><text:s text:c="17"/></text:p>
      <text:p text:style-name="P1"><text:s text:c="15"/>The desired min gap size. (GapRequested): 2.327637 <text:s/>(Loc) 84.185243</text:p>
      <text:p text:style-name="P1"><text:s text:c="14"/>Must be half the zone size. (GapAdjusted): 2.327637 <text:s/>(---) 84.185243</text:p>
      <text:p text:style-name="P1"><text:s text:c="15"/>Align to the volume evenly. (GapRounded): 4.174707 <text:s/>(---) 86.032313</text:p>
      <text:p text:style-name="P1"><text:s text:c="10"/>The remaining space available. (GapAvailable): 51.647501 <text:s/>(---) 133.505107</text:p>
      <text:p text:style-name="P1"><text:s text:c="6"/>The lower of adjusted and available. (GapCurrent): 4.174707 <text:s/>(---) 86.032313</text:p>
      <text:p text:style-name="P1"><text:s text:c="4"/>(GapCurrent) after any code you inserted. (GapUsed): 4.174707 <text:s/>(---) 86.032313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62924413124.056702 (6.428359%)</text:p>
      <text:p text:style-name="P1"><text:s text:c="19"/>Total Used: 192004935188.479920 (74.062064%)</text:p>
      <text:p text:style-name="P1"><text:s text:c="9"/>Volume Used by Zones: 17099598069.759949 (1.746895%)</text:p>
      <text:p text:style-name="P1"/>
      <text:p text:style-name="P1">Directory and Files Select:</text:p>
      <text:p text:style-name="P1">---------------------------</text:p>
      <text:p text:style-name="P1"># Script: ZoneDo ZoneTypeSelectLinksCorp</text:p>
      <text:p text:style-name="P1"># LinksCorp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oft-page-break/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oft-page-break/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<text:soft-page-break/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LinksCorp</text:p>
      <text:p text:style-name="P1">and ( </text:p>
      <text:p text:style-name="P1"># Corp start.</text:p>
      <text:p text:style-name="P1">(</text:p>
      <text:p text:style-name="P1"><text:s text:c="4"/>DirectoryName("*Corp*") or</text:p>
      <text:p text:style-name="P1"><text:s text:c="4"/>DirectoryName("*Mdm*")</text:p>
      <text:p text:style-name="P1">)</text:p>
      <text:p text:style-name="P1"># Corp end.</text:p>
      <text:p text:style-name="P1"/>
      <text:p text:style-name="P1"># LinksCorp</text:p>
      <text:p text:style-name="P1">or </text:p>
      <text:p text:style-name="P1"># Links start.</text:p>
      <text:p text:style-name="P1">(</text:p>
      <text:p text:style-name="P1"><text:s text:c="4"/>DirectoryName("*Favorites*") or</text:p>
      <text:p text:style-name="P1"><text:s text:c="4"/>DirectoryName("*Job*") or</text:p>
      <text:p text:style-name="P1"><text:s text:c="4"/>DirectoryName("*Links*")</text:p>
      <text:p text:style-name="P1">)</text:p>
      <text:p text:style-name="P1"># Links end.</text:p>
      <text:p text:style-name="P1"/>
      <text:p text:style-name="P1"># LinksCorp</text:p>
      <text:p text:style-name="P1">or </text:p>
      <text:p text:style-name="P1"># Support start.</text:p>
      <text:p text:style-name="P1">(</text:p>
      <text:p text:style-name="P1"><text:s text:c="2"/>DirectoryName("*Logs*") or</text:p>
      <text:p text:style-name="P1"><text:s text:c="2"/>DirectoryName("*Support*") or</text:p>
      <text:p text:style-name="P1"><text:s text:c="2"/>DirectoryName("*Maintenance*")</text:p>
      <text:p text:style-name="P1">)</text:p>
      <text:p text:style-name="P1"># Support end.</text:p>
      <text:p text:style-name="P1"/>
      <text:p text:style-name="P1"># LinksCorp</text:p>
      <text:p text:style-name="P1">)</text:p>
      <text:p text:style-name="P1"># LinksCorp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><text:soft-page-break/></text:p>
      <text:p text:style-name="P1">----------------------------------------------------------</text:p>
      <text:p text:style-name="P1">Zone: 10.000000 LinksCorp LinksCorp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1.784920 (0.746895%)</text:p>
      <text:p text:style-name="P1"><text:s text:c="16"/>Total: 1.784920 (35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81.857606 (0.000000%)</text:p>
      <text:p text:style-name="P1"><text:s text:c="12"/>Files End: 81.857606</text:p>
      <text:p text:style-name="P1"><text:s text:c="13"/>Zone End: 83.642526 (35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746895% (1.784920)</text:p>
      <text:p text:style-name="P1"><text:s text:c="17"/></text:p>
      <text:p text:style-name="P1"><text:s text:c="15"/>The desired min gap size. (GapRequested): 2.327637 <text:s/>(Loc) 84.185243</text:p>
      <text:p text:style-name="P1"><text:s text:c="14"/>Must be half the zone size. (GapAdjusted): 0.000000 <text:s/>(---) 81.857606</text:p>
      <text:p text:style-name="P1"><text:s text:c="15"/>Align to the volume evenly. (GapRounded): 1.784920 <text:s/>(---) 83.642526</text:p>
      <text:p text:style-name="P1"><text:s text:c="10"/>The remaining space available. (GapAvailable): 51.647501 <text:s/>(---) 133.505107</text:p>
      <text:p text:style-name="P1"><text:s text:c="6"/>The lower of adjusted and available. (GapCurrent): 1.784920 <text:s/>(---) 83.642526</text:p>
      <text:p text:style-name="P1"><text:s text:c="4"/>(GapCurrent) after any code you inserted. (GapUsed): 1.784920 <text:s/>(---) 83.642526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72458415112.550140 (7.402353%)</text:p>
      <text:p text:style-name="P1"><text:s text:c="19"/>Total Used: 199315967918.079900 (76.854005%)</text:p>
      <text:p text:style-name="P1"><text:s text:c="9"/>Volume Used by Zones: 7311032729.599976 (0.746895%)</text:p>
      <text:p text:style-name="P1"/>
      <text:p text:style-name="P1">Directory and Files Select:</text:p>
      <text:p text:style-name="P1">---------------------------</text:p>
      <text:p text:style-name="P1"># Script: ZoneDo ZoneTypeSelectLinksCorp</text:p>
      <text:p text:style-name="P1"># LinksCorp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<text:soft-page-break/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oft-page-break/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oft-page-break/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LinksCorp</text:p>
      <text:p text:style-name="P1">and ( </text:p>
      <text:p text:style-name="P1"># Corp start.</text:p>
      <text:p text:style-name="P1">(</text:p>
      <text:p text:style-name="P1"><text:s text:c="4"/>DirectoryName("*Corp*") or</text:p>
      <text:p text:style-name="P1"><text:s text:c="4"/>DirectoryName("*Mdm*")</text:p>
      <text:p text:style-name="P1">)</text:p>
      <text:p text:style-name="P1"># Corp end.</text:p>
      <text:p text:style-name="P1"/>
      <text:p text:style-name="P1"># LinksCorp</text:p>
      <text:p text:style-name="P1">or </text:p>
      <text:p text:style-name="P1"># Links start.</text:p>
      <text:p text:style-name="P1">(</text:p>
      <text:p text:style-name="P1"><text:s text:c="4"/>DirectoryName("*Favorites*") or</text:p>
      <text:p text:style-name="P1"><text:s text:c="4"/>DirectoryName("*Job*") or</text:p>
      <text:p text:style-name="P1"><text:s text:c="4"/>DirectoryName("*Links*")</text:p>
      <text:p text:style-name="P1">)</text:p>
      <text:p text:style-name="P1"># Links end.</text:p>
      <text:p text:style-name="P1"/>
      <text:p text:style-name="P1"># LinksCorp</text:p>
      <text:p text:style-name="P1">or </text:p>
      <text:p text:style-name="P1"># Support start.</text:p>
      <text:p text:style-name="P1">(</text:p>
      <text:p text:style-name="P1"><text:s text:c="2"/>DirectoryName("*Logs*") or</text:p>
      <text:p text:style-name="P1"><text:s text:c="2"/>DirectoryName("*Support*") or</text:p>
      <text:p text:style-name="P1"><text:s text:c="2"/>DirectoryName("*Maintenance*")</text:p>
      <text:p text:style-name="P1">)</text:p>
      <text:p text:style-name="P1"># Support end.</text:p>
      <text:p text:style-name="P1"/>
      <text:p text:style-name="P1"># LinksCorp</text:p>
      <text:p text:style-name="P1">)</text:p>
      <text:p text:style-name="P1"># LinksCorp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1.000000 People People 2021-11-13 11:30 PM </text:p>
      <text:p text:style-name="P1"><text:soft-page-break/></text:p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12.014571 (5.027466%)</text:p>
      <text:p text:style-name="P1"><text:s text:c="18"/>Gap: 4.713934 (1.972534%)</text:p>
      <text:p text:style-name="P1"><text:s text:c="16"/>Total: 16.728505 (42.000000%)</text:p>
      <text:p text:style-name="P1"/>
      <text:p text:style-name="P1"><text:s text:c="8"/>Files/folders: <text:s text:c="10"/>143,422 (0.006523%) </text:p>
      <text:p text:style-name="P1"><text:s text:c="12"/>Fragments: <text:s text:c="14"/>345 (36.087866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83.642526 (0.000000%)</text:p>
      <text:p text:style-name="P1"><text:s text:c="12"/>Files End: 95.657097</text:p>
      <text:p text:style-name="P1"><text:s text:c="13"/>Zone End: 100.371031 (4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2.000000%</text:p>
      <text:p text:style-name="P1"><text:s text:c="12"/>Actual Gap: 1.972534% (4.713934)</text:p>
      <text:p text:style-name="P1"><text:s text:c="17"/></text:p>
      <text:p text:style-name="P1"><text:s text:c="15"/>The desired min gap size. (GapRequested): 2.327637 <text:s/>(Loc) 97.984734</text:p>
      <text:p text:style-name="P1"><text:s text:c="14"/>Must be half the zone size. (GapAdjusted): 2.327637 <text:s/>(---) 97.984734</text:p>
      <text:p text:style-name="P1"><text:s text:c="15"/>Align to the volume evenly. (GapRounded): 4.713934 <text:s/>(---) 100.371031</text:p>
      <text:p text:style-name="P1"><text:s text:c="10"/>The remaining space available. (GapAvailable): 49.911140 <text:s/>(---) 145.568237</text:p>
      <text:p text:style-name="P1"><text:s text:c="6"/>The lower of adjusted and available. (GapCurrent): 4.713934 <text:s/>(---) 100.371031</text:p>
      <text:p text:style-name="P1"><text:s text:c="4"/>(GapCurrent) after any code you inserted. (GapUsed): 4.713934 <text:s/>(---) 100.37103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81992417101.043579 (8.376347%)</text:p>
      <text:p text:style-name="P1"><text:s text:c="19"/>Total Used: 218624242892.799870 (84.299253%)</text:p>
      <text:p text:style-name="P1"><text:s text:c="9"/>Volume Used by Zones: 19308274974.719971 (1.972534%)</text:p>
      <text:p text:style-name="P1"/>
      <text:p text:style-name="P1">Directory and Files Select:</text:p>
      <text:p text:style-name="P1">---------------------------</text:p>
      <text:p text:style-name="P1"># Script: ZoneDo ZoneTypeSelectPeople</text:p>
      <text:p text:style-name="P1"># People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oft-page-break/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oft-page-break/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><text:soft-page-break/></text:p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eople</text:p>
      <text:p text:style-name="P1">and (</text:p>
      <text:p text:style-name="P1"># People start.</text:p>
      <text:p text:style-name="P1">(</text:p>
      <text:p text:style-name="P1"><text:s text:c="2"/>DirectoryName("*Capture*")</text:p>
      <text:p text:style-name="P1"><text:s text:c="2"/>or DirectoryName("*Document*")</text:p>
      <text:p text:style-name="P1"><text:s text:c="2"/>or DirectoryName("*Download*")</text:p>
      <text:p text:style-name="P1"><text:s text:c="2"/>or DirectoryName("*Kids*")</text:p>
      <text:p text:style-name="P1"><text:s text:c="2"/>or DirectoryName("Mail*")</text:p>
      <text:p text:style-name="P1"><text:s text:c="2"/>or DirectoryName("*Mail")</text:p>
      <text:p text:style-name="P1"><text:s text:c="2"/>or DirectoryName("My*")</text:p>
      <text:p text:style-name="P1"><text:s text:c="2"/>or DirectoryName("*Person*")</text:p>
      <text:p text:style-name="P1"><text:s text:c="2"/>or DirectoryName("Private*")</text:p>
      <text:p text:style-name="P1"><text:s text:c="2"/>or DirectoryName("Users")</text:p>
      <text:p text:style-name="P1"><text:s text:c="2"/></text:p>
      <text:p text:style-name="P1"><text:s text:c="2"/># Individual People HERE:</text:p>
      <text:p text:style-name="P1"><text:s text:c="2"/>or DirectoryName("Dgh*")</text:p>
      <text:p text:style-name="P1">)</text:p>
      <text:p text:style-name="P1"># People end.</text:p>
      <text:p text:style-name="P1"/>
      <text:p text:style-name="P1"># People</text:p>
      <text:p text:style-name="P1">)</text:p>
      <text:p text:style-name="P1"># People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1.000000 People Peopl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4.713934 (1.972534%)</text:p>
      <text:p text:style-name="P1"><text:s text:c="16"/>Total: 4.713934 (42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oft-page-break/><text:s text:c="3"/>Location:</text:p>
      <text:p text:style-name="P1"><text:s text:c="3"/>------------------------</text:p>
      <text:p text:style-name="P1"><text:s text:c="11"/>Zone Start: 95.657097 (0.000000%)</text:p>
      <text:p text:style-name="P1"><text:s text:c="12"/>Files End: 95.657097</text:p>
      <text:p text:style-name="P1"><text:s text:c="13"/>Zone End: 100.371031 (42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2.000000%</text:p>
      <text:p text:style-name="P1"><text:s text:c="12"/>Actual Gap: 1.972534% (4.713934)</text:p>
      <text:p text:style-name="P1"><text:s text:c="17"/></text:p>
      <text:p text:style-name="P1"><text:s text:c="15"/>The desired min gap size. (GapRequested): 2.327637 <text:s/>(Loc) 97.984734</text:p>
      <text:p text:style-name="P1"><text:s text:c="14"/>Must be half the zone size. (GapAdjusted): 0.000000 <text:s/>(---) 95.657097</text:p>
      <text:p text:style-name="P1"><text:s text:c="15"/>Align to the volume evenly. (GapRounded): 4.713934 <text:s/>(---) 100.371031</text:p>
      <text:p text:style-name="P1"><text:s text:c="10"/>The remaining space available. (GapAvailable): 49.911140 <text:s/>(---) 145.568237</text:p>
      <text:p text:style-name="P1"><text:s text:c="6"/>The lower of adjusted and available. (GapCurrent): 4.713934 <text:s/>(---) 100.371031</text:p>
      <text:p text:style-name="P1"><text:s text:c="4"/>(GapCurrent) after any code you inserted. (GapUsed): 4.713934 <text:s/>(---) 100.37103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1526419089.537018 (9.350341%)</text:p>
      <text:p text:style-name="P1"><text:s text:c="19"/>Total Used: 237932517867.519840 (91.753047%)</text:p>
      <text:p text:style-name="P1"><text:s text:c="9"/>Volume Used by Zones: 19308274974.719971 (1.972534%)</text:p>
      <text:p text:style-name="P1"/>
      <text:p text:style-name="P1">Directory and Files Select:</text:p>
      <text:p text:style-name="P1">---------------------------</text:p>
      <text:p text:style-name="P1"># Script: ZoneDo ZoneTypeSelectPeople</text:p>
      <text:p text:style-name="P1"># People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oft-page-break/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oft-page-break/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<text:soft-page-break/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People</text:p>
      <text:p text:style-name="P1">and (</text:p>
      <text:p text:style-name="P1"># People start.</text:p>
      <text:p text:style-name="P1">(</text:p>
      <text:p text:style-name="P1"><text:s text:c="2"/>DirectoryName("*Capture*")</text:p>
      <text:p text:style-name="P1"><text:s text:c="2"/>or DirectoryName("*Document*")</text:p>
      <text:p text:style-name="P1"><text:s text:c="2"/>or DirectoryName("*Download*")</text:p>
      <text:p text:style-name="P1"><text:s text:c="2"/>or DirectoryName("*Kids*")</text:p>
      <text:p text:style-name="P1"><text:s text:c="2"/>or DirectoryName("Mail*")</text:p>
      <text:p text:style-name="P1"><text:s text:c="2"/>or DirectoryName("*Mail")</text:p>
      <text:p text:style-name="P1"><text:s text:c="2"/>or DirectoryName("My*")</text:p>
      <text:p text:style-name="P1"><text:s text:c="2"/>or DirectoryName("*Person*")</text:p>
      <text:p text:style-name="P1"><text:s text:c="2"/>or DirectoryName("Private*")</text:p>
      <text:p text:style-name="P1"><text:s text:c="2"/>or DirectoryName("Users")</text:p>
      <text:p text:style-name="P1"><text:s text:c="2"/></text:p>
      <text:p text:style-name="P1"><text:s text:c="2"/># Individual People HERE:</text:p>
      <text:p text:style-name="P1"><text:s text:c="2"/>or DirectoryName("Dgh*")</text:p>
      <text:p text:style-name="P1">)</text:p>
      <text:p text:style-name="P1"># People end.</text:p>
      <text:p text:style-name="P1"/>
      <text:p text:style-name="P1"># People</text:p>
      <text:p text:style-name="P1">)</text:p>
      <text:p text:style-name="P1"># People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2.000000 MFT MFT - Master File Tabl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779457 (0.326162%)</text:p>
      <text:p text:style-name="P1"><text:s text:c="18"/>Gap: 0.415437 (0.173838%)</text:p>
      <text:p text:style-name="P1"><text:s text:c="16"/>Total: 1.194894 (42.500000%)</text:p>
      <text:p text:style-name="P1"/>
      <text:p text:style-name="P1"><text:s text:c="8"/>Files/folders: <text:s text:c="15"/>60 (0.002737%) </text:p>
      <text:p text:style-name="P1"><text:s text:c="12"/>Fragments: <text:s text:c="16"/>5 (0.67659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0.371031 (0.000000%)</text:p>
      <text:p text:style-name="P1"><text:s text:c="12"/>Files End: 101.150488</text:p>
      <text:p text:style-name="P1"><text:s text:c="13"/>Zone End: 101.565925 (42.5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0.500000%</text:p>
      <text:p text:style-name="P1"><text:s text:c="12"/>Actual Gap: 0.173838% (0.415437)</text:p>
      <text:p text:style-name="P1"><text:s text:c="17"/></text:p>
      <text:p text:style-name="P1"><text:soft-page-break/><text:s text:c="15"/>The desired min gap size. (GapRequested): 0.232764 <text:s/>(Loc) 101.383252</text:p>
      <text:p text:style-name="P1"><text:s text:c="14"/>Must be half the zone size. (GapAdjusted): 0.232764 <text:s/>(---) 101.383252</text:p>
      <text:p text:style-name="P1"><text:s text:c="15"/>Align to the volume evenly. (GapRounded): 0.415437 <text:s/>(---) 101.565925</text:p>
      <text:p text:style-name="P1"><text:s text:c="10"/>The remaining space available. (GapAvailable): 45.145712 <text:s/>(---) 146.296200</text:p>
      <text:p text:style-name="P1"><text:s text:c="6"/>The lower of adjusted and available. (GapCurrent): 0.415437 <text:s/>(---) 101.565925</text:p>
      <text:p text:style-name="P1"><text:s text:c="4"/>(GapCurrent) after any code you inserted. (GapUsed): 0.415437 <text:s/>(---) 101.565925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2479819288.386368 (9.447740%)</text:p>
      <text:p text:style-name="P1"><text:s text:c="19"/>Total Used: 239634145976.319820 (92.409251%)</text:p>
      <text:p text:style-name="P1"><text:s text:c="9"/>Volume Used by Zones: 1701628108.799988 (0.173838%)</text:p>
      <text:p text:style-name="P1"/>
      <text:p text:style-name="P1">Directory and Files Select:</text:p>
      <text:p text:style-name="P1">---------------------------</text:p>
      <text:p text:style-name="P1"># Script: ZoneDo ZoneTypeSelectOsMFT</text:p>
      <text:p text:style-name="P1"># MFT start.</text:p>
      <text:p text:style-name="P1">SelectNtfsSystemFiles(yes)</text:p>
      <text:p text:style-name="P1"># MFT end. <text:s text:c="14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2.000000 MFT MFT - Master File Tabl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0.412566 (0.172637%)</text:p>
      <text:p text:style-name="P1"><text:s text:c="16"/>Total: 0.412566 (42.5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1.153359 (0.000000%)</text:p>
      <text:p text:style-name="P1"><text:s text:c="12"/>Files End: 101.153359</text:p>
      <text:p text:style-name="P1"><text:s text:c="13"/>Zone End: 101.565925 (42.5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0.500000%</text:p>
      <text:p text:style-name="P1"><text:s text:c="12"/>Actual Gap: 0.172637% (0.412566)</text:p>
      <text:p text:style-name="P1"><text:s text:c="17"/></text:p>
      <text:p text:style-name="P1"><text:s text:c="15"/>The desired min gap size. (GapRequested): 0.232764 <text:s/>(Loc) 101.386123</text:p>
      <text:p text:style-name="P1"><text:s text:c="14"/>Must be half the zone size. (GapAdjusted): 0.000000 <text:s/>(---) 101.153359</text:p>
      <text:p text:style-name="P1"><text:s text:c="15"/>Align to the volume evenly. (GapRounded): 0.412566 <text:s/>(---) 101.565925</text:p>
      <text:p text:style-name="P1"><text:s text:c="10"/>The remaining space available. (GapAvailable): 45.142841 <text:s/>(---) 146.296200</text:p>
      <text:p text:style-name="P1"><text:s text:c="6"/>The lower of adjusted and available. (GapCurrent): 0.412566 <text:s/>(---) 101.565925</text:p>
      <text:p text:style-name="P1"><text:s text:c="4"/>(GapCurrent) after any code you inserted. (GapUsed): 0.412566 <text:s/>(---) 101.565925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3433219487.235718 (9.545139%)</text:p>
      <text:p text:style-name="P1"><text:s text:c="19"/>Total Used: 241324014469.119810 (93.060781%)</text:p>
      <text:p text:style-name="P1"><text:s text:c="9"/>Volume Used by Zones: 1689868492.799988 (0.172637%)</text:p>
      <text:p text:style-name="P1"><text:soft-page-break/></text:p>
      <text:p text:style-name="P1">Directory and Files Select:</text:p>
      <text:p text:style-name="P1">---------------------------</text:p>
      <text:p text:style-name="P1"># Script: ZoneDo ZoneTypeSelectOsMFT</text:p>
      <text:p text:style-name="P1"># MFT start.</text:p>
      <text:p text:style-name="P1">SelectNtfsSystemFiles(yes)</text:p>
      <text:p text:style-name="P1"># MFT end. <text:s text:c="14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3.000000 DIR Directories.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72799 (0.030463%)</text:p>
      <text:p text:style-name="P1"><text:s text:c="18"/>Gap: 5.901668 (2.469538%)</text:p>
      <text:p text:style-name="P1"><text:s text:c="16"/>Total: 5.974467 (45.000000%)</text:p>
      <text:p text:style-name="P1"/>
      <text:p text:style-name="P1"><text:s text:c="8"/>Files/folders: <text:s text:c="10"/>133,145 (0.006067%) </text:p>
      <text:p text:style-name="P1"><text:s text:c="12"/>Fragments: <text:s text:c="16"/>2 (0.271739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1.565924 (0.000000%)</text:p>
      <text:p text:style-name="P1"><text:s text:c="12"/>Files End: 101.638723</text:p>
      <text:p text:style-name="P1"><text:s text:c="13"/>Zone End: 107.540391 (45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3.000000%</text:p>
      <text:p text:style-name="P1"><text:s text:c="12"/>Actual Gap: 2.469538% (5.901668)</text:p>
      <text:p text:style-name="P1"><text:s text:c="17"/></text:p>
      <text:p text:style-name="P1"><text:s text:c="15"/>The desired min gap size. (GapRequested): 0.232764 <text:s/>(Loc) 101.871487</text:p>
      <text:p text:style-name="P1"><text:s text:c="14"/>Must be half the zone size. (GapAdjusted): 0.145598 <text:s/>(---) 101.784321</text:p>
      <text:p text:style-name="P1"><text:s text:c="15"/>Align to the volume evenly. (GapRounded): 5.901668 <text:s/>(---) 107.540391</text:p>
      <text:p text:style-name="P1"><text:s text:c="10"/>The remaining space available. (GapAvailable): 44.730276 <text:s/>(---) 146.368999</text:p>
      <text:p text:style-name="P1"><text:s text:c="6"/>The lower of adjusted and available. (GapCurrent): 5.901668 <text:s/>(---) 107.540391</text:p>
      <text:p text:style-name="P1"><text:s text:c="4"/>(GapCurrent) after any code you inserted. (GapUsed): 5.901668 <text:s/>(---) 107.54039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4386619686.085068 (9.642539%)</text:p>
      <text:p text:style-name="P1"><text:s text:c="19"/>Total Used: 265497245368.319760 (102.382813%)</text:p>
      <text:p text:style-name="P1"><text:s text:c="9"/>Volume Used by Zones: 24173230899.199951 (2.469538%)</text:p>
      <text:p text:style-name="P1"/>
      <text:p text:style-name="P1">Directory and Files Select:</text:p>
      <text:p text:style-name="P1">---------------------------</text:p>
      <text:p text:style-name="P1"># Script: ZoneDo ZoneTypeSelectOsDIR</text:p>
      <text:p text:style-name="P1"># DIR start.</text:p>
      <text:p text:style-name="P1">Directory(yes)</text:p>
      <text:p text:style-name="P1"># DIR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<text:soft-page-break/>Zone: 13.000000 DIR Directories.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5.901668 (2.469538%)</text:p>
      <text:p text:style-name="P1"><text:s text:c="16"/>Total: 5.901668 (45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1.638723 (0.000000%)</text:p>
      <text:p text:style-name="P1"><text:s text:c="12"/>Files End: 101.638723</text:p>
      <text:p text:style-name="P1"><text:s text:c="13"/>Zone End: 107.540391 (45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3.000000%</text:p>
      <text:p text:style-name="P1"><text:s text:c="12"/>Actual Gap: 2.469538% (5.901668)</text:p>
      <text:p text:style-name="P1"><text:s text:c="17"/></text:p>
      <text:p text:style-name="P1"><text:s text:c="15"/>The desired min gap size. (GapRequested): 0.232764 <text:s/>(Loc) 101.871487</text:p>
      <text:p text:style-name="P1"><text:s text:c="14"/>Must be half the zone size. (GapAdjusted): 0.000000 <text:s/>(---) 101.638723</text:p>
      <text:p text:style-name="P1"><text:s text:c="15"/>Align to the volume evenly. (GapRounded): 5.901668 <text:s/>(---) 107.540391</text:p>
      <text:p text:style-name="P1"><text:s text:c="10"/>The remaining space available. (GapAvailable): 44.730276 <text:s/>(---) 146.368999</text:p>
      <text:p text:style-name="P1"><text:s text:c="6"/>The lower of adjusted and available. (GapCurrent): 5.901668 <text:s/>(---) 107.540391</text:p>
      <text:p text:style-name="P1"><text:s text:c="4"/>(GapCurrent) after any code you inserted. (GapUsed): 5.901668 <text:s/>(---) 107.540391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5340019884.934418 (9.739938%)</text:p>
      <text:p text:style-name="P1"><text:s text:c="19"/>Total Used: 289670476267.519710 (111.668391%)</text:p>
      <text:p text:style-name="P1"><text:s text:c="9"/>Volume Used by Zones: 24173230899.199951 (2.469538%)</text:p>
      <text:p text:style-name="P1"/>
      <text:p text:style-name="P1">Directory and Files Select:</text:p>
      <text:p text:style-name="P1">---------------------------</text:p>
      <text:p text:style-name="P1"># Script: ZoneDo ZoneTypeSelectOsDIR</text:p>
      <text:p text:style-name="P1"># DIR start.</text:p>
      <text:p text:style-name="P1">Directory(yes)</text:p>
      <text:p text:style-name="P1"># DIR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4.000000 !ZoneLabelPageHiberDump! !ZoneDescriptionPageHiberDump!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366928 (0.153540%)</text:p>
      <text:p text:style-name="P1"><text:s text:c="18"/>Gap: 0.000000 (0.000000%)</text:p>
      <text:p text:style-name="P1"><text:s text:c="16"/>Total: 0.366928 (45.153540%)</text:p>
      <text:p text:style-name="P1"/>
      <text:p text:style-name="P1"><text:s text:c="8"/>Files/folders: <text:s text:c="14"/>169 (0.007709%) </text:p>
      <text:p text:style-name="P1"><text:soft-page-break/><text:s text:c="12"/>Fragments: <text:s text:c="16"/>1 (0.132275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7.540390 (0.000000%)</text:p>
      <text:p text:style-name="P1"><text:s text:c="12"/>Files End: 107.907318</text:p>
      <text:p text:style-name="P1"><text:s text:c="13"/>Zone End: 107.907318 (45.15354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000000%</text:p>
      <text:p text:style-name="P1"><text:s text:c="7"/>Volume Rounding: 0.000000%</text:p>
      <text:p text:style-name="P1"><text:s text:c="12"/>Actual Gap: 0.000000% (0.000000)</text:p>
      <text:p text:style-name="P1"><text:s text:c="17"/></text:p>
      <text:p text:style-name="P1"><text:s text:c="15"/>The desired min gap size. (GapRequested): 0.000000 <text:s/>(Loc) 107.907318</text:p>
      <text:p text:style-name="P1"><text:s text:c="14"/>Must be half the zone size. (GapAdjusted): 0.000000 <text:s/>(---) 107.907318</text:p>
      <text:p text:style-name="P1"><text:s text:c="15"/>Align to the volume evenly. (GapRounded): 0.000000 <text:s/>(---) 107.907318</text:p>
      <text:p text:style-name="P1"><text:s text:c="10"/>The remaining space available. (GapAvailable): 38.828609 <text:s/>(---) 146.735927</text:p>
      <text:p text:style-name="P1"><text:s text:c="6"/>The lower of adjusted and available. (GapCurrent): 0.000000 <text:s/>(---) 107.907318</text:p>
      <text:p text:style-name="P1"><text:s text:c="4"/>(GapCurrent) after any code you inserted. (GapUsed): 0.000000 <text:s/>(---) 107.907318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5340019884.934418 (9.739938%)</text:p>
      <text:p text:style-name="P1"><text:s text:c="19"/>Total Used: 289670476267.519710 (111.668394%)</text:p>
      <text:p text:style-name="P1"><text:s text:c="9"/>Volume Used by Zones: 0.000000 (0.000000%)</text:p>
      <text:p text:style-name="P1"/>
      <text:p text:style-name="P1">Directory and Files Select:</text:p>
      <text:p text:style-name="P1">---------------------------</text:p>
      <text:p text:style-name="P1"># Script: ZoneDo ZoneTypeSelectOsPageHiberDump</text:p>
      <text:p text:style-name="P1"># PageHiberDump start.</text:p>
      <text:p text:style-name="P1">(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)</text:p>
      <text:p text:style-name="P1"># PageHiberDump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4.000000 !ZoneLabelPageHiberDump! !ZoneDescriptionPageHiberDump!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0.000000 (0.000000%)</text:p>
      <text:p text:style-name="P1"><text:s text:c="16"/>Total: 0.000000 (45.153540%)</text:p>
      <text:p text:style-name="P1"/>
      <text:p text:style-name="P1"><text:s text:c="8"/>Files/folders: <text:s text:c="16"/>0 (0.000000%) </text:p>
      <text:p text:style-name="P1"><text:soft-page-break/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7.907318 (0.000000%)</text:p>
      <text:p text:style-name="P1"><text:s text:c="12"/>Files End: 107.907318</text:p>
      <text:p text:style-name="P1"><text:s text:c="13"/>Zone End: 107.907318 (45.15354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000000%</text:p>
      <text:p text:style-name="P1"><text:s text:c="7"/>Volume Rounding: 0.000000%</text:p>
      <text:p text:style-name="P1"><text:s text:c="12"/>Actual Gap: 0.000000% (0.000000)</text:p>
      <text:p text:style-name="P1"><text:s text:c="17"/></text:p>
      <text:p text:style-name="P1"><text:s text:c="15"/>The desired min gap size. (GapRequested): 0.000000 <text:s/>(Loc) 107.907318</text:p>
      <text:p text:style-name="P1"><text:s text:c="14"/>Must be half the zone size. (GapAdjusted): 0.000000 <text:s/>(---) 107.907318</text:p>
      <text:p text:style-name="P1"><text:s text:c="15"/>Align to the volume evenly. (GapRounded): 0.000000 <text:s/>(---) 107.907318</text:p>
      <text:p text:style-name="P1"><text:s text:c="10"/>The remaining space available. (GapAvailable): 38.828609 <text:s/>(---) 146.735927</text:p>
      <text:p text:style-name="P1"><text:s text:c="6"/>The lower of adjusted and available. (GapCurrent): 0.000000 <text:s/>(---) 107.907318</text:p>
      <text:p text:style-name="P1"><text:s text:c="4"/>(GapCurrent) after any code you inserted. (GapUsed): 0.000000 <text:s/>(---) 107.907318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95340019884.934418 (9.739938%)</text:p>
      <text:p text:style-name="P1"><text:s text:c="19"/>Total Used: 289670476267.519710 (111.668394%)</text:p>
      <text:p text:style-name="P1"><text:s text:c="9"/>Volume Used by Zones: 0.000000 (0.000000%)</text:p>
      <text:p text:style-name="P1"/>
      <text:p text:style-name="P1">Directory and Files Select:</text:p>
      <text:p text:style-name="P1">---------------------------</text:p>
      <text:p text:style-name="P1"># Script: ZoneDo ZoneTypeSelectOsPageHiberDump</text:p>
      <text:p text:style-name="P1"># PageHiberDump start.</text:p>
      <text:p text:style-name="P1">(</text:p>
      <text:p text:style-name="P1"># Os PageHiberDump start.</text:p>
      <text:p text:style-name="P1">(</text:p>
      <text:p text:style-name="P1"><text:s text:c="2"/>FileName("DataStore.edb")</text:p>
      <text:p text:style-name="P1"><text:s text:c="2"/>or FileName("DUMP*.*")</text:p>
      <text:p text:style-name="P1"><text:s text:c="2"/>or FileName("Hiberfil.sys")</text:p>
      <text:p text:style-name="P1"><text:s text:c="2"/>or FileName("MEMORY.DMP")</text:p>
      <text:p text:style-name="P1"><text:s text:c="2"/>or FileName("Pagefile.sys")</text:p>
      <text:p text:style-name="P1">)</text:p>
      <text:p text:style-name="P1"># Os PageHiberDump end.</text:p>
      <text:p text:style-name="P1"/>
      <text:p text:style-name="P1">)</text:p>
      <text:p text:style-name="P1"># PageHiberDump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6.000000 Shares Share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664 (0.000278%)</text:p>
      <text:p text:style-name="P1"><text:s text:c="18"/>Gap: 2.022195 (0.846182%)</text:p>
      <text:p text:style-name="P1"><text:s text:c="16"/>Total: 2.022859 (46.000000%)</text:p>
      <text:p text:style-name="P1"/>
      <text:p text:style-name="P1"><text:s text:c="8"/>Files/folders: <text:s text:c="15"/>23 (0.001049%) </text:p>
      <text:p text:style-name="P1"><text:soft-page-break/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7.907318 (0.000000%)</text:p>
      <text:p text:style-name="P1"><text:s text:c="12"/>Files End: 107.907982</text:p>
      <text:p text:style-name="P1"><text:s text:c="13"/>Zone End: 109.930177 (46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846182% (2.022195)</text:p>
      <text:p text:style-name="P1"><text:s text:c="17"/></text:p>
      <text:p text:style-name="P1"><text:s text:c="15"/>The desired min gap size. (GapRequested): 2.327637 <text:s/>(Loc) 110.235619</text:p>
      <text:p text:style-name="P1"><text:s text:c="14"/>Must be half the zone size. (GapAdjusted): 0.001328 <text:s/>(---) 107.909310</text:p>
      <text:p text:style-name="P1"><text:s text:c="15"/>Align to the volume evenly. (GapRounded): 2.022195 <text:s/>(---) 109.930177</text:p>
      <text:p text:style-name="P1"><text:s text:c="10"/>The remaining space available. (GapAvailable): 38.828609 <text:s/>(---) 146.736591</text:p>
      <text:p text:style-name="P1"><text:s text:c="6"/>The lower of adjusted and available. (GapCurrent): 2.022195 <text:s/>(---) 109.930177</text:p>
      <text:p text:style-name="P1"><text:s text:c="4"/>(GapCurrent) after any code you inserted. (GapUsed): 2.022195 <text:s/>(---) 109.930177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04874021873.427860 (10.713932%)</text:p>
      <text:p text:style-name="P1"><text:s text:c="19"/>Total Used: 297953387642.879700 (114.861732%)</text:p>
      <text:p text:style-name="P1"><text:s text:c="9"/>Volume Used by Zones: 8282911375.359985 (0.846182%)</text:p>
      <text:p text:style-name="P1"/>
      <text:p text:style-name="P1">Directory and Files Select:</text:p>
      <text:p text:style-name="P1">---------------------------</text:p>
      <text:p text:style-name="P1"># Script: ZoneDo ZoneTypeSelectShares</text:p>
      <text:p text:style-name="P1"># Share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oft-page-break/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oft-page-break/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oft-page-break/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Shares</text:p>
      <text:p text:style-name="P1">and (</text:p>
      <text:p text:style-name="P1"># Share start.</text:p>
      <text:p text:style-name="P1">(</text:p>
      <text:p text:style-name="P1"><text:s text:c="2"/>DirectoryName("*Common*")</text:p>
      <text:p text:style-name="P1"><text:s text:c="2"/>or DirectoryName("Media*")</text:p>
      <text:p text:style-name="P1"><text:s text:c="2"/>or DirectoryName("Multimedia*")</text:p>
      <text:p text:style-name="P1"><text:s text:c="2"/>or DirectoryName("*Public*")</text:p>
      <text:p text:style-name="P1"><text:s text:c="2"/>or DirectoryName("*Share*")</text:p>
      <text:p text:style-name="P1">)</text:p>
      <text:p text:style-name="P1"># Share end.</text:p>
      <text:p text:style-name="P1"/>
      <text:p text:style-name="P1"># Shares</text:p>
      <text:p text:style-name="P1">or </text:p>
      <text:p text:style-name="P1"># Family start.</text:p>
      <text:p text:style-name="P1">(</text:p>
      <text:p text:style-name="P1"><text:s text:c="4"/>DirectoryName("*Family*")</text:p>
      <text:p text:style-name="P1">)</text:p>
      <text:p text:style-name="P1"># Family end.</text:p>
      <text:p text:style-name="P1"/>
      <text:p text:style-name="P1"># Shares</text:p>
      <text:p text:style-name="P1">)</text:p>
      <text:p text:style-name="P1"># Share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6.000000 Shares Share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2.022195 (0.846182%)</text:p>
      <text:p text:style-name="P1"><text:s text:c="16"/>Total: 2.022195 (46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7.907982 (0.000000%)</text:p>
      <text:p text:style-name="P1"><text:s text:c="12"/>Files End: 107.907982</text:p>
      <text:p text:style-name="P1"><text:s text:c="13"/>Zone End: 109.930177 (46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oft-page-break/><text:s text:c="12"/>Actual Gap: 0.846182% (2.022195)</text:p>
      <text:p text:style-name="P1"><text:s text:c="17"/></text:p>
      <text:p text:style-name="P1"><text:s text:c="15"/>The desired min gap size. (GapRequested): 2.327637 <text:s/>(Loc) 110.235619</text:p>
      <text:p text:style-name="P1"><text:s text:c="14"/>Must be half the zone size. (GapAdjusted): 0.000000 <text:s/>(---) 107.907982</text:p>
      <text:p text:style-name="P1"><text:s text:c="15"/>Align to the volume evenly. (GapRounded): 2.022195 <text:s/>(---) 109.930177</text:p>
      <text:p text:style-name="P1"><text:s text:c="10"/>The remaining space available. (GapAvailable): 38.828609 <text:s/>(---) 146.736591</text:p>
      <text:p text:style-name="P1"><text:s text:c="6"/>The lower of adjusted and available. (GapCurrent): 2.022195 <text:s/>(---) 109.930177</text:p>
      <text:p text:style-name="P1"><text:s text:c="4"/>(GapCurrent) after any code you inserted. (GapUsed): 2.022195 <text:s/>(---) 109.930177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14408023861.921300 (11.687926%)</text:p>
      <text:p text:style-name="P1"><text:s text:c="19"/>Total Used: 306236299018.239690 (118.054829%)</text:p>
      <text:p text:style-name="P1"><text:s text:c="9"/>Volume Used by Zones: 8282911375.359985 (0.846182%)</text:p>
      <text:p text:style-name="P1"/>
      <text:p text:style-name="P1">Directory and Files Select:</text:p>
      <text:p text:style-name="P1">---------------------------</text:p>
      <text:p text:style-name="P1"># Script: ZoneDo ZoneTypeSelectShares</text:p>
      <text:p text:style-name="P1"># Shares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<text:soft-page-break/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oft-page-break/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Shares</text:p>
      <text:p text:style-name="P1">and (</text:p>
      <text:p text:style-name="P1"># Share start.</text:p>
      <text:p text:style-name="P1"><text:soft-page-break/>(</text:p>
      <text:p text:style-name="P1"><text:s text:c="2"/>DirectoryName("*Common*")</text:p>
      <text:p text:style-name="P1"><text:s text:c="2"/>or DirectoryName("Media*")</text:p>
      <text:p text:style-name="P1"><text:s text:c="2"/>or DirectoryName("Multimedia*")</text:p>
      <text:p text:style-name="P1"><text:s text:c="2"/>or DirectoryName("*Public*")</text:p>
      <text:p text:style-name="P1"><text:s text:c="2"/>or DirectoryName("*Share*")</text:p>
      <text:p text:style-name="P1">)</text:p>
      <text:p text:style-name="P1"># Share end.</text:p>
      <text:p text:style-name="P1"/>
      <text:p text:style-name="P1"># Shares</text:p>
      <text:p text:style-name="P1">or </text:p>
      <text:p text:style-name="P1"># Family start.</text:p>
      <text:p text:style-name="P1">(</text:p>
      <text:p text:style-name="P1"><text:s text:c="4"/>DirectoryName("*Family*")</text:p>
      <text:p text:style-name="P1">)</text:p>
      <text:p text:style-name="P1"># Family end.</text:p>
      <text:p text:style-name="P1"/>
      <text:p text:style-name="P1"># Shares</text:p>
      <text:p text:style-name="P1">)</text:p>
      <text:p text:style-name="P1"># Share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7.000000 SystemOtherData SystemOtherData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26777 (0.011205%)</text:p>
      <text:p text:style-name="P1"><text:s text:c="18"/>Gap: 2.363010 (0.988795%)</text:p>
      <text:p text:style-name="P1"><text:s text:c="16"/>Total: 2.389787 (47.000000%)</text:p>
      <text:p text:style-name="P1"/>
      <text:p text:style-name="P1"><text:s text:c="8"/>Files/folders: <text:s text:c="14"/>367 (0.01674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9.930177 (0.000000%)</text:p>
      <text:p text:style-name="P1"><text:s text:c="12"/>Files End: 109.956954</text:p>
      <text:p text:style-name="P1"><text:s text:c="13"/>Zone End: 112.319964 (47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988795% (2.363010)</text:p>
      <text:p text:style-name="P1"><text:s text:c="17"/></text:p>
      <text:p text:style-name="P1"><text:s text:c="15"/>The desired min gap size. (GapRequested): 2.327637 <text:s/>(Loc) 112.284591</text:p>
      <text:p text:style-name="P1"><text:s text:c="14"/>Must be half the zone size. (GapAdjusted): 0.053554 <text:s/>(---) 110.010508</text:p>
      <text:p text:style-name="P1"><text:s text:c="15"/>Align to the volume evenly. (GapRounded): 2.363010 <text:s/>(---) 112.319964</text:p>
      <text:p text:style-name="P1"><text:s text:c="10"/>The remaining space available. (GapAvailable): 36.806414 <text:s/>(---) 146.763368</text:p>
      <text:p text:style-name="P1"><text:s text:c="6"/>The lower of adjusted and available. (GapCurrent): 2.363010 <text:s/>(---) 112.319964</text:p>
      <text:p text:style-name="P1"><text:s text:c="4"/>(GapCurrent) after any code you inserted. (GapUsed): 2.363010 <text:s/>(---) 112.319964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23942025850.414730 (12.661919%)</text:p>
      <text:p text:style-name="P1"><text:soft-page-break/><text:s text:c="19"/>Total Used: 315915186421.759640 (121.786692%)</text:p>
      <text:p text:style-name="P1"><text:s text:c="9"/>Volume Used by Zones: 9678887403.519959 (0.988795%)</text:p>
      <text:p text:style-name="P1"/>
      <text:p text:style-name="P1">Directory and Files Select:</text:p>
      <text:p text:style-name="P1">---------------------------</text:p>
      <text:p text:style-name="P1"># Script: ZoneDo ZoneTypeSelectSystemOtherData</text:p>
      <text:p text:style-name="P1"># SystemOtherData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oft-page-break/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oft-page-break/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SystemOtherData</text:p>
      <text:p text:style-name="P1">and (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<text:soft-page-break/>)</text:p>
      <text:p text:style-name="P1"># Data end.</text:p>
      <text:p text:style-name="P1"><text:s/></text:p>
      <text:p text:style-name="P1"># SystemOtherData</text:p>
      <text:p text:style-name="P1">or <text:s/>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# SystemOtherData</text:p>
      <text:p text:style-name="P1">)</text:p>
      <text:p text:style-name="P1"># SystemOtherData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7.000000 SystemOtherData SystemOtherData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2.363010 (0.988795%)</text:p>
      <text:p text:style-name="P1"><text:s text:c="16"/>Total: 2.363010 (47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09.956954 (0.000000%)</text:p>
      <text:p text:style-name="P1"><text:s text:c="12"/>Files End: 109.956954</text:p>
      <text:p text:style-name="P1"><text:s text:c="13"/>Zone End: 112.319964 (47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1.000000%</text:p>
      <text:p text:style-name="P1"><text:s text:c="12"/>Actual Gap: 0.988795% (2.363010)</text:p>
      <text:p text:style-name="P1"><text:soft-page-break/><text:s text:c="17"/></text:p>
      <text:p text:style-name="P1"><text:s text:c="15"/>The desired min gap size. (GapRequested): 2.327637 <text:s/>(Loc) 112.284591</text:p>
      <text:p text:style-name="P1"><text:s text:c="14"/>Must be half the zone size. (GapAdjusted): 0.000000 <text:s/>(---) 109.956954</text:p>
      <text:p text:style-name="P1"><text:s text:c="15"/>Align to the volume evenly. (GapRounded): 2.363010 <text:s/>(---) 112.319964</text:p>
      <text:p text:style-name="P1"><text:s text:c="10"/>The remaining space available. (GapAvailable): 36.806414 <text:s/>(---) 146.763368</text:p>
      <text:p text:style-name="P1"><text:s text:c="6"/>The lower of adjusted and available. (GapCurrent): 2.363010 <text:s/>(---) 112.319964</text:p>
      <text:p text:style-name="P1"><text:s text:c="4"/>(GapCurrent) after any code you inserted. (GapUsed): 2.363010 <text:s/>(---) 112.319964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33476027838.908170 (13.635913%)</text:p>
      <text:p text:style-name="P1"><text:s text:c="19"/>Total Used: 325594073825.279600 (125.517953%)</text:p>
      <text:p text:style-name="P1"><text:s text:c="9"/>Volume Used by Zones: 9678887403.519959 (0.988795%)</text:p>
      <text:p text:style-name="P1"/>
      <text:p text:style-name="P1">Directory and Files Select:</text:p>
      <text:p text:style-name="P1">---------------------------</text:p>
      <text:p text:style-name="P1"># Script: ZoneDo ZoneTypeSelectSystemOtherData</text:p>
      <text:p text:style-name="P1"># SystemOtherData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<text:soft-page-break/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<text:soft-page-break/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SystemOtherData</text:p>
      <text:p text:style-name="P1">and ( </text:p>
      <text:p text:style-name="P1"># Data start.</text:p>
      <text:p text:style-name="P1">(</text:p>
      <text:p text:style-name="P1"><text:soft-page-break/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><text:s/></text:p>
      <text:p text:style-name="P1"># SystemOtherData</text:p>
      <text:p text:style-name="P1">or <text:s/>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# SystemOtherData</text:p>
      <text:p text:style-name="P1">)</text:p>
      <text:p text:style-name="P1"># SystemOtherData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8.000000 Reference Referenc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41 (0.000017%)</text:p>
      <text:p text:style-name="P1"><text:s text:c="18"/>Gap: 2.389746 (0.999983%)</text:p>
      <text:p text:style-name="P1"><text:s text:c="16"/>Total: 2.389787 (48.000000%)</text:p>
      <text:p text:style-name="P1"/>
      <text:p text:style-name="P1"><text:s text:c="8"/>Files/folders: <text:s text:c="15"/>18 (0.000821%) </text:p>
      <text:p text:style-name="P1"><text:s text:c="12"/>Fragments: <text:s text:c="16"/>0 (0.000000%) </text:p>
      <text:p text:style-name="P1"/>
      <text:p text:style-name="P1"><text:soft-page-break/><text:s text:c="3"/>Location:</text:p>
      <text:p text:style-name="P1"><text:s text:c="3"/>------------------------</text:p>
      <text:p text:style-name="P1"><text:s text:c="11"/>Zone Start: 112.319963 (0.000000%)</text:p>
      <text:p text:style-name="P1"><text:s text:c="12"/>Files End: 112.320004</text:p>
      <text:p text:style-name="P1"><text:s text:c="13"/>Zone End: 114.709750 (4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1.000000%</text:p>
      <text:p text:style-name="P1"><text:s text:c="7"/>Volume Rounding: 2.000000%</text:p>
      <text:p text:style-name="P1"><text:s text:c="12"/>Actual Gap: 0.999983% (2.389746)</text:p>
      <text:p text:style-name="P1"><text:s text:c="17"/></text:p>
      <text:p text:style-name="P1"><text:s text:c="15"/>The desired min gap size. (GapRequested): 0.465527 <text:s/>(Loc) 112.785531</text:p>
      <text:p text:style-name="P1"><text:s text:c="14"/>Must be half the zone size. (GapAdjusted): 0.000082 <text:s/>(---) 112.320086</text:p>
      <text:p text:style-name="P1"><text:s text:c="15"/>Align to the volume evenly. (GapRounded): 2.389746 <text:s/>(---) 114.709750</text:p>
      <text:p text:style-name="P1"><text:s text:c="10"/>The remaining space available. (GapAvailable): 34.443405 <text:s/>(---) 146.763409</text:p>
      <text:p text:style-name="P1"><text:s text:c="6"/>The lower of adjusted and available. (GapCurrent): 2.389746 <text:s/>(---) 114.709750</text:p>
      <text:p text:style-name="P1"><text:s text:c="4"/>(GapCurrent) after any code you inserted. (GapUsed): 2.389746 <text:s/>(---) 114.709750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35382828236.606860 (13.830712%)</text:p>
      <text:p text:style-name="P1"><text:s text:c="19"/>Total Used: 335382473768.959590 (129.291568%)</text:p>
      <text:p text:style-name="P1"><text:s text:c="9"/>Volume Used by Zones: 9788399943.679993 (0.999983%)</text:p>
      <text:p text:style-name="P1"/>
      <text:p text:style-name="P1">Directory and Files Select:</text:p>
      <text:p text:style-name="P1">---------------------------</text:p>
      <text:p text:style-name="P1"># Script: ZoneDo ZoneTypeSelectReference</text:p>
      <text:p text:style-name="P1"># Reference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oft-page-break/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oft-page-break/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<text:soft-page-break/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Reference</text:p>
      <text:p text:style-name="P1">and (</text:p>
      <text:p text:style-name="P1"># Reference start.</text:p>
      <text:p text:style-name="P1">(</text:p>
      <text:p text:style-name="P1"><text:s text:c="2"/>DirectoryName("World*") or</text:p>
      <text:p text:style-name="P1"><text:s text:c="2"/>DirectoryName("Education*") or</text:p>
      <text:p text:style-name="P1"><text:s text:c="2"/>DirectoryName("Entertainment*") or</text:p>
      <text:p text:style-name="P1"><text:s text:c="2"/>DirectoryName("Food*") or</text:p>
      <text:p text:style-name="P1"><text:s text:c="2"/>DirectoryName("Geography*") or</text:p>
      <text:p text:style-name="P1"><text:s text:c="2"/>DirectoryName("Help*") or</text:p>
      <text:p text:style-name="P1"><text:s text:c="2"/>DirectoryName("Humo*") or</text:p>
      <text:p text:style-name="P1"><text:s text:c="2"/>DirectoryName("Internet*") or</text:p>
      <text:p text:style-name="P1"><text:s text:c="2"/>DirectoryName("Legal*") or</text:p>
      <text:p text:style-name="P1"><text:s text:c="2"/>DirectoryName("Linquistics*") or</text:p>
      <text:p text:style-name="P1"><text:s text:c="2"/>DirectoryName("Media*") or</text:p>
      <text:p text:style-name="P1"><text:s text:c="2"/>DirectoryName("Multimedia*") or</text:p>
      <text:p text:style-name="P1"><text:s text:c="2"/>DirectoryName("Reference*") or</text:p>
      <text:p text:style-name="P1"><text:s text:c="2"/>DirectoryName("Sales*") or</text:p>
      <text:p text:style-name="P1"><text:s text:c="2"/>DirectoryName("Science*") or</text:p>
      <text:p text:style-name="P1"><text:s text:c="2"/>DirectoryName("Social*") or</text:p>
      <text:p text:style-name="P1"><text:s text:c="2"/>DirectoryName("Technology*")</text:p>
      <text:p text:style-name="P1">)</text:p>
      <text:p text:style-name="P1"># Reference end.</text:p>
      <text:p text:style-name="P1"/>
      <text:p text:style-name="P1"># Reference</text:p>
      <text:p text:style-name="P1">)</text:p>
      <text:p text:style-name="P1"># Reference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8.000000 Reference Reference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 text:c="18"/>Gap: 2.389746 (0.999983%)</text:p>
      <text:p text:style-name="P1"><text:s text:c="16"/>Total: 2.389746 (48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12.320004 (0.000000%)</text:p>
      <text:p text:style-name="P1"><text:s text:c="12"/>Files End: 112.320004</text:p>
      <text:p text:style-name="P1"><text:s text:c="13"/>Zone End: 114.709750 (4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oft-page-break/><text:s text:c="9"/>Gap Requested: 1.000000%</text:p>
      <text:p text:style-name="P1"><text:s text:c="7"/>Volume Rounding: 2.000000%</text:p>
      <text:p text:style-name="P1"><text:s text:c="12"/>Actual Gap: 0.999983% (2.389746)</text:p>
      <text:p text:style-name="P1"><text:s text:c="17"/></text:p>
      <text:p text:style-name="P1"><text:s text:c="15"/>The desired min gap size. (GapRequested): 0.465527 <text:s/>(Loc) 112.785531</text:p>
      <text:p text:style-name="P1"><text:s text:c="14"/>Must be half the zone size. (GapAdjusted): 0.000000 <text:s/>(---) 112.320004</text:p>
      <text:p text:style-name="P1"><text:s text:c="15"/>Align to the volume evenly. (GapRounded): 2.389746 <text:s/>(---) 114.709750</text:p>
      <text:p text:style-name="P1"><text:s text:c="10"/>The remaining space available. (GapAvailable): 34.443405 <text:s/>(---) 146.763409</text:p>
      <text:p text:style-name="P1"><text:s text:c="6"/>The lower of adjusted and available. (GapCurrent): 2.389746 <text:s/>(---) 114.709750</text:p>
      <text:p text:style-name="P1"><text:s text:c="4"/>(GapCurrent) after any code you inserted. (GapUsed): 2.389746 <text:s/>(---) 114.709750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37289628634.305540 (14.025511%)</text:p>
      <text:p text:style-name="P1"><text:s text:c="19"/>Total Used: 345170873712.639590 (133.065043%)</text:p>
      <text:p text:style-name="P1"><text:s text:c="9"/>Volume Used by Zones: 9788399943.679993 (0.999983%)</text:p>
      <text:p text:style-name="P1"/>
      <text:p text:style-name="P1">Directory and Files Select:</text:p>
      <text:p text:style-name="P1">---------------------------</text:p>
      <text:p text:style-name="P1"># Script: ZoneDo ZoneTypeSelectReference</text:p>
      <text:p text:style-name="P1"># Reference start.</text:p>
      <text:p text:style-name="P1"># NotBlobsArchivesBu start.</text:p>
      <text:p text:style-name="P1">(not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oft-page-break/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NotBlobsArchivesBu</text:p>
      <text:p text:style-name="P1">or 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oft-page-break/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# NotBlobsArchivesBu</text:p>
      <text:p text:style-name="P1">or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NotBlobsArchivesBu</text:p>
      <text:p text:style-name="P1">) )</text:p>
      <text:p text:style-name="P1"># NotBlobsArchivesBu end.</text:p>
      <text:p text:style-name="P1"/>
      <text:p text:style-name="P1"># Reference</text:p>
      <text:p text:style-name="P1"><text:soft-page-break/>and (</text:p>
      <text:p text:style-name="P1"># Reference start.</text:p>
      <text:p text:style-name="P1">(</text:p>
      <text:p text:style-name="P1"><text:s text:c="2"/>DirectoryName("World*") or</text:p>
      <text:p text:style-name="P1"><text:s text:c="2"/>DirectoryName("Education*") or</text:p>
      <text:p text:style-name="P1"><text:s text:c="2"/>DirectoryName("Entertainment*") or</text:p>
      <text:p text:style-name="P1"><text:s text:c="2"/>DirectoryName("Food*") or</text:p>
      <text:p text:style-name="P1"><text:s text:c="2"/>DirectoryName("Geography*") or</text:p>
      <text:p text:style-name="P1"><text:s text:c="2"/>DirectoryName("Help*") or</text:p>
      <text:p text:style-name="P1"><text:s text:c="2"/>DirectoryName("Humo*") or</text:p>
      <text:p text:style-name="P1"><text:s text:c="2"/>DirectoryName("Internet*") or</text:p>
      <text:p text:style-name="P1"><text:s text:c="2"/>DirectoryName("Legal*") or</text:p>
      <text:p text:style-name="P1"><text:s text:c="2"/>DirectoryName("Linquistics*") or</text:p>
      <text:p text:style-name="P1"><text:s text:c="2"/>DirectoryName("Media*") or</text:p>
      <text:p text:style-name="P1"><text:s text:c="2"/>DirectoryName("Multimedia*") or</text:p>
      <text:p text:style-name="P1"><text:s text:c="2"/>DirectoryName("Reference*") or</text:p>
      <text:p text:style-name="P1"><text:s text:c="2"/>DirectoryName("Sales*") or</text:p>
      <text:p text:style-name="P1"><text:s text:c="2"/>DirectoryName("Science*") or</text:p>
      <text:p text:style-name="P1"><text:s text:c="2"/>DirectoryName("Social*") or</text:p>
      <text:p text:style-name="P1"><text:s text:c="2"/>DirectoryName("Technology*")</text:p>
      <text:p text:style-name="P1">)</text:p>
      <text:p text:style-name="P1"># Reference end.</text:p>
      <text:p text:style-name="P1"/>
      <text:p text:style-name="P1"># Reference</text:p>
      <text:p text:style-name="P1">)</text:p>
      <text:p text:style-name="P1"># Reference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9.000000 SpaceHogs SpaceHog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43.624270 (18.254464%)</text:p>
      <text:p text:style-name="P1"><text:s text:c="18"/>Gap: 4.171459 (1.745536%)</text:p>
      <text:p text:style-name="P1"><text:s text:c="16"/>Total: 47.795729 (68.000000%)</text:p>
      <text:p text:style-name="P1"/>
      <text:p text:style-name="P1"><text:s text:c="8"/>Files/folders: <text:s text:c="12"/>5,103 (0.000228%) </text:p>
      <text:p text:style-name="P1"><text:s text:c="12"/>Fragments: <text:s text:c="15"/>45 (5.944518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14.709750 (0.000000%)</text:p>
      <text:p text:style-name="P1"><text:s text:c="12"/>Files End: 158.334020</text:p>
      <text:p text:style-name="P1"><text:s text:c="13"/>Zone End: 162.505479 (6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2.000000%</text:p>
      <text:p text:style-name="P1"><text:s text:c="12"/>Actual Gap: 1.745536% (4.171459)</text:p>
      <text:p text:style-name="P1"><text:s text:c="17"/></text:p>
      <text:p text:style-name="P1"><text:s text:c="15"/>The desired min gap size. (GapRequested): 2.327637 <text:s/>(Loc) 160.661657</text:p>
      <text:p text:style-name="P1"><text:s text:c="14"/>Must be half the zone size. (GapAdjusted): 2.327637 <text:s/>(---) 160.661657</text:p>
      <text:p text:style-name="P1"><text:s text:c="15"/>Align to the volume evenly. (GapRounded): 4.171459 <text:s/>(---) 162.505479</text:p>
      <text:p text:style-name="P1"><text:s text:c="10"/>The remaining space available. (GapAvailable): 32.327961 <text:s/>(---) 190.661981</text:p>
      <text:p text:style-name="P1"><text:soft-page-break/><text:s text:c="6"/>The lower of adjusted and available. (GapCurrent): 4.171459 <text:s/>(---) 162.505479</text:p>
      <text:p text:style-name="P1"><text:s text:c="4"/>(GapCurrent) after any code you inserted. (GapUsed): 4.171459 <text:s/>(---) 162.505479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46823630622.798980 (14.999505%)</text:p>
      <text:p text:style-name="P1"><text:s text:c="19"/>Total Used: 362257170923.519470 (139.651918%)</text:p>
      <text:p text:style-name="P1"><text:s text:c="9"/>Volume Used by Zones: 17086297210.879883 (1.745536%)</text:p>
      <text:p text:style-name="P1"/>
      <text:p text:style-name="P1">Directory and Files Select:</text:p>
      <text:p text:style-name="P1">---------------------------</text:p>
      <text:p text:style-name="P1"># Script: ZoneDo ZoneTypeSelectSpaceHogs</text:p>
      <text:p text:style-name="P1"># SpaceHogs start.</text:p>
      <text:p text:style-name="P1">not(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oft-page-break/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or 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SpaceHogs</text:p>
      <text:p text:style-name="P1">) and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><text:soft-page-break/></text:p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SpaceHogs</text:p>
      <text:p text:style-name="P1">) </text:p>
      <text:p text:style-name="P1"># SpaceHog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19.000000 SpaceHogs SpaceHogs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0.000000 (0.000000%)</text:p>
      <text:p text:style-name="P1"><text:soft-page-break/><text:s text:c="18"/>Gap: 4.171459 (1.745536%)</text:p>
      <text:p text:style-name="P1"><text:s text:c="16"/>Total: 4.171459 (68.000000%)</text:p>
      <text:p text:style-name="P1"/>
      <text:p text:style-name="P1"><text:s text:c="8"/>Files/folders: <text:s text:c="16"/>0 (0.000000%) </text:p>
      <text:p text:style-name="P1"><text:s text:c="12"/>Fragments: <text:s text:c="16"/>0 (0.000000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58.334020 (0.000000%)</text:p>
      <text:p text:style-name="P1"><text:s text:c="12"/>Files End: 158.334020</text:p>
      <text:p text:style-name="P1"><text:s text:c="13"/>Zone End: 162.505479 (68.0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5.000000%</text:p>
      <text:p text:style-name="P1"><text:s text:c="7"/>Volume Rounding: 2.000000%</text:p>
      <text:p text:style-name="P1"><text:s text:c="12"/>Actual Gap: 1.745536% (4.171459)</text:p>
      <text:p text:style-name="P1"><text:s text:c="17"/></text:p>
      <text:p text:style-name="P1"><text:s text:c="15"/>The desired min gap size. (GapRequested): 2.327637 <text:s/>(Loc) 160.661657</text:p>
      <text:p text:style-name="P1"><text:s text:c="14"/>Must be half the zone size. (GapAdjusted): 0.000000 <text:s/>(---) 158.334020</text:p>
      <text:p text:style-name="P1"><text:s text:c="15"/>Align to the volume evenly. (GapRounded): 4.171459 <text:s/>(---) 162.505479</text:p>
      <text:p text:style-name="P1"><text:s text:c="10"/>The remaining space available. (GapAvailable): 32.327961 <text:s/>(---) 190.661981</text:p>
      <text:p text:style-name="P1"><text:s text:c="6"/>The lower of adjusted and available. (GapCurrent): 4.171459 <text:s/>(---) 162.505479</text:p>
      <text:p text:style-name="P1"><text:s text:c="4"/>(GapCurrent) after any code you inserted. (GapUsed): 4.171459 <text:s/>(---) 162.505479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56357632611.292420 (15.973498%)</text:p>
      <text:p text:style-name="P1"><text:s text:c="19"/>Total Used: 379343468134.399350 (146.307637%)</text:p>
      <text:p text:style-name="P1"><text:s text:c="9"/>Volume Used by Zones: 17086297210.879883 (1.745536%)</text:p>
      <text:p text:style-name="P1"/>
      <text:p text:style-name="P1">Directory and Files Select:</text:p>
      <text:p text:style-name="P1">---------------------------</text:p>
      <text:p text:style-name="P1"># Script: ZoneDo ZoneTypeSelectSpaceHogs</text:p>
      <text:p text:style-name="P1"># SpaceHogs start.</text:p>
      <text:p text:style-name="P1">not(</text:p>
      <text:p text:style-name="P1"># Archives start.</text:p>
      <text:p text:style-name="P1">(</text:p>
      <text:p text:style-name="P1"><text:s text:c="2"/>DirectoryName("*Archive*")</text:p>
      <text:p text:style-name="P1"><text:s text:c="2"/>or DirectoryName("*History*")</text:p>
      <text:p text:style-name="P1"><text:s text:c="2"/>or DirectoryName("*Old")</text:p>
      <text:p text:style-name="P1"><text:s text:c="2"/>or DirectoryName("* Old *")</text:p>
      <text:p text:style-name="P1"><text:s text:c="2"/>or DirectoryName("Old *")</text:p>
      <text:p text:style-name="P1"/>
      <text:p text:style-name="P1"><text:s text:c="2"/>or FileName("*.7z")</text:p>
      <text:p text:style-name="P1"><text:s text:c="2"/>or FileName("*.cab")</text:p>
      <text:p text:style-name="P1"><text:s text:c="2"/>or FileName("*.iso")</text:p>
      <text:p text:style-name="P1"><text:s text:c="2"/>or FileName("*.msi")</text:p>
      <text:p text:style-name="P1"><text:s text:c="2"/>or FileName("*.old")</text:p>
      <text:p text:style-name="P1"><text:s text:c="2"/>or FileName("*.rar")</text:p>
      <text:p text:style-name="P1"><text:s text:c="2"/>or FileName("*.tar")</text:p>
      <text:p text:style-name="P1"><text:s text:c="2"/>or FileName("*.zip")</text:p>
      <text:p text:style-name="P1"><text:s text:c="2"/>or</text:p>
      <text:p text:style-name="P1"># WinSysLow start.</text:p>
      <text:p text:style-name="P1">(</text:p>
      <text:p text:style-name="P1"><text:s text:c="2"/>DirectoryName("$*")</text:p>
      <text:p text:style-name="P1"><text:s text:c="2"/>or DirectoryName("0*")</text:p>
      <text:p text:style-name="P1"><text:s text:c="2"/>or DirectoryName("1*")</text:p>
      <text:p text:style-name="P1"><text:s text:c="2"/>or DirectoryName("2*")</text:p>
      <text:p text:style-name="P1"><text:s text:c="2"/>or DirectoryName("3*")</text:p>
      <text:p text:style-name="P1"><text:soft-page-break/><text:s text:c="2"/>or DirectoryName("4*")</text:p>
      <text:p text:style-name="P1"><text:s text:c="2"/>or DirectoryName("5*")</text:p>
      <text:p text:style-name="P1"><text:s text:c="2"/>or DirectoryName("6*")</text:p>
      <text:p text:style-name="P1"><text:s text:c="2"/>or DirectoryName("7*")</text:p>
      <text:p text:style-name="P1"><text:s text:c="2"/>or DirectoryName("8*")</text:p>
      <text:p text:style-name="P1"><text:s text:c="2"/>or DirectoryName("9*")</text:p>
      <text:p text:style-name="P1"/>
      <text:p text:style-name="P1"><text:s text:c="2"/>or DirectoryName("dllcache")</text:p>
      <text:p text:style-name="P1"><text:s text:c="2"/>or DirectoryName("Downloaded Installations")</text:p>
      <text:p text:style-name="P1"><text:s text:c="2"/>or DirectoryName("Ehome")</text:p>
      <text:p text:style-name="P1"><text:s text:c="2"/>or DirectoryName("Fonts")</text:p>
      <text:p text:style-name="P1"><text:s text:c="2"/>or DirectoryName("Help")</text:p>
      <text:p text:style-name="P1"><text:s text:c="2"/>or DirectoryName("I386")</text:p>
      <text:p text:style-name="P1"><text:s text:c="2"/>or DirectoryName("ie?updates")</text:p>
      <text:p text:style-name="P1"><text:s text:c="2"/>or DirectoryName("Installer")</text:p>
      <text:p text:style-name="P1"><text:s text:c="2"/>or DirectoryName("Installshield Installation Information")</text:p>
      <text:p text:style-name="P1"><text:s text:c="2"/>or DirectoryName("IME")</text:p>
      <text:p text:style-name="P1"><text:s text:c="2"/>or DirectoryName("*RECYCLE*")</text:p>
      <text:p text:style-name="P1"><text:s text:c="2"/>or DirectoryName("ServicePackFiles")</text:p>
      <text:p text:style-name="P1"><text:s text:c="2"/>or DirectoryName("SoftwareDistribution")</text:p>
      <text:p text:style-name="P1"><text:s text:c="2"/>or DirectoryName("Speech")</text:p>
      <text:p text:style-name="P1"><text:s text:c="2"/>or DirectoryName("Symbols")</text:p>
      <text:p text:style-name="P1"><text:s text:c="2"/>or DirectoryName("System Volume Information")</text:p>
      <text:p text:style-name="P1"><text:s text:c="2"/>or DirectoryName("windows.old")</text:p>
      <text:p text:style-name="P1">)</text:p>
      <text:p text:style-name="P1"># WinSysLow end.</text:p>
      <text:p text:style-name="P1"/>
      <text:p text:style-name="P1"><text:s text:c="2"/># Archives</text:p>
      <text:p text:style-name="P1">)</text:p>
      <text:p text:style-name="P1"># Archives end.</text:p>
      <text:p text:style-name="P1"/>
      <text:p text:style-name="P1">or </text:p>
      <text:p text:style-name="P1"># Backups start.</text:p>
      <text:p text:style-name="P1">(</text:p>
      <text:p text:style-name="P1"><text:s text:c="2"/>DirectoryName("*Backup*")</text:p>
      <text:p text:style-name="P1"><text:s text:c="2"/>or DirectoryName("*Bu")</text:p>
      <text:p text:style-name="P1"><text:s text:c="2"/>or DirectoryName("* Bu *")</text:p>
      <text:p text:style-name="P1"><text:s text:c="2"/>or DirectoryName("Bu *")</text:p>
      <text:p text:style-name="P1"/>
      <text:p text:style-name="P1"><text:s text:c="2"/>or FileName("*.bak")</text:p>
      <text:p text:style-name="P1"><text:s text:c="2"/>or FileName("* - Copy*")</text:p>
      <text:p text:style-name="P1">)</text:p>
      <text:p text:style-name="P1"># Backups end.</text:p>
      <text:p text:style-name="P1"/>
      <text:p text:style-name="P1"># SpaceHogs</text:p>
      <text:p text:style-name="P1">) and (</text:p>
      <text:p text:style-name="P1"># Blobs start.</text:p>
      <text:p text:style-name="P1">(</text:p>
      <text:p text:style-name="P1"># BlobsAndExceptions start.</text:p>
      <text:p text:style-name="P1">( not(</text:p>
      <text:p text:style-name="P1"><text:s text:c="2"/>FileName("*.bat")</text:p>
      <text:p text:style-name="P1"><text:s text:c="2"/>or FileName("*.css")</text:p>
      <text:p text:style-name="P1"><text:s text:c="2"/>or FileName("*.dll")</text:p>
      <text:p text:style-name="P1"><text:s text:c="2"/>or FileName("*.exe")</text:p>
      <text:p text:style-name="P1"><text:s text:c="2"/>or FileName("*.htm*")</text:p>
      <text:p text:style-name="P1"><text:s text:c="2"/>or FileName("*.jar")</text:p>
      <text:p text:style-name="P1"><text:s text:c="2"/>or FileName("*.js")</text:p>
      <text:p text:style-name="P1"><text:s text:c="2"/>or FileName("*.script")</text:p>
      <text:p text:style-name="P1"><text:s text:c="2"/>or FileName("*.wsf")</text:p>
      <text:p text:style-name="P1"><text:s text:c="2"/>or (</text:p>
      <text:p text:style-name="P1"><text:soft-page-break/># Databases start.</text:p>
      <text:p text:style-name="P1">(</text:p>
      <text:p text:style-name="P1"><text:s text:c="2"/>FileName("*.crypt*")</text:p>
      <text:p text:style-name="P1"><text:s text:c="2"/>or FileName("*.db*")</text:p>
      <text:p text:style-name="P1"><text:s text:c="2"/>or FileName("*.rdb*")</text:p>
      <text:p text:style-name="P1"><text:s text:c="2"/>or FileName("*.dc*")</text:p>
      <text:p text:style-name="P1"><text:s text:c="2"/>or FileName("*.dict*")</text:p>
      <text:p text:style-name="P1"><text:s text:c="2"/>or FileName("*.?db*")</text:p>
      <text:p text:style-name="P1"><text:s text:c="2"/>or FileName("*.?rdb*")</text:p>
      <text:p text:style-name="P1"><text:s text:c="2"/>or FileName("*.md*")</text:p>
      <text:p text:style-name="P1"><text:s text:c="2"/>or FileName("*.myd")</text:p>
      <text:p text:style-name="P1"><text:s text:c="2"/>or FileName("*.ndf")</text:p>
      <text:p text:style-name="P1"><text:s text:c="2"/>or FileName("*.ns?")</text:p>
      <text:p text:style-name="P1"><text:s text:c="2"/>or FileName("*.pab")</text:p>
      <text:p text:style-name="P1"><text:s text:c="2"/>or FileName("*.pst")</text:p>
      <text:p text:style-name="P1"><text:s text:c="2"/>or FileName("*.sd?*")</text:p>
      <text:p text:style-name="P1"><text:s text:c="2"/>or FileName("*.sq**")</text:p>
      <text:p text:style-name="P1"><text:s text:c="2"/>or FileName("*.tmd")</text:p>
      <text:p text:style-name="P1"><text:s text:c="2"/>or FileName("*.tps")</text:p>
      <text:p text:style-name="P1"><text:s text:c="2"/>or FileName("*.tr*")</text:p>
      <text:p text:style-name="P1">)</text:p>
      <text:p text:style-name="P1"># Databases end.</text:p>
      <text:p text:style-name="P1"/>
      <text:p text:style-name="P1"><text:s text:c="4"/># BlobsAndExceptions</text:p>
      <text:p text:style-name="P1"><text:s text:c="4"/>or </text:p>
      <text:p text:style-name="P1"># Data start.</text:p>
      <text:p text:style-name="P1">(</text:p>
      <text:p text:style-name="P1"><text:s text:c="2"/>DirectoryName("Data*")</text:p>
      <text:p text:style-name="P1"><text:s text:c="2"/>or DirectoryName("Device*")</text:p>
      <text:p text:style-name="P1"><text:s text:c="2"/>or DirectoryName("Export*")</text:p>
      <text:p text:style-name="P1"><text:s text:c="2"/>or DirectoryName("Import*")</text:p>
      <text:p text:style-name="P1"><text:s text:c="2"/>or DirectoryName("Log*")</text:p>
      <text:p text:style-name="P1"><text:s text:c="2"/>or DirectoryName("*Log")</text:p>
      <text:p text:style-name="P1"><text:s text:c="2"/>or DirectoryName("Maintenance*")</text:p>
      <text:p text:style-name="P1"><text:s text:c="2"/>or DirectoryName("Rec*")</text:p>
      <text:p text:style-name="P1"><text:s text:c="2"/>or DirectoryName("Sales*")</text:p>
      <text:p text:style-name="P1"><text:s text:c="2"/>or DirectoryName("Search*")</text:p>
      <text:p text:style-name="P1"><text:s text:c="2"/>or DirectoryName("User*")</text:p>
      <text:p text:style-name="P1">)</text:p>
      <text:p text:style-name="P1"># Data end.</text:p>
      <text:p text:style-name="P1"/>
      <text:p text:style-name="P1"><text:s text:c="4"/># BlobsAndExceptions</text:p>
      <text:p text:style-name="P1"><text:s text:c="2"/>)</text:p>
      <text:p text:style-name="P1">) )</text:p>
      <text:p text:style-name="P1"># BlobsAndExceptions end.</text:p>
      <text:p text:style-name="P1"/>
      <text:p text:style-name="P1"># Blobs</text:p>
      <text:p text:style-name="P1">) and (</text:p>
      <text:p text:style-name="P1"><text:s text:c="2"/>Size(BlobFileSize,0)</text:p>
      <text:p text:style-name="P1"><text:s text:c="2"/>or (</text:p>
      <text:p text:style-name="P1"><text:s text:c="4"/>FileName("*.arj")</text:p>
      <text:p text:style-name="P1"><text:s text:c="4"/>or FileName("*.bup")</text:p>
      <text:p text:style-name="P1"><text:s text:c="4"/>or FileName("*.bz2")</text:p>
      <text:p text:style-name="P1"><text:s text:c="4"/>or FileName("*.chm")</text:p>
      <text:p text:style-name="P1"><text:s text:c="4"/>or FileName("*.dvr-ms")</text:p>
      <text:p text:style-name="P1"><text:s text:c="4"/>or FileName("*.gz")</text:p>
      <text:p text:style-name="P1"><text:s text:c="4"/>or FileName("*.ifo")</text:p>
      <text:p text:style-name="P1"><text:s text:c="4"/>or FileName("*.lzh")</text:p>
      <text:p text:style-name="P1"><text:s text:c="4"/>or FileName("*.pdf")</text:p>
      <text:p text:style-name="P1"><text:s text:c="4"/>or FileName("*.rpm")</text:p>
      <text:p text:style-name="P1"><text:soft-page-break/><text:s text:c="4"/>or FileName("*.wmv")</text:p>
      <text:p text:style-name="P1"><text:s text:c="4"/>or FileName("*.vob")</text:p>
      <text:p text:style-name="P1"><text:s text:c="4"/>or FileName("*.z")</text:p>
      <text:p text:style-name="P1"><text:s text:c="2"/>) </text:p>
      <text:p text:style-name="P1">)</text:p>
      <text:p text:style-name="P1"># Blobs end.</text:p>
      <text:p text:style-name="P1"/>
      <text:p text:style-name="P1"># SpaceHogs</text:p>
      <text:p text:style-name="P1">) </text:p>
      <text:p text:style-name="P1"># SpaceHogs end.</text:p>
      <text:p text:style-name="P1"><text:s text:c="15"/></text:p>
      <text:p text:style-name="P1"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  <text:p text:style-name="P1">Zone: 20.000000 ArchivesBu ArchivesBu 2021-11-13 11:30 PM </text:p>
      <text:p text:style-name="P1"/>
      <text:p text:style-name="P1">Statistics Report:</text:p>
      <text:p text:style-name="P1">------------------</text:p>
      <text:p text:style-name="P1"><text:s text:c="3"/>Size: <text:s/></text:p>
      <text:p text:style-name="P1"><text:s text:c="3"/>------------------------</text:p>
      <text:p text:style-name="P1"><text:s text:c="16"/>Files: 47.910852 (20.048173%)</text:p>
      <text:p text:style-name="P1"><text:s text:c="18"/>Gap: 1.079771 (0.451827%)</text:p>
      <text:p text:style-name="P1"><text:s text:c="16"/>Total: 48.990623 (88.500000%)</text:p>
      <text:p text:style-name="P1"/>
      <text:p text:style-name="P1"><text:s text:c="8"/>Files/folders: <text:s text:c="10"/>491,309 (0.022396%) </text:p>
      <text:p text:style-name="P1"><text:s text:c="12"/>Fragments: <text:s text:c="14"/>100 (13.089005%) </text:p>
      <text:p text:style-name="P1"/>
      <text:p text:style-name="P1"><text:s text:c="3"/>Location:</text:p>
      <text:p text:style-name="P1"><text:s text:c="3"/>------------------------</text:p>
      <text:p text:style-name="P1"><text:s text:c="11"/>Zone Start: 162.505479 (0.000000%)</text:p>
      <text:p text:style-name="P1"><text:s text:c="12"/>Files End: 210.416331</text:p>
      <text:p text:style-name="P1"><text:s text:c="13"/>Zone End: 211.496102 (88.500000%)</text:p>
      <text:p text:style-name="P1"><text:s text:c="6"/></text:p>
      <text:p text:style-name="P1"><text:s text:c="3"/>Gap Settings:</text:p>
      <text:p text:style-name="P1"><text:s text:c="3"/>------------------------</text:p>
      <text:p text:style-name="P1"><text:s text:c="9"/>Gap Requested: 0.500000%</text:p>
      <text:p text:style-name="P1"><text:s text:c="7"/>Volume Rounding: 0.500000%</text:p>
      <text:p text:style-name="P1"><text:s text:c="12"/>Actual Gap: 0.451827% (1.079771)</text:p>
      <text:p text:style-name="P1"><text:s text:c="17"/></text:p>
      <text:p text:style-name="P1"><text:s text:c="15"/>The desired min gap size. (GapRequested): 0.232764 <text:s/>(Loc) 210.649095</text:p>
      <text:p text:style-name="P1"><text:s text:c="14"/>Must be half the zone size. (GapAdjusted): 0.232764 <text:s/>(---) 210.649095</text:p>
      <text:p text:style-name="P1"><text:s text:c="15"/>Align to the volume evenly. (GapRounded): 1.079771 <text:s/>(---) 211.496102</text:p>
      <text:p text:style-name="P1"><text:s text:c="10"/>The remaining space available. (GapAvailable): 28.562315 <text:s/>(---) 238.978646</text:p>
      <text:p text:style-name="P1"><text:s text:c="6"/>The lower of adjusted and available. (GapCurrent): 1.079771 <text:s/>(---) 211.496102</text:p>
      <text:p text:style-name="P1"><text:s text:c="4"/>(GapCurrent) after any code you inserted. (GapUsed): 1.079771 <text:s/>(---) 211.496102</text:p>
      <text:p text:style-name="P1"><text:s text:c="5"/></text:p>
      <text:p text:style-name="P1"><text:s text:c="3"/>Free Space after Zone:</text:p>
      <text:p text:style-name="P1"><text:s text:c="3"/>------------------------</text:p>
      <text:p text:style-name="P1"><text:s text:c="14"/>Total Requested: 157311032810.141750 (16.070898%)</text:p>
      <text:p text:style-name="P1"><text:s text:c="19"/>Total Used: 383766208962.559270 (148.013639%)</text:p>
      <text:p text:style-name="P1"><text:s text:c="9"/>Volume Used by Zones: 4422740828.159912 (0.451827%)</text:p>
      <text:p text:style-name="P1"/>
      <text:p text:style-name="P1">Directory and Files Select:</text:p>
      <text:p text:style-name="P1">---------------------------</text:p>
      <text:p text:style-name="P1"># Script: ZoneDo ZoneTypeSelectArchivesBu</text:p>
      <text:p text:style-name="P1"># ArchivesBu start.</text:p>
      <text:p text:style-name="P1">all</text:p>
      <text:p text:style-name="P1"># ArchivesBu end.</text:p>
      <text:p text:style-name="P1"><text:s text:c="15"/></text:p>
      <text:p text:style-name="P1"><text:soft-page-break/>---------------------------</text:p>
      <text:p text:style-name="P1">----------------------------------------------------------</text:p>
      <text:p text:style-name="P1"/>
      <text:p text:style-name="P1">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G Horsman</meta:initial-creator>
    <meta:creation-date>2021-11-17T17:27:22.52</meta:creation-date>
    <meta:document-statistic meta:table-count="0" meta:image-count="0" meta:object-count="0" meta:page-count="107" meta:paragraph-count="5725" meta:word-count="15345" meta:character-count="171712"/>
    <dc:date>2021-11-20T23:28:32.66</dc:date>
    <dc:creator>David G Horsman</dc:creator>
    <meta:editing-duration>P3DT5H45M58S</meta:editing-duration>
    <meta:editing-cycles>1</meta:editing-cycles>
    <meta:generator>OpenOffice/4.1.11$Win32 OpenOffice.org_project/4111m1$Build-9808</meta:generator>
  </office:meta>
</office:document-meta>
</file>